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map style:condition="cell-content()&gt;[$Sheet1.$O$2]" style:apply-style-name="Default" style:base-cell-address="Sheet1.A2"/>
    </style:style>
    <style:style style:name="ce2" style:family="table-cell" style:parent-style-name="Default"/>
    <style:style style:name="ce3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$Sheet1.$O$2]" style:apply-style-name="Default" style:base-cell-address="Sheet1.A2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  <style:map style:condition="cell-content()&gt;[$Sheet1.$O$2]" style:apply-style-name="Default" style:base-cell-address="Sheet1.A2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2">
      <style:text-properties style:font-name="Calibri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map style:condition="cell-content()&gt;[$Sheet1.$O$2]" style:apply-style-name="Default" style:base-cell-address="Sheet1.A2"/>
    </style:style>
    <style:style style:name="ce16" style:family="table-cell" style:parent-style-name="Default" style:data-style-name="N2"/>
    <style:style style:name="ce17" style:family="table-cell" style:parent-style-name="Default" style:data-style-name="N2"/>
    <style:style style:name="ce18" style:family="table-cell" style:parent-style-name="Default" style:data-style-name="N2">
      <style:map style:condition="cell-content()&gt;25" style:apply-style-name="Default" style:base-cell-address="Sheet1.O11"/>
    </style:style>
    <style:style style:name="ce19" style:family="table-cell" style:parent-style-name="Default" style:data-style-name="N99"/>
    <style:style style:name="ce20" style:family="table-cell" style:parent-style-name="Default">
      <style:map style:condition="cell-content()&gt;[$Sheet1.$O$2]" style:apply-style-name="Default" style:base-cell-address="Sheet1.A2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1" table:number-columns-repeated="4" table:default-cell-style-name="ce16"/>
        <table:table-column table:style-name="co1" table:number-columns-repeated="1009" table:default-cell-style-name="Default"/>
        <table:table-row table:style-name="ro1">
          <table:table-cell/>
          <table:table-cell table:style-name="ce3" office:value-type="string" calcext:value-type="string">
            <text:p>M128</text:p>
          </table:table-cell>
          <table:table-cell table:style-name="ce3" office:value-type="string" calcext:value-type="string">
            <text:p>M64</text:p>
          </table:table-cell>
          <table:table-cell table:style-name="ce3" office:value-type="string" calcext:value-type="string">
            <text:p>M32</text:p>
          </table:table-cell>
          <table:table-cell table:style-name="ce3" office:value-type="string" calcext:value-type="string">
            <text:p>M16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1</text:p>
          </table:table-cell>
          <table:table-cell table:style-name="ce7" office:value-type="string" calcext:value-type="string">
            <text:p>Purity</text:p>
          </table:table-cell>
          <table:table-cell table:style-name="ce13" office:value-type="string" calcext:value-type="string">
            <text:p>WildType</text:p>
          </table:table-cell>
          <table:table-cell table:style-name="ce14" office:value-type="string" calcext:value-type="string">
            <text:p>IC50</text:p>
          </table:table-cell>
          <table:table-cell office:value-type="string" calcext:value-type="string">
            <text:p>IC50 * purity</text:p>
          </table:table-cell>
          <table:table-cell office:value-type="string" calcext:value-type="string">
            <text:p>Mean Widltype</text:p>
          </table:table-cell>
          <table:table-cell office:value-type="string" calcext:value-type="string">
            <text:p>Fitness</text:p>
          </table:table-cell>
          <table:table-cell table:number-columns-repeated="100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0.228602733846483" calcext:value-type="float">
            <text:p>0.2286027338</text:p>
          </table:table-cell>
          <table:table-cell table:style-name="ce4" office:value-type="float" office:value="0.996667717520384" calcext:value-type="float">
            <text:p>0.9966677175</text:p>
          </table:table-cell>
          <table:table-cell table:style-name="ce4" office:value-type="float" office:value="1.0005020916603" calcext:value-type="float">
            <text:p>1.0005020917</text:p>
          </table:table-cell>
          <table:table-cell table:style-name="ce4" office:value-type="float" office:value="1.0378417476878" calcext:value-type="float">
            <text:p>1.0378417477</text:p>
          </table:table-cell>
          <table:table-cell table:style-name="ce4" office:value-type="float" office:value="1.02049573212192" calcext:value-type="float">
            <text:p>1.0204957321</text:p>
          </table:table-cell>
          <table:table-cell table:style-name="ce4" office:value-type="float" office:value="1.02003931187135" calcext:value-type="float">
            <text:p>1.0200393119</text:p>
          </table:table-cell>
          <table:table-cell table:style-name="ce4" office:value-type="float" office:value="1.00534074706976" calcext:value-type="float">
            <text:p>1.0053407471</text:p>
          </table:table-cell>
          <table:table-cell table:style-name="ce4" office:value-type="float" office:value="1.02396497441467" calcext:value-type="float">
            <text:p>1.0239649744</text:p>
          </table:table-cell>
          <table:table-cell table:style-name="ce8" office:value-type="float" office:value="92.21" calcext:value-type="float">
            <text:p>92.21</text:p>
          </table:table-cell>
          <table:table-cell table:style-name="ce1" office:value-type="float" office:value="1" calcext:value-type="float">
            <text:p>1</text:p>
          </table:table-cell>
          <table:table-cell table:style-name="ce15" office:value-type="float" office:value="108.557374733688" calcext:value-type="float">
            <text:p>108.56</text:p>
          </table:table-cell>
          <table:table-cell table:style-name="ce15" table:formula="of:=[.J2]*[.L2]/100" office:value-type="float" office:value="100.100755241934" calcext:value-type="float">
            <text:p>100.10</text:p>
          </table:table-cell>
          <table:table-cell table:style-name="ce15" table:formula="of:=AVERAGE([.M2:.M4])" office:value-type="float" office:value="97.5423779626582" calcext:value-type="float">
            <text:p>97.54</text:p>
          </table:table-cell>
          <table:table-cell table:style-name="ce15" table:formula="of:=[.N2]/[.M2]" office:value-type="float" office:value="0.974441978253889" calcext:value-type="float">
            <text:p>0.97</text:p>
          </table:table-cell>
          <table:table-cell table:style-name="ce19"/>
          <table:table-cell table:style-name="ce20"/>
          <table:table-cell table:style-name="ce1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0.160953121318678" calcext:value-type="float">
            <text:p>0.1609531213</text:p>
          </table:table-cell>
          <table:table-cell table:style-name="ce5" office:value-type="float" office:value="0.972200705861487" calcext:value-type="float">
            <text:p>0.9722007059</text:p>
          </table:table-cell>
          <table:table-cell table:style-name="ce5" office:value-type="float" office:value="0.990459703410292" calcext:value-type="float">
            <text:p>0.9904597034</text:p>
          </table:table-cell>
          <table:table-cell table:style-name="ce5" office:value-type="float" office:value="0.974300469738244" calcext:value-type="float">
            <text:p>0.9743004697</text:p>
          </table:table-cell>
          <table:table-cell table:style-name="ce5" office:value-type="float" office:value="1.00661887178306" calcext:value-type="float">
            <text:p>1.0066188718</text:p>
          </table:table-cell>
          <table:table-cell table:style-name="ce5" office:value-type="float" office:value="1.02104348430874" calcext:value-type="float">
            <text:p>1.0210434843</text:p>
          </table:table-cell>
          <table:table-cell table:style-name="ce5" office:value-type="float" office:value="0.968366266422276" calcext:value-type="float">
            <text:p>0.9683662664</text:p>
          </table:table-cell>
          <table:table-cell table:style-name="ce5" office:value-type="float" office:value="1.02944260511506" calcext:value-type="float">
            <text:p>1.0294426051</text:p>
          </table:table-cell>
          <table:table-cell table:style-name="ce9" office:value-type="float" office:value="92.47" calcext:value-type="float">
            <text:p>92.47</text:p>
          </table:table-cell>
          <table:table-cell office:value-type="float" office:value="1" calcext:value-type="float">
            <text:p>1</text:p>
          </table:table-cell>
          <table:table-cell office:value-type="float" office:value="103.026417485896" calcext:value-type="float">
            <text:p>103.03</text:p>
          </table:table-cell>
          <table:table-cell table:formula="of:=[.J3]*[.L3]/100" office:value-type="float" office:value="95.268528249208" calcext:value-type="float">
            <text:p>95.27</text:p>
          </table:table-cell>
          <table:table-cell table:formula="of:=[.N2]" office:value-type="float" office:value="97.5423779626582" calcext:value-type="float">
            <text:p>97.54</text:p>
          </table:table-cell>
          <table:table-cell table:formula="of:=[.N3]/[.M3]" office:value-type="float" office:value="1.02386779511805" calcext:value-type="float">
            <text:p>1.02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float" office:value="0.103254671215964" calcext:value-type="float">
            <text:p>0.1032546712</text:p>
          </table:table-cell>
          <table:table-cell table:style-name="ce5" office:value-type="float" office:value="1.00999680390598" calcext:value-type="float">
            <text:p>1.0099968039</text:p>
          </table:table-cell>
          <table:table-cell table:style-name="ce5" office:value-type="float" office:value="1.00524944778311" calcext:value-type="float">
            <text:p>1.0052494478</text:p>
          </table:table-cell>
          <table:table-cell table:style-name="ce5" office:value-type="float" office:value="1.0046103854264" calcext:value-type="float">
            <text:p>1.0046103854</text:p>
          </table:table-cell>
          <table:table-cell table:style-name="ce5" office:value-type="float" office:value="1.01401379838556" calcext:value-type="float">
            <text:p>1.0140137984</text:p>
          </table:table-cell>
          <table:table-cell table:style-name="ce5" office:value-type="float" office:value="1.00597980942641" calcext:value-type="float">
            <text:p>1.0059798094</text:p>
          </table:table-cell>
          <table:table-cell table:style-name="ce5" office:value-type="float" office:value="1.02213909751454" calcext:value-type="float">
            <text:p>1.0221390975</text:p>
          </table:table-cell>
          <table:table-cell table:style-name="ce5" office:value-type="float" office:value="1.02204778734471" calcext:value-type="float">
            <text:p>1.0220477873</text:p>
          </table:table-cell>
          <table:table-cell table:style-name="ce10" office:value-type="float" office:value="91.07" calcext:value-type="float">
            <text:p>91.07</text:p>
          </table:table-cell>
          <table:table-cell office:value-type="float" office:value="1" calcext:value-type="float">
            <text:p>1</text:p>
          </table:table-cell>
          <table:table-cell office:value-type="float" office:value="106.794608978624" calcext:value-type="float">
            <text:p>106.79</text:p>
          </table:table-cell>
          <table:table-cell table:formula="of:=[.J4]*[.L4]/100" office:value-type="float" office:value="97.2578503968329" calcext:value-type="float">
            <text:p>97.26</text:p>
          </table:table-cell>
          <table:table-cell table:formula="of:=[.N3]" office:value-type="float" office:value="97.5423779626582" calcext:value-type="float">
            <text:p>97.54</text:p>
          </table:table-cell>
          <table:table-cell table:formula="of:=[.N4]/[.M4]" office:value-type="float" office:value="1.00292549716721" calcext:value-type="float">
            <text:p>1.0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" office:value-type="float" office:value="0.0123851458283083" calcext:value-type="float">
            <text:p>0.0123851458</text:p>
          </table:table-cell>
          <table:table-cell table:style-name="ce5" office:value-type="float" office:value="0.00795468636510811" calcext:value-type="float">
            <text:p>0.0079546864</text:p>
          </table:table-cell>
          <table:table-cell table:style-name="ce5" office:value-type="float" office:value="0.00211453764157639" calcext:value-type="float">
            <text:p>0.0021145376</text:p>
          </table:table-cell>
          <table:table-cell table:style-name="ce5" office:value-type="float" office:value="0.00151038510143429" calcext:value-type="float">
            <text:p>0.0015103851</text:p>
          </table:table-cell>
          <table:table-cell table:style-name="ce5" office:value-type="float" office:value="0.000100692090023684" calcext:value-type="float">
            <text:p>0.0001006921</text:p>
          </table:table-cell>
          <table:table-cell table:style-name="ce5" office:value-type="float" office:value="0.834839510036682" calcext:value-type="float">
            <text:p>0.83483951</text:p>
          </table:table-cell>
          <table:table-cell table:style-name="ce5" office:value-type="float" office:value="1.01971056993023" calcext:value-type="float">
            <text:p>1.0197105699</text:p>
          </table:table-cell>
          <table:table-cell table:style-name="ce5" office:value-type="float" office:value="1.01397111892334" calcext:value-type="float">
            <text:p>1.0139711189</text:p>
          </table:table-cell>
          <table:table-cell table:style-name="ce10" office:value-type="float" office:value="93.63" calcext:value-type="float">
            <text:p>93.63</text:p>
          </table:table-cell>
          <table:table-cell office:value-type="float" office:value="0" calcext:value-type="float">
            <text:p>0</text:p>
          </table:table-cell>
          <table:table-cell office:value-type="float" office:value="4.41640522919777" calcext:value-type="float">
            <text:p>4.42</text:p>
          </table:table-cell>
          <table:table-cell table:formula="of:=[.J5]*[.L5]/100" office:value-type="float" office:value="4.13508021609787" calcext:value-type="float">
            <text:p>4.14</text:p>
          </table:table-cell>
          <table:table-cell table:formula="of:=[.N4]" office:value-type="float" office:value="97.5423779626582" calcext:value-type="float">
            <text:p>97.54</text:p>
          </table:table-cell>
          <table:table-cell table:formula="of:=[.N5]/[.M5]" office:value-type="float" office:value="23.5889929251978" calcext:value-type="float">
            <text:p>23.5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float" office:value="0.012787917939482" calcext:value-type="float">
            <text:p>0.0127879179</text:p>
          </table:table-cell>
          <table:table-cell table:style-name="ce5" office:value-type="float" office:value="0.00684707149930807" calcext:value-type="float">
            <text:p>0.0068470715</text:p>
          </table:table-cell>
          <table:table-cell table:style-name="ce5" office:value-type="float" office:value="0.00130899717030789" calcext:value-type="float">
            <text:p>0.0013089972</text:p>
          </table:table-cell>
          <table:table-cell table:style-name="ce5" office:value-type="float" office:value="0.00201384367601319" calcext:value-type="float">
            <text:p>0.0020138437</text:p>
          </table:table-cell>
          <table:table-cell table:style-name="ce5" office:value-type="float" office:value="0.000503460450118418" calcext:value-type="float">
            <text:p>0.0005034605</text:p>
          </table:table-cell>
          <table:table-cell table:style-name="ce5" office:value-type="float" office:value="0.843901816894209" calcext:value-type="float">
            <text:p>0.8439018169</text:p>
          </table:table-cell>
          <table:table-cell table:style-name="ce5" office:value-type="float" office:value="1.01236001547433" calcext:value-type="float">
            <text:p>1.0123600155</text:p>
          </table:table-cell>
          <table:table-cell table:style-name="ce5" office:value-type="float" office:value="1.02404033542786" calcext:value-type="float">
            <text:p>1.0240403354</text:p>
          </table:table-cell>
          <table:table-cell table:style-name="ce11" office:value-type="float" office:value="94.51" calcext:value-type="float">
            <text:p>94.51</text:p>
          </table:table-cell>
          <table:table-cell office:value-type="float" office:value="0" calcext:value-type="float">
            <text:p>0</text:p>
          </table:table-cell>
          <table:table-cell office:value-type="float" office:value="4.43123721577096" calcext:value-type="float">
            <text:p>4.43</text:p>
          </table:table-cell>
          <table:table-cell table:formula="of:=[.J6]*[.L6]/100" office:value-type="float" office:value="4.18796229262513" calcext:value-type="float">
            <text:p>4.19</text:p>
          </table:table-cell>
          <table:table-cell table:formula="of:=[.N5]" office:value-type="float" office:value="97.5423779626582" calcext:value-type="float">
            <text:p>97.54</text:p>
          </table:table-cell>
          <table:table-cell table:formula="of:=[.N6]/[.M6]" office:value-type="float" office:value="23.2911309002059" calcext:value-type="float">
            <text:p>23.2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" office:value-type="float" office:value="0.00591699783104106" calcext:value-type="float">
            <text:p>0.0059169978</text:p>
          </table:table-cell>
          <table:table-cell table:style-name="ce5" office:value-type="float" office:value="0.00655476462054321" calcext:value-type="float">
            <text:p>0.0065547646</text:p>
          </table:table-cell>
          <table:table-cell table:style-name="ce5" office:value-type="float" office:value="0.000177156121615213" calcext:value-type="float">
            <text:p>0.0001771561</text:p>
          </table:table-cell>
          <table:table-cell table:style-name="ce5" office:value-type="float" office:value="0.00272819872923844" calcext:value-type="float">
            <text:p>0.0027281987</text:p>
          </table:table-cell>
          <table:table-cell table:style-name="ce5" office:value-type="float" office:value="-0.000992071905201259" calcext:value-type="float">
            <text:p>-0.0009920719</text:p>
          </table:table-cell>
          <table:table-cell table:style-name="ce5" office:value-type="float" office:value="0.628690362224292" calcext:value-type="float">
            <text:p>0.6286903622</text:p>
          </table:table-cell>
          <table:table-cell table:style-name="ce5" office:value-type="float" office:value="0.945019724764369" calcext:value-type="float">
            <text:p>0.9450197248</text:p>
          </table:table-cell>
          <table:table-cell table:style-name="ce5" office:value-type="float" office:value="0.966809888125641" calcext:value-type="float">
            <text:p>0.9668098881</text:p>
          </table:table-cell>
          <table:table-cell table:style-name="ce10" office:value-type="float" office:value="95.29" calcext:value-type="float">
            <text:p>95.29</text:p>
          </table:table-cell>
          <table:table-cell office:value-type="float" office:value="0" calcext:value-type="float">
            <text:p>0</text:p>
          </table:table-cell>
          <table:table-cell office:value-type="float" office:value="4.29410853517459" calcext:value-type="float">
            <text:p>4.29</text:p>
          </table:table-cell>
          <table:table-cell table:formula="of:=[.J7]*[.L7]/100" office:value-type="float" office:value="4.09185602316787" calcext:value-type="float">
            <text:p>4.09</text:p>
          </table:table-cell>
          <table:table-cell table:formula="of:=[.N6]" office:value-type="float" office:value="97.5423779626582" calcext:value-type="float">
            <text:p>97.54</text:p>
          </table:table-cell>
          <table:table-cell table:formula="of:=[.N7]/[.M7]" office:value-type="float" office:value="23.8381745130763" calcext:value-type="float">
            <text:p>23.84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0.904203043042397" calcext:value-type="float">
            <text:p>0.904203043</text:p>
          </table:table-cell>
          <table:table-cell table:style-name="ce5" office:value-type="float" office:value="0.938642072708302" calcext:value-type="float">
            <text:p>0.9386420727</text:p>
          </table:table-cell>
          <table:table-cell table:style-name="ce5" office:value-type="float" office:value="0.929607150103325" calcext:value-type="float">
            <text:p>0.9296071501</text:p>
          </table:table-cell>
          <table:table-cell table:style-name="ce5" office:value-type="float" office:value="0.942043457572147" calcext:value-type="float">
            <text:p>0.9420434576</text:p>
          </table:table-cell>
          <table:table-cell table:style-name="ce5" office:value-type="float" office:value="0.937047659694286" calcext:value-type="float">
            <text:p>0.9370476597</text:p>
          </table:table-cell>
          <table:table-cell table:style-name="ce5" office:value-type="float" office:value="0.954054647369346" calcext:value-type="float">
            <text:p>0.9540546474</text:p>
          </table:table-cell>
          <table:table-cell table:style-name="ce5" office:value-type="float" office:value="0.953948336273522" calcext:value-type="float">
            <text:p>0.9539483363</text:p>
          </table:table-cell>
          <table:table-cell table:style-name="ce5" office:value-type="float" office:value="0.970742701756933" calcext:value-type="float">
            <text:p>0.9707427018</text:p>
          </table:table-cell>
          <table:table-cell table:style-name="ce10" office:value-type="float" office:value="80.78" calcext:value-type="float">
            <text:p>80.78</text:p>
          </table:table-cell>
          <table:table-cell office:value-type="float" office:value="0" calcext:value-type="float">
            <text:p>0</text:p>
          </table:table-cell>
          <table:table-cell office:value-type="float" office:value="495.791573284251" calcext:value-type="float">
            <text:p>495.79</text:p>
          </table:table-cell>
          <table:table-cell table:formula="of:=[.J8]*[.L8]/100" office:value-type="float" office:value="400.500432899018" calcext:value-type="float">
            <text:p>400.50</text:p>
          </table:table-cell>
          <table:table-cell table:formula="of:=[.N7]" office:value-type="float" office:value="97.5423779626582" calcext:value-type="float">
            <text:p>97.54</text:p>
          </table:table-cell>
          <table:table-cell table:formula="of:=[.N8]/[.M8]" office:value-type="float" office:value="0.243551242271073" calcext:value-type="float">
            <text:p>0.24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float" office:value="0.913344264072031" calcext:value-type="float">
            <text:p>0.9133442641</text:p>
          </table:table-cell>
          <table:table-cell table:style-name="ce5" office:value-type="float" office:value="0.955223879355902" calcext:value-type="float">
            <text:p>0.9552238794</text:p>
          </table:table-cell>
          <table:table-cell table:style-name="ce5" office:value-type="float" office:value="0.931307874213167" calcext:value-type="float">
            <text:p>0.9313078742</text:p>
          </table:table-cell>
          <table:table-cell table:style-name="ce5" office:value-type="float" office:value="0.941405717708876" calcext:value-type="float">
            <text:p>0.9414057177</text:p>
          </table:table-cell>
          <table:table-cell table:style-name="ce5" office:value-type="float" office:value="0.944913413668544" calcext:value-type="float">
            <text:p>0.9449134137</text:p>
          </table:table-cell>
          <table:table-cell table:style-name="ce5" office:value-type="float" office:value="0.955330190451727" calcext:value-type="float">
            <text:p>0.9553301905</text:p>
          </table:table-cell>
          <table:table-cell table:style-name="ce5" office:value-type="float" office:value="0.939386123667398" calcext:value-type="float">
            <text:p>0.9393861237</text:p>
          </table:table-cell>
          <table:table-cell table:style-name="ce5" office:value-type="float" office:value="0.97605736956643" calcext:value-type="float">
            <text:p>0.9760573696</text:p>
          </table:table-cell>
          <table:table-cell table:style-name="ce10" office:value-type="float" office:value="96.49" calcext:value-type="float">
            <text:p>96.49</text:p>
          </table:table-cell>
          <table:table-cell office:value-type="float" office:value="0" calcext:value-type="float">
            <text:p>0</text:p>
          </table:table-cell>
          <table:table-cell office:value-type="float" office:value="452.312648625634" calcext:value-type="float">
            <text:p>452.31</text:p>
          </table:table-cell>
          <table:table-cell table:formula="of:=[.J9]*[.L9]/100" office:value-type="float" office:value="436.436474658874" calcext:value-type="float">
            <text:p>436.44</text:p>
          </table:table-cell>
          <table:table-cell table:formula="of:=[.N8]" office:value-type="float" office:value="97.5423779626582" calcext:value-type="float">
            <text:p>97.54</text:p>
          </table:table-cell>
          <table:table-cell table:formula="of:=[.N9]/[.M9]" office:value-type="float" office:value="0.223497309749142" calcext:value-type="float">
            <text:p>0.22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float" office:value="0.952672856546978" calcext:value-type="float">
            <text:p>0.9526728565</text:p>
          </table:table-cell>
          <table:table-cell table:style-name="ce5" office:value-type="float" office:value="0.953523155246061" calcext:value-type="float">
            <text:p>0.9535231552</text:p>
          </table:table-cell>
          <table:table-cell table:style-name="ce5" office:value-type="float" office:value="0.95331059641025" calcext:value-type="float">
            <text:p>0.9533105964</text:p>
          </table:table-cell>
          <table:table-cell table:style-name="ce5" office:value-type="float" office:value="0.954692387232618" calcext:value-type="float">
            <text:p>0.9546923872</text:p>
          </table:table-cell>
          <table:table-cell table:style-name="ce5" office:value-type="float" office:value="0.954479828396806" calcext:value-type="float">
            <text:p>0.9544798284</text:p>
          </table:table-cell>
          <table:table-cell table:style-name="ce5" office:value-type="float" office:value="0.958518953123922" calcext:value-type="float">
            <text:p>0.9585189531</text:p>
          </table:table-cell>
          <table:table-cell table:style-name="ce5" office:value-type="float" office:value="0.95001552264223" calcext:value-type="float">
            <text:p>0.9500155226</text:p>
          </table:table-cell>
          <table:table-cell table:style-name="ce5" office:value-type="float" office:value="0.974462956552413" calcext:value-type="float">
            <text:p>0.9744629566</text:p>
          </table:table-cell>
          <table:table-cell table:style-name="ce10" office:value-type="float" office:value="94.33" calcext:value-type="float">
            <text:p>94.33</text:p>
          </table:table-cell>
          <table:table-cell office:value-type="float" office:value="0" calcext:value-type="float">
            <text:p>0</text:p>
          </table:table-cell>
          <table:table-cell office:value-type="float" office:value="518.215694897689" calcext:value-type="float">
            <text:p>518.22</text:p>
          </table:table-cell>
          <table:table-cell table:formula="of:=[.J10]*[.L10]/100" office:value-type="float" office:value="488.83286499699" calcext:value-type="float">
            <text:p>488.83</text:p>
          </table:table-cell>
          <table:table-cell table:formula="of:=[.N9]" office:value-type="float" office:value="97.5423779626582" calcext:value-type="float">
            <text:p>97.54</text:p>
          </table:table-cell>
          <table:table-cell table:formula="of:=[.N10]/[.M10]" office:value-type="float" office:value="0.199541366686258" calcext:value-type="float">
            <text:p>0.20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float" office:value="0.000602329229595773" calcext:value-type="float">
            <text:p>0.0006023292</text:p>
          </table:table-cell>
          <table:table-cell table:style-name="ce6" office:value-type="float" office:value="0.00262190347237337" calcext:value-type="float">
            <text:p>0.0026219035</text:p>
          </table:table-cell>
          <table:table-cell table:style-name="ce6" office:value-type="float" office:value="0.00102750233757633" calcext:value-type="float">
            <text:p>0.0010275023</text:p>
          </table:table-cell>
          <table:table-cell table:style-name="ce6" office:value-type="float" office:value="0.00198414381040253" calcext:value-type="float">
            <text:p>0.0019841438</text:p>
          </table:table-cell>
          <table:table-cell table:style-name="ce6" office:value-type="float" office:value="-0.000248016986365347" calcext:value-type="float">
            <text:p>-0.000248017</text:p>
          </table:table-cell>
          <table:table-cell table:style-name="ce6" office:value-type="float" office:value="0.429815310328106" calcext:value-type="float">
            <text:p>0.4298153103</text:p>
          </table:table-cell>
          <table:table-cell table:style-name="ce6" office:value-type="float" office:value="0.979565065526099" calcext:value-type="float">
            <text:p>0.9795650655</text:p>
          </table:table-cell>
          <table:table-cell table:style-name="ce6" office:value-type="float" office:value="0.977014042717175" calcext:value-type="float">
            <text:p>0.9770140427</text:p>
          </table:table-cell>
          <table:table-cell table:style-name="ce12" office:value-type="float" office:value="77.86" calcext:value-type="float">
            <text:p>77.86</text:p>
          </table:table-cell>
          <table:table-cell table:style-name="ce2" office:value-type="float" office:value="0" calcext:value-type="float">
            <text:p>0</text:p>
          </table:table-cell>
          <table:table-cell table:style-name="ce17" office:value-type="float" office:value="3.86870900575065" calcext:value-type="float">
            <text:p>3.87</text:p>
          </table:table-cell>
          <table:table-cell table:style-name="ce17" table:formula="of:=[.J11]*[.L11]/100" office:value-type="float" office:value="3.01217683187746" calcext:value-type="float">
            <text:p>3.01</text:p>
          </table:table-cell>
          <table:table-cell table:style-name="ce17" table:formula="of:=[.N10]" office:value-type="float" office:value="97.5423779626582" calcext:value-type="float">
            <text:p>97.54</text:p>
          </table:table-cell>
          <table:table-cell table:style-name="ce18" table:formula="of:=[.N11]/[.M11]" office:value-type="float" office:value="32.3826864778922" calcext:value-type="float">
            <text:p>32.38</text:p>
          </table:table-cell>
          <table:table-cell table:style-name="ce19"/>
          <table:table-cell table:style-name="ce2" table:number-columns-repeated="100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0.00130899717030789" calcext:value-type="float">
            <text:p>0.0013089972</text:p>
          </table:table-cell>
          <table:table-cell table:style-name="ce5" office:value-type="float" office:value="0.00211453764157639" calcext:value-type="float">
            <text:p>0.0021145376</text:p>
          </table:table-cell>
          <table:table-cell table:style-name="ce5" office:value-type="float" office:value="0.000805538595728986" calcext:value-type="float">
            <text:p>0.0008055386</text:p>
          </table:table-cell>
          <table:table-cell table:style-name="ce5" office:value-type="float" office:value="0.00120830695582372" calcext:value-type="float">
            <text:p>0.001208307</text:p>
          </table:table-cell>
          <table:table-cell table:style-name="ce5" office:value-type="float" office:value="0.000604154415681618" calcext:value-type="float">
            <text:p>0.0006041544</text:p>
          </table:table-cell>
          <table:table-cell table:style-name="ce5" office:value-type="float" office:value="1.01930773405071" calcext:value-type="float">
            <text:p>1.0193077341</text:p>
          </table:table-cell>
          <table:table-cell table:style-name="ce5" office:value-type="float" office:value="1.00420390929392" calcext:value-type="float">
            <text:p>1.0042039093</text:p>
          </table:table-cell>
          <table:table-cell table:style-name="ce5" office:value-type="float" office:value="1.01689119891172" calcext:value-type="float">
            <text:p>1.0168911989</text:p>
          </table:table-cell>
          <table:table-cell table:style-name="ce10" office:value-type="float" office:value="93.42" calcext:value-type="float">
            <text:p>93.42</text:p>
          </table:table-cell>
          <table:table-cell office:value-type="float" office:value="0" calcext:value-type="float">
            <text:p>0</text:p>
          </table:table-cell>
          <table:table-cell office:value-type="float" office:value="5.93704043454173" calcext:value-type="float">
            <text:p>5.94</text:p>
          </table:table-cell>
          <table:table-cell table:formula="of:=[.J12]*[.L12]/100" office:value-type="float" office:value="5.54638317394888" calcext:value-type="float">
            <text:p>5.55</text:p>
          </table:table-cell>
          <table:table-cell table:formula="of:=[.N11]" office:value-type="float" office:value="97.5423779626582" calcext:value-type="float">
            <text:p>97.54</text:p>
          </table:table-cell>
          <table:table-cell table:formula="of:=[.N12]/[.M12]" office:value-type="float" office:value="17.5866641202884" calcext:value-type="float">
            <text:p>17.5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0.00885561723938591" calcext:value-type="float">
            <text:p>0.0088556172</text:p>
          </table:table-cell>
          <table:table-cell table:style-name="ce5" office:value-type="float" office:value="0.00419957060617209" calcext:value-type="float">
            <text:p>0.0041995706</text:p>
          </table:table-cell>
          <table:table-cell table:style-name="ce5" office:value-type="float" office:value="0.00100424521888908" calcext:value-type="float">
            <text:p>0.0010042452</text:p>
          </table:table-cell>
          <table:table-cell table:style-name="ce5" office:value-type="float" office:value="0.940612611043861" calcext:value-type="float">
            <text:p>0.940612611</text:p>
          </table:table-cell>
          <table:table-cell table:style-name="ce5" office:value-type="float" office:value="1.00461037454328" calcext:value-type="float">
            <text:p>1.0046103745</text:p>
          </table:table-cell>
          <table:table-cell table:style-name="ce5" office:value-type="float" office:value="0.998128440806919" calcext:value-type="float">
            <text:p>0.9981284408</text:p>
          </table:table-cell>
          <table:table-cell table:style-name="ce5" office:value-type="float" office:value="0.995298260870822" calcext:value-type="float">
            <text:p>0.9952982609</text:p>
          </table:table-cell>
          <table:table-cell table:style-name="ce5" office:value-type="float" office:value="0.996667695753957" calcext:value-type="float">
            <text:p>0.9966676958</text:p>
          </table:table-cell>
          <table:table-cell table:style-name="ce11" office:value-type="float" office:value="89.41" calcext:value-type="float">
            <text:p>89.41</text:p>
          </table:table-cell>
          <table:table-cell office:value-type="float" office:value="0" calcext:value-type="float">
            <text:p>0</text:p>
          </table:table-cell>
          <table:table-cell office:value-type="float" office:value="18.8009222765539" calcext:value-type="float">
            <text:p>18.80</text:p>
          </table:table-cell>
          <table:table-cell table:formula="of:=[.J13]*[.L13]/100" office:value-type="float" office:value="16.8099046074668" calcext:value-type="float">
            <text:p>16.81</text:p>
          </table:table-cell>
          <table:table-cell table:formula="of:=[.N12]" office:value-type="float" office:value="97.5423779626582" calcext:value-type="float">
            <text:p>97.54</text:p>
          </table:table-cell>
          <table:table-cell table:formula="of:=[.N13]/[.M13]" office:value-type="float" office:value="5.80267290269634" calcext:value-type="float">
            <text:p>5.8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" office:value-type="float" office:value="0.203726560529225" calcext:value-type="float">
            <text:p>0.2037265605</text:p>
          </table:table-cell>
          <table:table-cell table:style-name="ce5" office:value-type="float" office:value="0.948676994416094" calcext:value-type="float">
            <text:p>0.9486769944</text:p>
          </table:table-cell>
          <table:table-cell table:style-name="ce5" office:value-type="float" office:value="0.970109260561666" calcext:value-type="float">
            <text:p>0.9701092606</text:p>
          </table:table-cell>
          <table:table-cell table:style-name="ce5" office:value-type="float" office:value="0.974564295481392" calcext:value-type="float">
            <text:p>0.9745642955</text:p>
          </table:table-cell>
          <table:table-cell table:style-name="ce5" office:value-type="float" office:value="0.980223372556674" calcext:value-type="float">
            <text:p>0.9802233726</text:p>
          </table:table-cell>
          <table:table-cell table:style-name="ce5" office:value-type="float" office:value="0.982029399906292" calcext:value-type="float">
            <text:p>0.9820293999</text:p>
          </table:table-cell>
          <table:table-cell table:style-name="ce5" office:value-type="float" office:value="0.986845640295943" calcext:value-type="float">
            <text:p>0.9868456403</text:p>
          </table:table-cell>
          <table:table-cell table:style-name="ce5" office:value-type="float" office:value="0.981668194436369" calcext:value-type="float">
            <text:p>0.9816681944</text:p>
          </table:table-cell>
          <table:table-cell table:style-name="ce11" office:value-type="float" office:value="96.25" calcext:value-type="float">
            <text:p>96.25</text:p>
          </table:table-cell>
          <table:table-cell office:value-type="float" office:value="0" calcext:value-type="float">
            <text:p>0</text:p>
          </table:table-cell>
          <table:table-cell office:value-type="float" office:value="104.989608323727" calcext:value-type="float">
            <text:p>104.99</text:p>
          </table:table-cell>
          <table:table-cell table:formula="of:=[.J14]*[.L14]/100" office:value-type="float" office:value="101.052498011587" calcext:value-type="float">
            <text:p>101.05</text:p>
          </table:table-cell>
          <table:table-cell table:formula="of:=[.N13]" office:value-type="float" office:value="97.5423779626582" calcext:value-type="float">
            <text:p>97.54</text:p>
          </table:table-cell>
          <table:table-cell table:formula="of:=[.N14]/[.M14]" office:value-type="float" office:value="0.965264391103656" calcext:value-type="float">
            <text:p>0.97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" office:value-type="float" office:value="0.660666407607928" calcext:value-type="float">
            <text:p>0.6606664076</text:p>
          </table:table-cell>
          <table:table-cell table:style-name="ce5" office:value-type="float" office:value="0.976611174322579" calcext:value-type="float">
            <text:p>0.9766111743</text:p>
          </table:table-cell>
          <table:table-cell table:style-name="ce5" office:value-type="float" office:value="0.986966066041727" calcext:value-type="float">
            <text:p>0.986966066</text:p>
          </table:table-cell>
          <table:table-cell table:style-name="ce5" office:value-type="float" office:value="0.978537627417982" calcext:value-type="float">
            <text:p>0.9785376274</text:p>
          </table:table-cell>
          <table:table-cell table:style-name="ce5" office:value-type="float" office:value="0.977454011008211" calcext:value-type="float">
            <text:p>0.977454011</text:p>
          </table:table-cell>
          <table:table-cell table:style-name="ce5" office:value-type="float" office:value="0.979139684379474" calcext:value-type="float">
            <text:p>0.9791396844</text:p>
          </table:table-cell>
          <table:table-cell table:style-name="ce5" office:value-type="float" office:value="0.998645425662214" calcext:value-type="float">
            <text:p>0.9986454257</text:p>
          </table:table-cell>
          <table:table-cell table:style-name="ce5" office:value-type="float" office:value="1.01297372108538" calcext:value-type="float">
            <text:p>1.0129737211</text:p>
          </table:table-cell>
          <table:table-cell table:style-name="ce11" office:value-type="float" office:value="92.55" calcext:value-type="float">
            <text:p>92.55</text:p>
          </table:table-cell>
          <table:table-cell office:value-type="float" office:value="0" calcext:value-type="float">
            <text:p>0</text:p>
          </table:table-cell>
          <table:table-cell office:value-type="float" office:value="146.742375494051" calcext:value-type="float">
            <text:p>146.74</text:p>
          </table:table-cell>
          <table:table-cell table:formula="of:=[.J15]*[.L15]/100" office:value-type="float" office:value="135.810068519744" calcext:value-type="float">
            <text:p>135.81</text:p>
          </table:table-cell>
          <table:table-cell table:formula="of:=[.N14]" office:value-type="float" office:value="97.5423779626582" calcext:value-type="float">
            <text:p>97.54</text:p>
          </table:table-cell>
          <table:table-cell table:formula="of:=[.N15]/[.M15]" office:value-type="float" office:value="0.718226410057936" calcext:value-type="float">
            <text:p>0.72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" office:value-type="float" office:value="0.98865173941299" calcext:value-type="float">
            <text:p>0.9886517394</text:p>
          </table:table-cell>
          <table:table-cell table:style-name="ce5" office:value-type="float" office:value="0.991300675215669" calcext:value-type="float">
            <text:p>0.9913006752</text:p>
          </table:table-cell>
          <table:table-cell table:style-name="ce5" office:value-type="float" office:value="0.99238429162544" calcext:value-type="float">
            <text:p>0.9923842916</text:p>
          </table:table-cell>
          <table:table-cell table:style-name="ce5" office:value-type="float" office:value="0.984437555984832" calcext:value-type="float">
            <text:p>0.984437556</text:p>
          </table:table-cell>
          <table:table-cell table:style-name="ce5" office:value-type="float" office:value="0.974805075205532" calcext:value-type="float">
            <text:p>0.9748050752</text:p>
          </table:table-cell>
          <table:table-cell table:style-name="ce5" office:value-type="float" office:value="0.981427414712229" calcext:value-type="float">
            <text:p>0.9814274147</text:p>
          </table:table-cell>
          <table:table-cell table:style-name="ce5" office:value-type="float" office:value="0.993949611018349" calcext:value-type="float">
            <text:p>0.993949611</text:p>
          </table:table-cell>
          <table:table-cell table:style-name="ce5" office:value-type="float" office:value="1.00611060185454" calcext:value-type="float">
            <text:p>1.0061106019</text:p>
          </table:table-cell>
          <table:table-cell table:style-name="ce11" office:value-type="float" office:value="93.72" calcext:value-type="float">
            <text:p>93.72</text:p>
          </table:table-cell>
          <table:table-cell office:value-type="float" office:value="0" calcext:value-type="float">
            <text:p>0</text:p>
          </table:table-cell>
          <table:table-cell office:value-type="float" office:value="672.59585479387" calcext:value-type="float">
            <text:p>672.60</text:p>
          </table:table-cell>
          <table:table-cell table:formula="of:=[.J16]*[.L16]/100" office:value-type="float" office:value="630.356835112815" calcext:value-type="float">
            <text:p>630.36</text:p>
          </table:table-cell>
          <table:table-cell table:formula="of:=[.N15]" office:value-type="float" office:value="97.5423779626582" calcext:value-type="float">
            <text:p>97.54</text:p>
          </table:table-cell>
          <table:table-cell table:formula="of:=[.N16]/[.M16]" office:value-type="float" office:value="0.154741525004962" calcext:value-type="float">
            <text:p>0.15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" office:value-type="float" office:value="0.00481622805462337" calcext:value-type="float">
            <text:p>0.0048162281</text:p>
          </table:table-cell>
          <table:table-cell table:style-name="ce5" office:value-type="float" office:value="-0.00000000174933069909656" calcext:value-type="float">
            <text:p>-1.74933069909656E-009</text:p>
          </table:table-cell>
          <table:table-cell table:number-columns-repeated="2" table:style-name="ce5" office:value-type="float" office:value="0.00156527565963095" calcext:value-type="float">
            <text:p>0.0015652757</text:p>
          </table:table-cell>
          <table:table-cell table:style-name="ce5" office:value-type="float" office:value="0.000240812243755727" calcext:value-type="float">
            <text:p>0.0002408122</text:p>
          </table:table-cell>
          <table:table-cell table:style-name="ce5" office:value-type="float" office:value="0.973239827580053" calcext:value-type="float">
            <text:p>0.9732398276</text:p>
          </table:table-cell>
          <table:table-cell table:style-name="ce5" office:value-type="float" office:value="0.986604860571803" calcext:value-type="float">
            <text:p>0.9866048606</text:p>
          </table:table-cell>
          <table:table-cell table:style-name="ce5" office:value-type="float" office:value="1.00310046058194" calcext:value-type="float">
            <text:p>1.0031004606</text:p>
          </table:table-cell>
          <table:table-cell table:style-name="ce11"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4.78999692657836" calcext:value-type="float">
            <text:p>4.79</text:p>
          </table:table-cell>
          <table:table-cell table:formula="of:=[.J17]*[.L17]/100" office:value-type="float" office:value="4.33877921609468" calcext:value-type="float">
            <text:p>4.34</text:p>
          </table:table-cell>
          <table:table-cell table:formula="of:=[.N16]" office:value-type="float" office:value="97.5423779626582" calcext:value-type="float">
            <text:p>97.54</text:p>
          </table:table-cell>
          <table:table-cell table:formula="of:=[.N17]/[.M17]" office:value-type="float" office:value="22.4815260478858" calcext:value-type="float">
            <text:p>22.48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" office:value-type="float" office:value="0.973119401834269" calcext:value-type="float">
            <text:p>0.9731194018</text:p>
          </table:table-cell>
          <table:table-cell table:style-name="ce5" office:value-type="float" office:value="0.986845640295943" calcext:value-type="float">
            <text:p>0.9868456403</text:p>
          </table:table-cell>
          <table:table-cell table:style-name="ce5" office:value-type="float" office:value="0.972517344872776" calcext:value-type="float">
            <text:p>0.9725173449</text:p>
          </table:table-cell>
          <table:table-cell table:style-name="ce5" office:value-type="float" office:value="0.993227128311072" calcext:value-type="float">
            <text:p>0.9932271283</text:p>
          </table:table-cell>
          <table:table-cell table:style-name="ce5" office:value-type="float" office:value="0.987808902727359" calcext:value-type="float">
            <text:p>0.9878089027</text:p>
          </table:table-cell>
          <table:table-cell table:style-name="ce5" office:value-type="float" office:value="0.988772165158774" calcext:value-type="float">
            <text:p>0.9887721652</text:p>
          </table:table-cell>
          <table:table-cell table:style-name="ce5" office:value-type="float" office:value="0.994070036764133" calcext:value-type="float">
            <text:p>0.9940700368</text:p>
          </table:table-cell>
          <table:table-cell table:style-name="ce5" office:value-type="float" office:value="1.00719421826431" calcext:value-type="float">
            <text:p>1.0071942183</text:p>
          </table:table-cell>
          <table:table-cell table:style-name="ce11" office:value-type="float" office:value="69.16" calcext:value-type="float">
            <text:p>69.16</text:p>
          </table:table-cell>
          <table:table-cell office:value-type="float" office:value="0" calcext:value-type="float">
            <text:p>0</text:p>
          </table:table-cell>
          <table:table-cell office:value-type="float" office:value="560.721118661869" calcext:value-type="float">
            <text:p>560.72</text:p>
          </table:table-cell>
          <table:table-cell table:formula="of:=[.J18]*[.L18]/100" office:value-type="float" office:value="387.794725666549" calcext:value-type="float">
            <text:p>387.79</text:p>
          </table:table-cell>
          <table:table-cell table:formula="of:=[.N17]" office:value-type="float" office:value="97.5423779626582" calcext:value-type="float">
            <text:p>97.54</text:p>
          </table:table-cell>
          <table:table-cell table:formula="of:=[.N18]/[.M18]" office:value-type="float" office:value="0.251530955700856" calcext:value-type="float">
            <text:p>0.25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0.990939469745746" calcext:value-type="float">
            <text:p>0.9909394697</text:p>
          </table:table-cell>
          <table:table-cell table:style-name="ce5" office:value-type="float" office:value="0.985641598140388" calcext:value-type="float">
            <text:p>0.9856415981</text:p>
          </table:table-cell>
          <table:table-cell table:style-name="ce5" office:value-type="float" office:value="0.997320957760875" calcext:value-type="float">
            <text:p>0.9973209578</text:p>
          </table:table-cell>
          <table:table-cell table:style-name="ce5" office:value-type="float" office:value="0.994310816488272" calcext:value-type="float">
            <text:p>0.9943108165</text:p>
          </table:table-cell>
          <table:table-cell table:style-name="ce5" office:value-type="float" office:value="0.99611691560532" calcext:value-type="float">
            <text:p>0.9961169156</text:p>
          </table:table-cell>
          <table:table-cell table:style-name="ce5" office:value-type="float" office:value="0.980223372556674" calcext:value-type="float">
            <text:p>0.9802233726</text:p>
          </table:table-cell>
          <table:table-cell table:style-name="ce5" office:value-type="float" office:value="1.01598386235798" calcext:value-type="float">
            <text:p>1.0159838624</text:p>
          </table:table-cell>
          <table:table-cell table:style-name="ce5" office:value-type="float" office:value="1.02645917982292" calcext:value-type="float">
            <text:p>1.0264591798</text:p>
          </table:table-cell>
          <table:table-cell table:style-name="ce11" office:value-type="float" office:value="90.57" calcext:value-type="float">
            <text:p>90.57</text:p>
          </table:table-cell>
          <table:table-cell office:value-type="float" office:value="0" calcext:value-type="float">
            <text:p>0</text:p>
          </table:table-cell>
          <table:table-cell office:value-type="float" office:value="686.168420871608" calcext:value-type="float">
            <text:p>686.17</text:p>
          </table:table-cell>
          <table:table-cell table:formula="of:=[.J19]*[.L19]/100" office:value-type="float" office:value="621.462738783415" calcext:value-type="float">
            <text:p>621.46</text:p>
          </table:table-cell>
          <table:table-cell table:formula="of:=[.N18]" office:value-type="float" office:value="97.5423779626582" calcext:value-type="float">
            <text:p>97.54</text:p>
          </table:table-cell>
          <table:table-cell table:formula="of:=[.N19]/[.M19]" office:value-type="float" office:value="0.156956116393412" calcext:value-type="float">
            <text:p>0.1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" office:value-type="float" office:value="0.00842840386139673" calcext:value-type="float">
            <text:p>0.0084284039</text:p>
          </table:table-cell>
          <table:table-cell table:style-name="ce5" office:value-type="float" office:value="0.00505704366247733" calcext:value-type="float">
            <text:p>0.0050570437</text:p>
          </table:table-cell>
          <table:table-cell table:style-name="ce5" office:value-type="float" office:value="0.0042142024913814" calcext:value-type="float">
            <text:p>0.0042142025</text:p>
          </table:table-cell>
          <table:table-cell table:style-name="ce5" office:value-type="float" office:value="0.00144486785570397" calcext:value-type="float">
            <text:p>0.0014448679</text:p>
          </table:table-cell>
          <table:table-cell table:style-name="ce5" office:value-type="float" office:value="0.0829595695912617" calcext:value-type="float">
            <text:p>0.0829595696</text:p>
          </table:table-cell>
          <table:table-cell table:style-name="ce5" office:value-type="float" office:value="0.96300528983926" calcext:value-type="float">
            <text:p>0.9630052898</text:p>
          </table:table-cell>
          <table:table-cell table:style-name="ce5" office:value-type="float" office:value="0.993588405548425" calcext:value-type="float">
            <text:p>0.9935884055</text:p>
          </table:table-cell>
          <table:table-cell table:style-name="ce5" office:value-type="float" office:value="1.02995095231123" calcext:value-type="float">
            <text:p>1.0299509523</text:p>
          </table:table-cell>
          <table:table-cell table:style-name="ce11" office:value-type="float" office:value="91.99" calcext:value-type="float">
            <text:p>91.99</text:p>
          </table:table-cell>
          <table:table-cell office:value-type="float" office:value="0" calcext:value-type="float">
            <text:p>0</text:p>
          </table:table-cell>
          <table:table-cell office:value-type="float" office:value="5.87448424654251" calcext:value-type="float">
            <text:p>5.87</text:p>
          </table:table-cell>
          <table:table-cell table:formula="of:=[.J20]*[.L20]/100" office:value-type="float" office:value="5.40393805839446" calcext:value-type="float">
            <text:p>5.40</text:p>
          </table:table-cell>
          <table:table-cell table:formula="of:=[.N19]" office:value-type="float" office:value="97.5423779626582" calcext:value-type="float">
            <text:p>97.54</text:p>
          </table:table-cell>
          <table:table-cell table:formula="of:=[.N20]/[.M20]" office:value-type="float" office:value="18.0502398267012" calcext:value-type="float">
            <text:p>18.05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5" office:value-type="float" office:value="-0.00048162560887753" calcext:value-type="float">
            <text:p>-0.0004816256</text:p>
          </table:table-cell>
          <table:table-cell table:style-name="ce5" office:value-type="float" office:value="0.310646860346945" calcext:value-type="float">
            <text:p>0.3106468603</text:p>
          </table:table-cell>
          <table:table-cell table:style-name="ce5" office:value-type="float" office:value="0.940609833029701" calcext:value-type="float">
            <text:p>0.940609833</text:p>
          </table:table-cell>
          <table:table-cell table:style-name="ce5" office:value-type="float" office:value="0.985641598140388" calcext:value-type="float">
            <text:p>0.9856415981</text:p>
          </table:table-cell>
          <table:table-cell table:style-name="ce5" office:value-type="float" office:value="0.991421100961454" calcext:value-type="float">
            <text:p>0.991421101</text:p>
          </table:table-cell>
          <table:table-cell table:style-name="ce5" office:value-type="float" office:value="0.987327271511651" calcext:value-type="float">
            <text:p>0.9873272715</text:p>
          </table:table-cell>
          <table:table-cell table:style-name="ce5" office:value-type="float" office:value="1.01128804771412" calcext:value-type="float">
            <text:p>1.0112880477</text:p>
          </table:table-cell>
          <table:table-cell table:style-name="ce5" office:value-type="float" office:value="1.02200414490319" calcext:value-type="float">
            <text:p>1.0220041449</text:p>
          </table:table-cell>
          <table:table-cell table:style-name="ce11" office:value-type="float" office:value="89.19" calcext:value-type="float">
            <text:p>89.19</text:p>
          </table:table-cell>
          <table:table-cell office:value-type="float" office:value="0" calcext:value-type="float">
            <text:p>0</text:p>
          </table:table-cell>
          <table:table-cell office:value-type="float" office:value="55.001056807488" calcext:value-type="float">
            <text:p>55.00</text:p>
          </table:table-cell>
          <table:table-cell table:formula="of:=[.J21]*[.L21]/100" office:value-type="float" office:value="49.0554425665985" calcext:value-type="float">
            <text:p>49.06</text:p>
          </table:table-cell>
          <table:table-cell table:formula="of:=[.N20]" office:value-type="float" office:value="97.5423779626582" calcext:value-type="float">
            <text:p>97.54</text:p>
          </table:table-cell>
          <table:table-cell table:formula="of:=[.N21]/[.M21]" office:value-type="float" office:value="1.988410925663" calcext:value-type="float">
            <text:p>1.9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" office:value-type="float" office:value="-0.000240810001023572" calcext:value-type="float">
            <text:p>-0.00024081</text:p>
          </table:table-cell>
          <table:table-cell table:style-name="ce5" office:value-type="float" office:value="0.348213485149016" calcext:value-type="float">
            <text:p>0.3482134851</text:p>
          </table:table-cell>
          <table:table-cell table:style-name="ce5" office:value-type="float" office:value="0.98865173941299" calcext:value-type="float">
            <text:p>0.9886517394</text:p>
          </table:table-cell>
          <table:table-cell table:style-name="ce5" office:value-type="float" office:value="1.00562897063884" calcext:value-type="float">
            <text:p>1.0056289706</text:p>
          </table:table-cell>
          <table:table-cell table:style-name="ce5" office:value-type="float" office:value="0.982872236591924" calcext:value-type="float">
            <text:p>0.9828722366</text:p>
          </table:table-cell>
          <table:table-cell table:style-name="ce5" office:value-type="float" office:value="0.990819043999962" calcext:value-type="float">
            <text:p>0.990819044</text:p>
          </table:table-cell>
          <table:table-cell table:style-name="ce5" office:value-type="float" office:value="1.00033109903348" calcext:value-type="float">
            <text:p>1.000331099</text:p>
          </table:table-cell>
          <table:table-cell table:style-name="ce5" office:value-type="float" office:value="1.02381024402024" calcext:value-type="float">
            <text:p>1.023810244</text:p>
          </table:table-cell>
          <table:table-cell table:style-name="ce11" office:value-type="float" office:value="88.94" calcext:value-type="float">
            <text:p>88.94</text:p>
          </table:table-cell>
          <table:table-cell office:value-type="float" office:value="0" calcext:value-type="float">
            <text:p>0</text:p>
          </table:table-cell>
          <table:table-cell office:value-type="float" office:value="58.804691767768" calcext:value-type="float">
            <text:p>58.80</text:p>
          </table:table-cell>
          <table:table-cell table:formula="of:=[.J22]*[.L22]/100" office:value-type="float" office:value="52.3008928582529" calcext:value-type="float">
            <text:p>52.30</text:p>
          </table:table-cell>
          <table:table-cell table:formula="of:=[.N21]" office:value-type="float" office:value="97.5423779626582" calcext:value-type="float">
            <text:p>97.54</text:p>
          </table:table-cell>
          <table:table-cell table:formula="of:=[.N22]/[.M22]" office:value-type="float" office:value="1.86502318855282" calcext:value-type="float">
            <text:p>1.87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" office:value-type="float" office:value="0.0268504838797229" calcext:value-type="float">
            <text:p>0.0268504839</text:p>
          </table:table-cell>
          <table:table-cell table:style-name="ce5" office:value-type="float" office:value="0.578910890264516" calcext:value-type="float">
            <text:p>0.5789108903</text:p>
          </table:table-cell>
          <table:table-cell table:style-name="ce5" office:value-type="float" office:value="0.8623460881746" calcext:value-type="float">
            <text:p>0.8623460882</text:p>
          </table:table-cell>
          <table:table-cell table:style-name="ce5" office:value-type="float" office:value="0.995274078919688" calcext:value-type="float">
            <text:p>0.9952740789</text:p>
          </table:table-cell>
          <table:table-cell table:style-name="ce5" office:value-type="float" office:value="0.990216987038469" calcext:value-type="float">
            <text:p>0.990216987</text:p>
          </table:table-cell>
          <table:table-cell table:style-name="ce5" office:value-type="float" office:value="0.969748055091742" calcext:value-type="float">
            <text:p>0.9697480551</text:p>
          </table:table-cell>
          <table:table-cell table:style-name="ce5" office:value-type="float" office:value="0.998043368700722" calcext:value-type="float">
            <text:p>0.9980433687</text:p>
          </table:table-cell>
          <table:table-cell table:style-name="ce5" office:value-type="float" office:value="1.01357570627944" calcext:value-type="float">
            <text:p>1.0135757063</text:p>
          </table:table-cell>
          <table:table-cell table:style-name="ce11" office:value-type="float" office:value="57.77" calcext:value-type="float">
            <text:p>57.77</text:p>
          </table:table-cell>
          <table:table-cell office:value-type="float" office:value="0" calcext:value-type="float">
            <text:p>0</text:p>
          </table:table-cell>
          <table:table-cell office:value-type="float" office:value="68.0597690224949" calcext:value-type="float">
            <text:p>68.06</text:p>
          </table:table-cell>
          <table:table-cell table:formula="of:=[.J23]*[.L23]/100" office:value-type="float" office:value="39.3181285642953" calcext:value-type="float">
            <text:p>39.32</text:p>
          </table:table-cell>
          <table:table-cell table:formula="of:=[.N22]" office:value-type="float" office:value="97.5423779626582" calcext:value-type="float">
            <text:p>97.54</text:p>
          </table:table-cell>
          <table:table-cell table:formula="of:=[.N23]/[.M23]" office:value-type="float" office:value="2.48084996729056" calcext:value-type="float">
            <text:p>2.48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" office:value-type="float" office:value="0.0486439285824328" calcext:value-type="float">
            <text:p>0.0486439286</text:p>
          </table:table-cell>
          <table:table-cell table:style-name="ce5" office:value-type="float" office:value="0.00361217244267512" calcext:value-type="float">
            <text:p>0.0036121724</text:p>
          </table:table-cell>
          <table:table-cell table:style-name="ce5" office:value-type="float" office:value="0.00240811055107732" calcext:value-type="float">
            <text:p>0.0024081106</text:p>
          </table:table-cell>
          <table:table-cell table:style-name="ce5" office:value-type="float" office:value="0.00168567897809362" calcext:value-type="float">
            <text:p>0.001685679</text:p>
          </table:table-cell>
          <table:table-cell table:style-name="ce5" office:value-type="float" office:value="0.000963245610924674" calcext:value-type="float">
            <text:p>0.0009632456</text:p>
          </table:table-cell>
          <table:table-cell table:style-name="ce5" office:value-type="float" office:value="1.00334124030608" calcext:value-type="float">
            <text:p>1.0033412403</text:p>
          </table:table-cell>
          <table:table-cell table:style-name="ce5" office:value-type="float" office:value="1.00815748069573" calcext:value-type="float">
            <text:p>1.0081574807</text:p>
          </table:table-cell>
          <table:table-cell table:style-name="ce5" office:value-type="float" office:value="1.01164925318404" calcext:value-type="float">
            <text:p>1.0116492532</text:p>
          </table:table-cell>
          <table:table-cell table:style-name="ce11" office:value-type="float" office:value="87.93" calcext:value-type="float">
            <text:p>87.93</text:p>
          </table:table-cell>
          <table:table-cell office:value-type="float" office:value="0" calcext:value-type="float">
            <text:p>0</text:p>
          </table:table-cell>
          <table:table-cell office:value-type="float" office:value="5.12086933481322" calcext:value-type="float">
            <text:p>5.12</text:p>
          </table:table-cell>
          <table:table-cell table:formula="of:=[.J24]*[.L24]/100" office:value-type="float" office:value="4.50278040610126" calcext:value-type="float">
            <text:p>4.50</text:p>
          </table:table-cell>
          <table:table-cell table:formula="of:=[.N23]" office:value-type="float" office:value="97.5423779626582" calcext:value-type="float">
            <text:p>97.54</text:p>
          </table:table-cell>
          <table:table-cell table:formula="of:=[.N24]/[.M24]" office:value-type="float" office:value="21.6626993025217" calcext:value-type="float">
            <text:p>21.6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5" office:value-type="float" office:value="0.75368158419846" calcext:value-type="float">
            <text:p>0.7536815842</text:p>
          </table:table-cell>
          <table:table-cell table:style-name="ce5" office:value-type="float" office:value="0.953052275046782" calcext:value-type="float">
            <text:p>0.953052275</text:p>
          </table:table-cell>
          <table:table-cell table:style-name="ce5" office:value-type="float" office:value="1.0156828113077" calcext:value-type="float">
            <text:p>1.0156828113</text:p>
          </table:table-cell>
          <table:table-cell table:style-name="ce5" office:value-type="float" office:value="1.00349906653929" calcext:value-type="float">
            <text:p>1.0034990665</text:p>
          </table:table-cell>
          <table:table-cell table:style-name="ce5" office:value-type="float" office:value="1.0017872541204" calcext:value-type="float">
            <text:p>1.0017872541</text:p>
          </table:table-cell>
          <table:table-cell table:style-name="ce5" office:value-type="float" office:value="0.997658906562525" calcext:value-type="float">
            <text:p>0.9976589066</text:p>
          </table:table-cell>
          <table:table-cell table:style-name="ce5" office:value-type="float" office:value="1.00037756861115" calcext:value-type="float">
            <text:p>1.0003775686</text:p>
          </table:table-cell>
          <table:table-cell table:style-name="ce5" office:value-type="float" office:value="1.01417241682857" calcext:value-type="float">
            <text:p>1.0141724168</text:p>
          </table:table-cell>
          <table:table-cell table:style-name="ce11" office:value-type="float" office:value="91.96" calcext:value-type="float">
            <text:p>91.96</text:p>
          </table:table-cell>
          <table:table-cell office:value-type="float" office:value="0" calcext:value-type="float">
            <text:p>0</text:p>
          </table:table-cell>
          <table:table-cell office:value-type="float" office:value="189.840100942121" calcext:value-type="float">
            <text:p>189.84</text:p>
          </table:table-cell>
          <table:table-cell table:formula="of:=[.J25]*[.L25]/100" office:value-type="float" office:value="174.576956826374" calcext:value-type="float">
            <text:p>174.58</text:p>
          </table:table-cell>
          <table:table-cell table:formula="of:=[.N24]" office:value-type="float" office:value="97.5423779626582" calcext:value-type="float">
            <text:p>97.54</text:p>
          </table:table-cell>
          <table:table-cell table:formula="of:=[.N25]/[.M25]" office:value-type="float" office:value="0.558735698776494" calcext:value-type="float">
            <text:p>0.5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" office:value-type="float" office:value="0.951382582864248" calcext:value-type="float">
            <text:p>0.9513825829</text:p>
          </table:table-cell>
          <table:table-cell table:style-name="ce5" office:value-type="float" office:value="0.961383883131533" calcext:value-type="float">
            <text:p>0.9613838831</text:p>
          </table:table-cell>
          <table:table-cell table:style-name="ce5" office:value-type="float" office:value="0.955271959013756" calcext:value-type="float">
            <text:p>0.955271959</text:p>
          </table:table-cell>
          <table:table-cell table:style-name="ce5" office:value-type="float" office:value="0.944603927473975" calcext:value-type="float">
            <text:p>0.9446039275</text:p>
          </table:table-cell>
          <table:table-cell table:style-name="ce5" office:value-type="float" office:value="0.952827255602615" calcext:value-type="float">
            <text:p>0.9528272556</text:p>
          </table:table-cell>
          <table:table-cell table:style-name="ce5" office:value-type="float" office:value="0.956605487794717" calcext:value-type="float">
            <text:p>0.9566054878</text:p>
          </table:table-cell>
          <table:table-cell table:style-name="ce5" office:value-type="float" office:value="0.960272642265383" calcext:value-type="float">
            <text:p>0.9602726423</text:p>
          </table:table-cell>
          <table:table-cell table:style-name="ce5" office:value-type="float" office:value="0.955827612564816" calcext:value-type="float">
            <text:p>0.9558276126</text:p>
          </table:table-cell>
          <table:table-cell table:style-name="ce11" office:value-type="float" office:value="87.11" calcext:value-type="float">
            <text:p>87.11</text:p>
          </table:table-cell>
          <table:table-cell office:value-type="float" office:value="0" calcext:value-type="float">
            <text:p>0</text:p>
          </table:table-cell>
          <table:table-cell office:value-type="float" office:value="530.165363417286" calcext:value-type="float">
            <text:p>530.17</text:p>
          </table:table-cell>
          <table:table-cell table:formula="of:=[.J26]*[.L26]/100" office:value-type="float" office:value="461.827048072798" calcext:value-type="float">
            <text:p>461.83</text:p>
          </table:table-cell>
          <table:table-cell table:formula="of:=[.N25]" office:value-type="float" office:value="97.5423779626582" calcext:value-type="float">
            <text:p>97.54</text:p>
          </table:table-cell>
          <table:table-cell table:formula="of:=[.N26]/[.M26]" office:value-type="float" office:value="0.211209755621075" calcext:value-type="float">
            <text:p>0.2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" office:value-type="float" office:value="0.00637119516233672" calcext:value-type="float">
            <text:p>0.0063711952</text:p>
          </table:table-cell>
          <table:table-cell table:style-name="ce5" office:value-type="float" office:value="0.00370418313764348" calcext:value-type="float">
            <text:p>0.0037041831</text:p>
          </table:table-cell>
          <table:table-cell table:style-name="ce5" office:value-type="float" office:value="0.000592669798792729" calcext:value-type="float">
            <text:p>0.0005926698</text:p>
          </table:table-cell>
          <table:table-cell table:style-name="ce5" office:value-type="float" office:value="0.000370419141713969" calcext:value-type="float">
            <text:p>0.0003704191</text:p>
          </table:table-cell>
          <table:table-cell table:style-name="ce5" office:value-type="float" office:value="0.200285230853026" calcext:value-type="float">
            <text:p>0.2002852309</text:p>
          </table:table-cell>
          <table:table-cell table:style-name="ce5" office:value-type="float" office:value="0.941714648233211" calcext:value-type="float">
            <text:p>0.9417146482</text:p>
          </table:table-cell>
          <table:table-cell table:style-name="ce5" office:value-type="float" office:value="0.947048697121086" calcext:value-type="float">
            <text:p>0.9470486971</text:p>
          </table:table-cell>
          <table:table-cell table:style-name="ce5" office:value-type="float" office:value="0.963606431099801" calcext:value-type="float">
            <text:p>0.9636064311</text:p>
          </table:table-cell>
          <table:table-cell table:style-name="ce1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59040507395456" calcext:value-type="float">
            <text:p>6.59</text:p>
          </table:table-cell>
          <table:table-cell table:formula="of:=[.J27]*[.L27]/100" office:value-type="float" office:value="5.99726861729865" calcext:value-type="float">
            <text:p>6.00</text:p>
          </table:table-cell>
          <table:table-cell table:formula="of:=[.N26]" office:value-type="float" office:value="97.5423779626582" calcext:value-type="float">
            <text:p>97.54</text:p>
          </table:table-cell>
          <table:table-cell table:formula="of:=[.N27]/[.M27]" office:value-type="float" office:value="16.2644670744453" calcext:value-type="float">
            <text:p>16.2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" office:value-type="float" office:value="0.954827515656072" calcext:value-type="float">
            <text:p>0.9548275157</text:p>
          </table:table-cell>
          <table:table-cell table:style-name="ce5" office:value-type="float" office:value="0.947604350672146" calcext:value-type="float">
            <text:p>0.9476043507</text:p>
          </table:table-cell>
          <table:table-cell table:style-name="ce5" office:value-type="float" office:value="0.946270821891184" calcext:value-type="float">
            <text:p>0.9462708219</text:p>
          </table:table-cell>
          <table:table-cell table:style-name="ce5" office:value-type="float" office:value="0.964273162372297" calcext:value-type="float">
            <text:p>0.9642731624</text:p>
          </table:table-cell>
          <table:table-cell table:style-name="ce5" office:value-type="float" office:value="0.955383102971162" calcext:value-type="float">
            <text:p>0.955383103</text:p>
          </table:table-cell>
          <table:table-cell table:style-name="ce5" office:value-type="float" office:value="0.955938756522222" calcext:value-type="float">
            <text:p>0.9559387565</text:p>
          </table:table-cell>
          <table:table-cell table:style-name="ce5" office:value-type="float" office:value="0.956383266115875" calcext:value-type="float">
            <text:p>0.9563832661</text:p>
          </table:table-cell>
          <table:table-cell table:style-name="ce5" office:value-type="float" office:value="0.987387263826473" calcext:value-type="float">
            <text:p>0.9873872638</text:p>
          </table:table-cell>
          <table:table-cell table:style-name="ce11" office:value-type="float" office:value="89.21" calcext:value-type="float">
            <text:p>89.21</text:p>
          </table:table-cell>
          <table:table-cell office:value-type="float" office:value="0" calcext:value-type="float">
            <text:p>0</text:p>
          </table:table-cell>
          <table:table-cell office:value-type="float" office:value="688.366988675643" calcext:value-type="float">
            <text:p>688.37</text:p>
          </table:table-cell>
          <table:table-cell table:formula="of:=[.J28]*[.L28]/100" office:value-type="float" office:value="614.092190597541" calcext:value-type="float">
            <text:p>614.09</text:p>
          </table:table-cell>
          <table:table-cell table:formula="of:=[.N27]" office:value-type="float" office:value="97.5423779626582" calcext:value-type="float">
            <text:p>97.54</text:p>
          </table:table-cell>
          <table:table-cell table:formula="of:=[.N28]/[.M28]" office:value-type="float" office:value="0.158839958325711" calcext:value-type="float">
            <text:p>0.1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" office:value-type="float" office:value="0.949826832404445" calcext:value-type="float">
            <text:p>0.9498268324</text:p>
          </table:table-cell>
          <table:table-cell table:style-name="ce5" office:value-type="float" office:value="0.972607568222373" calcext:value-type="float">
            <text:p>0.9726075682</text:p>
          </table:table-cell>
          <table:table-cell table:style-name="ce5" office:value-type="float" office:value="0.954605214494066" calcext:value-type="float">
            <text:p>0.9546052145</text:p>
          </table:table-cell>
          <table:table-cell table:style-name="ce5" office:value-type="float" office:value="0.971829692992471" calcext:value-type="float">
            <text:p>0.971829693</text:p>
          </table:table-cell>
          <table:table-cell table:style-name="ce5" office:value-type="float" office:value="0.944603927473975" calcext:value-type="float">
            <text:p>0.9446039275</text:p>
          </table:table-cell>
          <table:table-cell table:style-name="ce5" office:value-type="float" office:value="0.956716631752123" calcext:value-type="float">
            <text:p>0.9567166318</text:p>
          </table:table-cell>
          <table:table-cell table:style-name="ce5" office:value-type="float" office:value="0.980052954885141" calcext:value-type="float">
            <text:p>0.9800529549</text:p>
          </table:table-cell>
          <table:table-cell table:style-name="ce5" office:value-type="float" office:value="0.967051297655656" calcext:value-type="float">
            <text:p>0.9670512977</text:p>
          </table:table-cell>
          <table:table-cell table:style-name="ce11" office:value-type="float" office:value="95.66" calcext:value-type="float">
            <text:p>95.66</text:p>
          </table:table-cell>
          <table:table-cell office:value-type="float" office:value="0" calcext:value-type="float">
            <text:p>0</text:p>
          </table:table-cell>
          <table:table-cell office:value-type="float" office:value="233.955555305718" calcext:value-type="float">
            <text:p>233.96</text:p>
          </table:table-cell>
          <table:table-cell table:formula="of:=[.J29]*[.L29]/100" office:value-type="float" office:value="223.80188420545" calcext:value-type="float">
            <text:p>223.80</text:p>
          </table:table-cell>
          <table:table-cell table:formula="of:=[.N28]" office:value-type="float" office:value="97.5423779626582" calcext:value-type="float">
            <text:p>97.54</text:p>
          </table:table-cell>
          <table:table-cell table:formula="of:=[.N29]/[.M29]" office:value-type="float" office:value="0.435842523439679" calcext:value-type="float">
            <text:p>0.44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" office:value-type="float" office:value="1.01105701883171" calcext:value-type="float">
            <text:p>1.0110570188</text:p>
          </table:table-cell>
          <table:table-cell table:style-name="ce5" office:value-type="float" office:value="0.98472027250052" calcext:value-type="float">
            <text:p>0.9847202725</text:p>
          </table:table-cell>
          <table:table-cell table:style-name="ce5" office:value-type="float" office:value="0.958272382211926" calcext:value-type="float">
            <text:p>0.9582723822</text:p>
          </table:table-cell>
          <table:table-cell table:style-name="ce5" office:value-type="float" office:value="0.970718452126322" calcext:value-type="float">
            <text:p>0.9707184521</text:p>
          </table:table-cell>
          <table:table-cell table:style-name="ce5" office:value-type="float" office:value="0.919934075559996" calcext:value-type="float">
            <text:p>0.9199340756</text:p>
          </table:table-cell>
          <table:table-cell table:style-name="ce5" office:value-type="float" office:value="0.95871689180558" calcext:value-type="float">
            <text:p>0.9587168918</text:p>
          </table:table-cell>
          <table:table-cell table:style-name="ce5" office:value-type="float" office:value="0.967051297655656" calcext:value-type="float">
            <text:p>0.9670512977</text:p>
          </table:table-cell>
          <table:table-cell table:style-name="ce5" office:value-type="float" office:value="0.973607731367086" calcext:value-type="float">
            <text:p>0.9736077314</text:p>
          </table:table-cell>
          <table:table-cell table:style-name="ce11" office:value-type="float" office:value="92.63" calcext:value-type="float">
            <text:p>92.63</text:p>
          </table:table-cell>
          <table:table-cell office:value-type="float" office:value="0" calcext:value-type="float">
            <text:p>0</text:p>
          </table:table-cell>
          <table:table-cell office:value-type="float" office:value="1100.25582141373" calcext:value-type="float">
            <text:p>1100.26</text:p>
          </table:table-cell>
          <table:table-cell table:formula="of:=[.J30]*[.L30]/100" office:value-type="float" office:value="1019.16696737554" calcext:value-type="float">
            <text:p>1019.17</text:p>
          </table:table-cell>
          <table:table-cell table:formula="of:=[.N29]" office:value-type="float" office:value="97.5423779626582" calcext:value-type="float">
            <text:p>97.54</text:p>
          </table:table-cell>
          <table:table-cell table:formula="of:=[.N30]/[.M30]" office:value-type="float" office:value="0.0957079468674697" calcext:value-type="float">
            <text:p>0.1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" office:value-type="float" office:value="0.981830993259756" calcext:value-type="float">
            <text:p>0.9818309933</text:p>
          </table:table-cell>
          <table:table-cell table:style-name="ce5" office:value-type="float" office:value="0.961939536682592" calcext:value-type="float">
            <text:p>0.9619395367</text:p>
          </table:table-cell>
          <table:table-cell table:style-name="ce5" office:value-type="float" office:value="0.950049120319256" calcext:value-type="float">
            <text:p>0.9500491203</text:p>
          </table:table-cell>
          <table:table-cell table:style-name="ce5" office:value-type="float" office:value="0.956716631752123" calcext:value-type="float">
            <text:p>0.9567166318</text:p>
          </table:table-cell>
          <table:table-cell table:style-name="ce5" office:value-type="float" office:value="0.956938853430965" calcext:value-type="float">
            <text:p>0.9569388534</text:p>
          </table:table-cell>
          <table:table-cell table:style-name="ce5" office:value-type="float" office:value="0.946381965848591" calcext:value-type="float">
            <text:p>0.9463819658</text:p>
          </table:table-cell>
          <table:table-cell table:style-name="ce5" office:value-type="float" office:value="0.954494083783854" calcext:value-type="float">
            <text:p>0.9544940838</text:p>
          </table:table-cell>
          <table:table-cell table:style-name="ce5" office:value-type="float" office:value="0.974718972233235" calcext:value-type="float">
            <text:p>0.9747189722</text:p>
          </table:table-cell>
          <table:table-cell table:style-name="ce11" office:value-type="float" office:value="83.65" calcext:value-type="float">
            <text:p>83.65</text:p>
          </table:table-cell>
          <table:table-cell office:value-type="float" office:value="0" calcext:value-type="float">
            <text:p>0</text:p>
          </table:table-cell>
          <table:table-cell office:value-type="float" office:value="926.683649240988" calcext:value-type="float">
            <text:p>926.68</text:p>
          </table:table-cell>
          <table:table-cell table:formula="of:=[.J31]*[.L31]/100" office:value-type="float" office:value="775.170872590087" calcext:value-type="float">
            <text:p>775.17</text:p>
          </table:table-cell>
          <table:table-cell table:formula="of:=[.N30]" office:value-type="float" office:value="97.5423779626582" calcext:value-type="float">
            <text:p>97.54</text:p>
          </table:table-cell>
          <table:table-cell table:formula="of:=[.N31]/[.M31]" office:value-type="float" office:value="0.125833389013623" calcext:value-type="float">
            <text:p>0.13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" office:value-type="float" office:value="0.968829269794301" calcext:value-type="float">
            <text:p>0.9688292698</text:p>
          </table:table-cell>
          <table:table-cell table:style-name="ce5" office:value-type="float" office:value="0.961050517495285" calcext:value-type="float">
            <text:p>0.9610505175</text:p>
          </table:table-cell>
          <table:table-cell table:style-name="ce5" office:value-type="float" office:value="0.959939276629135" calcext:value-type="float">
            <text:p>0.9599392766</text:p>
          </table:table-cell>
          <table:table-cell table:style-name="ce5" office:value-type="float" office:value="0.949160101131949" calcext:value-type="float">
            <text:p>0.9491601011</text:p>
          </table:table-cell>
          <table:table-cell table:style-name="ce5" office:value-type="float" office:value="0.951827092457902" calcext:value-type="float">
            <text:p>0.9518270925</text:p>
          </table:table-cell>
          <table:table-cell table:style-name="ce5" office:value-type="float" office:value="0.947382062757334" calcext:value-type="float">
            <text:p>0.9473820628</text:p>
          </table:table-cell>
          <table:table-cell table:style-name="ce5" office:value-type="float" office:value="0.954271862105013" calcext:value-type="float">
            <text:p>0.9542718621</text:p>
          </table:table-cell>
          <table:table-cell table:style-name="ce5" office:value-type="float" office:value="0.970273942532668" calcext:value-type="float">
            <text:p>0.9702739425</text:p>
          </table:table-cell>
          <table:table-cell table:style-name="ce11" office:value-type="float" office:value="93.16" calcext:value-type="float">
            <text:p>93.16</text:p>
          </table:table-cell>
          <table:table-cell office:value-type="float" office:value="0" calcext:value-type="float">
            <text:p>0</text:p>
          </table:table-cell>
          <table:table-cell office:value-type="float" office:value="832.913878429241" calcext:value-type="float">
            <text:p>832.91</text:p>
          </table:table-cell>
          <table:table-cell table:formula="of:=[.J32]*[.L32]/100" office:value-type="float" office:value="775.942569144681" calcext:value-type="float">
            <text:p>775.94</text:p>
          </table:table-cell>
          <table:table-cell table:formula="of:=[.N31]" office:value-type="float" office:value="97.5423779626582" calcext:value-type="float">
            <text:p>97.54</text:p>
          </table:table-cell>
          <table:table-cell table:formula="of:=[.N32]/[.M32]" office:value-type="float" office:value="0.125708244194127" calcext:value-type="float">
            <text:p>0.13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5" office:value-type="float" office:value="1.00250032506682" calcext:value-type="float">
            <text:p>1.0025003251</text:p>
          </table:table-cell>
          <table:table-cell table:style-name="ce5" office:value-type="float" office:value="1.00572296994383" calcext:value-type="float">
            <text:p>1.0057229699</text:p>
          </table:table-cell>
          <table:table-cell table:style-name="ce5" office:value-type="float" office:value="0.979497367570051" calcext:value-type="float">
            <text:p>0.9794973676</text:p>
          </table:table-cell>
          <table:table-cell table:style-name="ce5" office:value-type="float" office:value="0.955605390885974" calcext:value-type="float">
            <text:p>0.9556053909</text:p>
          </table:table-cell>
          <table:table-cell table:style-name="ce5" office:value-type="float" office:value="0.9628285558699" calcext:value-type="float">
            <text:p>0.9628285559</text:p>
          </table:table-cell>
          <table:table-cell table:style-name="ce5" office:value-type="float" office:value="0.952382746008961" calcext:value-type="float">
            <text:p>0.952382746</text:p>
          </table:table-cell>
          <table:table-cell table:style-name="ce5" office:value-type="float" office:value="0.948604447580889" calcext:value-type="float">
            <text:p>0.9486044476</text:p>
          </table:table-cell>
          <table:table-cell table:style-name="ce5" office:value-type="float" office:value="0.983053378083311" calcext:value-type="float">
            <text:p>0.9830533781</text:p>
          </table:table-cell>
          <table:table-cell table:style-name="ce11" office:value-type="float" office:value="89.58" calcext:value-type="float">
            <text:p>89.58</text:p>
          </table:table-cell>
          <table:table-cell office:value-type="float" office:value="0" calcext:value-type="float">
            <text:p>0</text:p>
          </table:table-cell>
          <table:table-cell office:value-type="float" office:value="1235.8738220644" calcext:value-type="float">
            <text:p>1235.87</text:p>
          </table:table-cell>
          <table:table-cell table:formula="of:=[.J33]*[.L33]/100" office:value-type="float" office:value="1107.09576980529" calcext:value-type="float">
            <text:p>1107.10</text:p>
          </table:table-cell>
          <table:table-cell table:formula="of:=[.N32]" office:value-type="float" office:value="97.5423779626582" calcext:value-type="float">
            <text:p>97.54</text:p>
          </table:table-cell>
          <table:table-cell table:formula="of:=[.N33]/[.M33]" office:value-type="float" office:value="0.0881065402136018" calcext:value-type="float">
            <text:p>0.0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5" office:value-type="float" office:value="0.0230400275612286" calcext:value-type="float">
            <text:p>0.0230400276</text:p>
          </table:table-cell>
          <table:table-cell table:style-name="ce5" office:value-type="float" office:value="0.00981608655667967" calcext:value-type="float">
            <text:p>0.0098160866</text:p>
          </table:table-cell>
          <table:table-cell table:style-name="ce5" office:value-type="float" office:value="0.00114829851136369" calcext:value-type="float">
            <text:p>0.0011482985</text:p>
          </table:table-cell>
          <table:table-cell table:style-name="ce5" office:value-type="float" office:value="0.00103717111295025" calcext:value-type="float">
            <text:p>0.0010371711</text:p>
          </table:table-cell>
          <table:table-cell table:style-name="ce5" office:value-type="float" office:value="-0.000407460227935748" calcext:value-type="float">
            <text:p>-0.0004074602</text:p>
          </table:table-cell>
          <table:table-cell table:style-name="ce5" office:value-type="float" office:value="0.507658415340962" calcext:value-type="float">
            <text:p>0.5076584153</text:p>
          </table:table-cell>
          <table:table-cell table:style-name="ce5" office:value-type="float" office:value="0.949382322810791" calcext:value-type="float">
            <text:p>0.9493823228</text:p>
          </table:table-cell>
          <table:table-cell table:style-name="ce5" office:value-type="float" office:value="0.974718972233235" calcext:value-type="float">
            <text:p>0.9747189722</text:p>
          </table:table-cell>
          <table:table-cell table:style-name="ce11" office:value-type="float" office:value="91.57" calcext:value-type="float">
            <text:p>91.57</text:p>
          </table:table-cell>
          <table:table-cell office:value-type="float" office:value="0" calcext:value-type="float">
            <text:p>0</text:p>
          </table:table-cell>
          <table:table-cell office:value-type="float" office:value="4.03818916797324" calcext:value-type="float">
            <text:p>4.04</text:p>
          </table:table-cell>
          <table:table-cell table:formula="of:=[.J34]*[.L34]/100" office:value-type="float" office:value="3.6977698211131" calcext:value-type="float">
            <text:p>3.70</text:p>
          </table:table-cell>
          <table:table-cell table:formula="of:=[.N33]" office:value-type="float" office:value="97.5423779626582" calcext:value-type="float">
            <text:p>97.54</text:p>
          </table:table-cell>
          <table:table-cell table:formula="of:=[.N34]/[.M34]" office:value-type="float" office:value="26.3787046467095" calcext:value-type="float">
            <text:p>26.38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" office:value-type="float" office:value="0.337525233075684" calcext:value-type="float">
            <text:p>0.3375252331</text:p>
          </table:table-cell>
          <table:table-cell table:style-name="ce5" office:value-type="float" office:value="0.986276022960324" calcext:value-type="float">
            <text:p>0.986276023</text:p>
          </table:table-cell>
          <table:table-cell table:style-name="ce5" office:value-type="float" office:value="0.982497724532252" calcext:value-type="float">
            <text:p>0.9824977245</text:p>
          </table:table-cell>
          <table:table-cell table:style-name="ce5" office:value-type="float" office:value="0.989054158243682" calcext:value-type="float">
            <text:p>0.9890541582</text:p>
          </table:table-cell>
          <table:table-cell table:style-name="ce5" office:value-type="float" office:value="0.977719329195436" calcext:value-type="float">
            <text:p>0.9777193292</text:p>
          </table:table-cell>
          <table:table-cell table:style-name="ce5" office:value-type="float" office:value="0.961272739174127" calcext:value-type="float">
            <text:p>0.9612727392</text:p>
          </table:table-cell>
          <table:table-cell table:style-name="ce5" office:value-type="float" office:value="0.979719589248893" calcext:value-type="float">
            <text:p>0.9797195892</text:p>
          </table:table-cell>
          <table:table-cell table:style-name="ce5" office:value-type="float" office:value="0.998388661002501" calcext:value-type="float">
            <text:p>0.998388661</text:p>
          </table:table-cell>
          <table:table-cell table:style-name="ce11" office:value-type="float" office:value="91.55" calcext:value-type="float">
            <text:p>91.55</text:p>
          </table:table-cell>
          <table:table-cell office:value-type="float" office:value="0" calcext:value-type="float">
            <text:p>0</text:p>
          </table:table-cell>
          <table:table-cell office:value-type="float" office:value="121.739006288879" calcext:value-type="float">
            <text:p>121.74</text:p>
          </table:table-cell>
          <table:table-cell table:formula="of:=[.J35]*[.L35]/100" office:value-type="float" office:value="111.452060257469" calcext:value-type="float">
            <text:p>111.45</text:p>
          </table:table-cell>
          <table:table-cell table:formula="of:=[.N34]" office:value-type="float" office:value="97.5423779626582" calcext:value-type="float">
            <text:p>97.54</text:p>
          </table:table-cell>
          <table:table-cell table:formula="of:=[.N35]/[.M35]" office:value-type="float" office:value="0.875195826235268" calcext:value-type="float">
            <text:p>0.88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" office:value-type="float" office:value="0.000926047854284926" calcext:value-type="float">
            <text:p>0.0009260479</text:p>
          </table:table-cell>
          <table:table-cell table:style-name="ce5" office:value-type="float" office:value="1.01972479031803" calcext:value-type="float">
            <text:p>1.0197247903</text:p>
          </table:table-cell>
          <table:table-cell table:style-name="ce5" office:value-type="float" office:value="0.992387862296051" calcext:value-type="float">
            <text:p>0.9923878623</text:p>
          </table:table-cell>
          <table:table-cell table:style-name="ce5" office:value-type="float" office:value="0.987387263826473" calcext:value-type="float">
            <text:p>0.9873872638</text:p>
          </table:table-cell>
          <table:table-cell table:style-name="ce5" office:value-type="float" office:value="0.983942397270619" calcext:value-type="float">
            <text:p>0.9839423973</text:p>
          </table:table-cell>
          <table:table-cell table:style-name="ce5" office:value-type="float" office:value="1.01283499097035" calcext:value-type="float">
            <text:p>1.012834991</text:p>
          </table:table-cell>
          <table:table-cell table:style-name="ce5" office:value-type="float" office:value="1.00438944116287" calcext:value-type="float">
            <text:p>1.0043894412</text:p>
          </table:table-cell>
          <table:table-cell table:style-name="ce5" office:value-type="float" office:value="0.998166439323659" calcext:value-type="float">
            <text:p>0.9981664393</text:p>
          </table:table-cell>
          <table:table-cell table:style-name="ce11" office:value-type="float" office:value="93.54" calcext:value-type="float">
            <text:p>93.54</text:p>
          </table:table-cell>
          <table:table-cell office:value-type="float" office:value="0" calcext:value-type="float">
            <text:p>0</text:p>
          </table:table-cell>
          <table:table-cell office:value-type="float" office:value="98.4346159345888" calcext:value-type="float">
            <text:p>98.43</text:p>
          </table:table-cell>
          <table:table-cell table:formula="of:=[.J36]*[.L36]/100" office:value-type="float" office:value="92.0757397452144" calcext:value-type="float">
            <text:p>92.08</text:p>
          </table:table-cell>
          <table:table-cell table:formula="of:=[.N35]" office:value-type="float" office:value="97.5423779626582" calcext:value-type="float">
            <text:p>97.54</text:p>
          </table:table-cell>
          <table:table-cell table:formula="of:=[.N36]/[.M36]" office:value-type="float" office:value="1.05937110288303" calcext:value-type="float">
            <text:p>1.0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" office:value-type="float" office:value="0.00100692277577635" calcext:value-type="float">
            <text:p>0.0010069228</text:p>
          </table:table-cell>
          <table:table-cell table:style-name="ce5" office:value-type="float" office:value="0.0736060415929209" calcext:value-type="float">
            <text:p>0.0736060416</text:p>
          </table:table-cell>
          <table:table-cell table:style-name="ce5" office:value-type="float" office:value="1.0278665560761" calcext:value-type="float">
            <text:p>1.0278665561</text:p>
          </table:table-cell>
          <table:table-cell table:style-name="ce5" office:value-type="float" office:value="1.03864061533526" calcext:value-type="float">
            <text:p>1.0386406153</text:p>
          </table:table-cell>
          <table:table-cell table:style-name="ce5" office:value-type="float" office:value="1.01387040995346" calcext:value-type="float">
            <text:p>1.01387041</text:p>
          </table:table-cell>
          <table:table-cell table:style-name="ce5" office:value-type="float" office:value="0.986280713518625" calcext:value-type="float">
            <text:p>0.9862807135</text:p>
          </table:table-cell>
          <table:table-cell table:style-name="ce5" office:value-type="float" office:value="0.993329141064888" calcext:value-type="float">
            <text:p>0.9933291411</text:p>
          </table:table-cell>
          <table:table-cell table:style-name="ce5" office:value-type="float" office:value="1.00984265133093" calcext:value-type="float">
            <text:p>1.0098426513</text:p>
          </table:table-cell>
          <table:table-cell table:style-name="ce11"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55.8853108000453" calcext:value-type="float">
            <text:p>55.89</text:p>
          </table:table-cell>
          <table:table-cell table:formula="of:=[.J37]*[.L37]/100" office:value-type="float" office:value="46.7815936707179" calcext:value-type="float">
            <text:p>46.78</text:p>
          </table:table-cell>
          <table:table-cell table:formula="of:=[.N36]" office:value-type="float" office:value="97.5423779626582" calcext:value-type="float">
            <text:p>97.54</text:p>
          </table:table-cell>
          <table:table-cell table:formula="of:=[.N37]/[.M37]" office:value-type="float" office:value="2.08505889408622" calcext:value-type="float">
            <text:p>2.0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" office:value-type="float" office:value="0.955483615199312" calcext:value-type="float">
            <text:p>0.9554836152</text:p>
          </table:table-cell>
          <table:table-cell table:style-name="ce5" office:value-type="float" office:value="1.07198220738241" calcext:value-type="float">
            <text:p>1.0719822074</text:p>
          </table:table-cell>
          <table:table-cell table:style-name="ce5" office:value-type="float" office:value="0.95515729950724" calcext:value-type="float">
            <text:p>0.9551572995</text:p>
          </table:table-cell>
          <table:table-cell table:style-name="ce5" office:value-type="float" office:value="0.932749532240691" calcext:value-type="float">
            <text:p>0.9327495322</text:p>
          </table:table-cell>
          <table:table-cell table:style-name="ce5" office:value-type="float" office:value="0.949609738236346" calcext:value-type="float">
            <text:p>0.9496097382</text:p>
          </table:table-cell>
          <table:table-cell table:style-name="ce5" office:value-type="float" office:value="0.943844654782479" calcext:value-type="float">
            <text:p>0.9438446548</text:p>
          </table:table-cell>
          <table:table-cell table:style-name="ce5" office:value-type="float" office:value="0.938840996221855" calcext:value-type="float">
            <text:p>0.9388409962</text:p>
          </table:table-cell>
          <table:table-cell table:style-name="ce5" office:value-type="float" office:value="0.919478928528275" calcext:value-type="float">
            <text:p>0.9194789285</text:p>
          </table:table-cell>
          <table:table-cell table:style-name="ce11" office:value-type="float" office:value="91.31" calcext:value-type="float">
            <text:p>91.31</text:p>
          </table:table-cell>
          <table:table-cell office:value-type="float" office:value="0" calcext:value-type="float">
            <text:p>0</text:p>
          </table:table-cell>
          <table:table-cell office:value-type="float" office:value="673.503710792698" calcext:value-type="float">
            <text:p>673.50</text:p>
          </table:table-cell>
          <table:table-cell table:formula="of:=[.J38]*[.L38]/100" office:value-type="float" office:value="614.976238324813" calcext:value-type="float">
            <text:p>614.98</text:p>
          </table:table-cell>
          <table:table-cell table:formula="of:=[.N37]" office:value-type="float" office:value="97.5423779626582" calcext:value-type="float">
            <text:p>97.54</text:p>
          </table:table-cell>
          <table:table-cell table:formula="of:=[.N38]/[.M38]" office:value-type="float" office:value="0.15861162087882" calcext:value-type="float">
            <text:p>0.1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" office:value-type="float" office:value="1.0880809236496" calcext:value-type="float">
            <text:p>1.0880809236</text:p>
          </table:table-cell>
          <table:table-cell table:style-name="ce5" office:value-type="float" office:value="0.998123603726556" calcext:value-type="float">
            <text:p>0.9981236037</text:p>
          </table:table-cell>
          <table:table-cell table:style-name="ce5" office:value-type="float" office:value="0.944497286166622" calcext:value-type="float">
            <text:p>0.9444972862</text:p>
          </table:table-cell>
          <table:table-cell table:style-name="ce5" office:value-type="float" office:value="0.933184641441862" calcext:value-type="float">
            <text:p>0.9331846414</text:p>
          </table:table-cell>
          <table:table-cell table:style-name="ce5" office:value-type="float" office:value="0.948521997651032" calcext:value-type="float">
            <text:p>0.9485219977</text:p>
          </table:table-cell>
          <table:table-cell table:style-name="ce5" office:value-type="float" office:value="0.938949789730954" calcext:value-type="float">
            <text:p>0.9389497897</text:p>
          </table:table-cell>
          <table:table-cell table:style-name="ce5" office:value-type="float" office:value="0.933728544152131" calcext:value-type="float">
            <text:p>0.9337285442</text:p>
          </table:table-cell>
          <table:table-cell table:style-name="ce5" office:value-type="float" office:value="0.933946066335104" calcext:value-type="float">
            <text:p>0.9339460663</text:p>
          </table:table-cell>
          <table:table-cell table:style-name="ce11" office:value-type="float" office:value="96.02" calcext:value-type="float">
            <text:p>96.02</text:p>
          </table:table-cell>
          <table:table-cell office:value-type="float" office:value="0" calcext:value-type="float">
            <text:p>0</text:p>
          </table:table-cell>
          <table:table-cell office:value-type="float" office:value="1034.97258584953" calcext:value-type="float">
            <text:p>1034.97</text:p>
          </table:table-cell>
          <table:table-cell table:formula="of:=[.J39]*[.L39]/100" office:value-type="float" office:value="993.780676932719" calcext:value-type="float">
            <text:p>993.78</text:p>
          </table:table-cell>
          <table:table-cell table:formula="of:=[.N38]" office:value-type="float" office:value="97.5423779626582" calcext:value-type="float">
            <text:p>97.54</text:p>
          </table:table-cell>
          <table:table-cell table:formula="of:=[.N39]/[.M39]" office:value-type="float" office:value="0.0981528220730961" calcext:value-type="float">
            <text:p>0.1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" office:value-type="float" office:value="0.00110761299026052" calcext:value-type="float">
            <text:p>0.001107613</text:p>
          </table:table-cell>
          <table:table-cell table:style-name="ce5" office:value-type="float" office:value="0.0040276892275659" calcext:value-type="float">
            <text:p>0.0040276892</text:p>
          </table:table-cell>
          <table:table-cell table:style-name="ce5" office:value-type="float" office:value="0.00271869018171849" calcext:value-type="float">
            <text:p>0.0027186902</text:p>
          </table:table-cell>
          <table:table-cell table:style-name="ce5" office:value-type="float" office:value="1.07629952827462" calcext:value-type="float">
            <text:p>1.0762995283</text:p>
          </table:table-cell>
          <table:table-cell table:style-name="ce5" office:value-type="float" office:value="1.01447454373821" calcext:value-type="float">
            <text:p>1.0144745437</text:p>
          </table:table-cell>
          <table:table-cell table:style-name="ce5" office:value-type="float" office:value="0.993832565879755" calcext:value-type="float">
            <text:p>0.9938325659</text:p>
          </table:table-cell>
          <table:table-cell table:style-name="ce5" office:value-type="float" office:value="1.00239150793968" calcext:value-type="float">
            <text:p>1.0023915079</text:p>
          </table:table-cell>
          <table:table-cell table:style-name="ce5" office:value-type="float" office:value="1.01266202234944" calcext:value-type="float">
            <text:p>1.0126620223</text:p>
          </table:table-cell>
          <table:table-cell table:style-name="ce11" office:value-type="float" office:value="93.25" calcext:value-type="float">
            <text:p>93.25</text:p>
          </table:table-cell>
          <table:table-cell office:value-type="float" office:value="0" calcext:value-type="float">
            <text:p>0</text:p>
          </table:table-cell>
          <table:table-cell office:value-type="float" office:value="24.8581028132275" calcext:value-type="float">
            <text:p>24.86</text:p>
          </table:table-cell>
          <table:table-cell table:formula="of:=[.J40]*[.L40]/100" office:value-type="float" office:value="23.1801808733346" calcext:value-type="float">
            <text:p>23.18</text:p>
          </table:table-cell>
          <table:table-cell table:formula="of:=[.N39]" office:value-type="float" office:value="97.5423779626582" calcext:value-type="float">
            <text:p>97.54</text:p>
          </table:table-cell>
          <table:table-cell table:formula="of:=[.N40]/[.M40]" office:value-type="float" office:value="4.20800762926169" calcext:value-type="float">
            <text:p>4.2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5" office:value-type="float" office:value="0.0181246043373558" calcext:value-type="float">
            <text:p>0.0181246043</text:p>
          </table:table-cell>
          <table:table-cell table:style-name="ce5" office:value-type="float" office:value="0.0131906862995768" calcext:value-type="float">
            <text:p>0.0131906863</text:p>
          </table:table-cell>
          <table:table-cell table:style-name="ce5" office:value-type="float" office:value="0.00332284272186059" calcext:value-type="float">
            <text:p>0.0033228427</text:p>
          </table:table-cell>
          <table:table-cell table:style-name="ce5" office:value-type="float" office:value="0.00211453764157639" calcext:value-type="float">
            <text:p>0.0021145376</text:p>
          </table:table-cell>
          <table:table-cell table:style-name="ce5" office:value-type="float" office:value="0.000805538595728986" calcext:value-type="float">
            <text:p>0.0008055386</text:p>
          </table:table-cell>
          <table:table-cell table:style-name="ce5" office:value-type="float" office:value="0.615531804119066" calcext:value-type="float">
            <text:p>0.6155318041</text:p>
          </table:table-cell>
          <table:table-cell table:style-name="ce5" office:value-type="float" office:value="1.01346757407394" calcext:value-type="float">
            <text:p>1.0134675741</text:p>
          </table:table-cell>
          <table:table-cell table:style-name="ce5" office:value-type="float" office:value="1.01306485822895" calcext:value-type="float">
            <text:p>1.0130648582</text:p>
          </table:table-cell>
          <table:table-cell table:style-name="ce11" office:value-type="float" office:value="93.36" calcext:value-type="float">
            <text:p>93.36</text:p>
          </table:table-cell>
          <table:table-cell office:value-type="float" office:value="0" calcext:value-type="float">
            <text:p>0</text:p>
          </table:table-cell>
          <table:table-cell office:value-type="float" office:value="4.12117474455566" calcext:value-type="float">
            <text:p>4.12</text:p>
          </table:table-cell>
          <table:table-cell table:formula="of:=[.J41]*[.L41]/100" office:value-type="float" office:value="3.84752874151716" calcext:value-type="float">
            <text:p>3.85</text:p>
          </table:table-cell>
          <table:table-cell table:formula="of:=[.N40]" office:value-type="float" office:value="97.5423779626582" calcext:value-type="float">
            <text:p>97.54</text:p>
          </table:table-cell>
          <table:table-cell table:formula="of:=[.N41]/[.M41]" office:value-type="float" office:value="25.3519556358649" calcext:value-type="float">
            <text:p>25.35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5" office:value-type="float" office:value="0.944606079675722" calcext:value-type="float">
            <text:p>0.9446060797</text:p>
          </table:table-cell>
          <table:table-cell table:style-name="ce5" office:value-type="float" office:value="0.954178305749662" calcext:value-type="float">
            <text:p>0.9541783057</text:p>
          </table:table-cell>
          <table:table-cell table:style-name="ce5" office:value-type="float" office:value="0.944823627792783" calcext:value-type="float">
            <text:p>0.9448236278</text:p>
          </table:table-cell>
          <table:table-cell table:style-name="ce5" office:value-type="float" office:value="0.961248698653178" calcext:value-type="float">
            <text:p>0.9612486987</text:p>
          </table:table-cell>
          <table:table-cell table:style-name="ce5" office:value-type="float" office:value="0.945041188876892" calcext:value-type="float">
            <text:p>0.9450411889</text:p>
          </table:table-cell>
          <table:table-cell table:style-name="ce5" office:value-type="float" office:value="0.961031176470206" calcext:value-type="float">
            <text:p>0.9610311765</text:p>
          </table:table-cell>
          <table:table-cell table:style-name="ce5" office:value-type="float" office:value="0.953308134028684" calcext:value-type="float">
            <text:p>0.953308134</text:p>
          </table:table-cell>
          <table:table-cell table:style-name="ce5" office:value-type="float" office:value="0.923612433521784" calcext:value-type="float">
            <text:p>0.9236124335</text:p>
          </table:table-cell>
          <table:table-cell table:style-name="ce11" office:value-type="float" office:value="92.49" calcext:value-type="float">
            <text:p>92.49</text:p>
          </table:table-cell>
          <table:table-cell office:value-type="float" office:value="0" calcext:value-type="float">
            <text:p>0</text:p>
          </table:table-cell>
          <table:table-cell office:value-type="float" office:value="517.017083623676" calcext:value-type="float">
            <text:p>517.02</text:p>
          </table:table-cell>
          <table:table-cell table:formula="of:=[.J42]*[.L42]/100" office:value-type="float" office:value="478.189100643538" calcext:value-type="float">
            <text:p>478.19</text:p>
          </table:table-cell>
          <table:table-cell table:formula="of:=[.N41]" office:value-type="float" office:value="97.5423779626582" calcext:value-type="float">
            <text:p>97.54</text:p>
          </table:table-cell>
          <table:table-cell table:formula="of:=[.N42]/[.M42]" office:value-type="float" office:value="0.203982854965509" calcext:value-type="float">
            <text:p>0.2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5" office:value-type="float" office:value="0.93873218974571" calcext:value-type="float">
            <text:p>0.9387321897</text:p>
          </table:table-cell>
          <table:table-cell table:style-name="ce5" office:value-type="float" office:value="0.97451936720082" calcext:value-type="float">
            <text:p>0.9745193672</text:p>
          </table:table-cell>
          <table:table-cell table:style-name="ce5" office:value-type="float" office:value="0.950153640946616" calcext:value-type="float">
            <text:p>0.9501536409</text:p>
          </table:table-cell>
          <table:table-cell table:style-name="ce5" office:value-type="float" office:value="0.957659161205165" calcext:value-type="float">
            <text:p>0.9576591612</text:p>
          </table:table-cell>
          <table:table-cell table:style-name="ce5" office:value-type="float" office:value="0.941886695794824" calcext:value-type="float">
            <text:p>0.9418866958</text:p>
          </table:table-cell>
          <table:table-cell table:style-name="ce5" office:value-type="float" office:value="0.958855695299578" calcext:value-type="float">
            <text:p>0.9588556953</text:p>
          </table:table-cell>
          <table:table-cell table:style-name="ce5" office:value-type="float" office:value="0.954395874613998" calcext:value-type="float">
            <text:p>0.9543958746</text:p>
          </table:table-cell>
          <table:table-cell table:style-name="ce5" office:value-type="float" office:value="0.934272446862401" calcext:value-type="float">
            <text:p>0.9342724469</text:p>
          </table:table-cell>
          <table:table-cell table:style-name="ce11" office:value-type="float" office:value="85.98" calcext:value-type="float">
            <text:p>85.98</text:p>
          </table:table-cell>
          <table:table-cell office:value-type="float" office:value="0" calcext:value-type="float">
            <text:p>0</text:p>
          </table:table-cell>
          <table:table-cell office:value-type="float" office:value="201.180769630458" calcext:value-type="float">
            <text:p>201.18</text:p>
          </table:table-cell>
          <table:table-cell table:formula="of:=[.J43]*[.L43]/100" office:value-type="float" office:value="172.975225728268" calcext:value-type="float">
            <text:p>172.98</text:p>
          </table:table-cell>
          <table:table-cell table:formula="of:=[.N42]" office:value-type="float" office:value="97.5423779626582" calcext:value-type="float">
            <text:p>97.54</text:p>
          </table:table-cell>
          <table:table-cell table:formula="of:=[.N43]/[.M43]" office:value-type="float" office:value="0.563909528384663" calcext:value-type="float">
            <text:p>0.5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5" office:value-type="float" office:value="0.00108775476801949" calcext:value-type="float">
            <text:p>0.0010877548</text:p>
          </table:table-cell>
          <table:table-cell table:style-name="ce5" office:value-type="float" office:value="0.00228428481023085" calcext:value-type="float">
            <text:p>0.0022842848</text:p>
          </table:table-cell>
          <table:table-cell table:number-columns-repeated="2" table:style-name="ce5" office:value-type="float" office:value="0.000978977467726813" calcext:value-type="float">
            <text:p>0.0009789775</text:p>
          </table:table-cell>
          <table:table-cell table:style-name="ce5" office:value-type="float" office:value="-0.00000000202610081010055" calcext:value-type="float">
            <text:p>-0.000000002</text:p>
          </table:table-cell>
          <table:table-cell table:style-name="ce5" office:value-type="float" office:value="0.365811871146302" calcext:value-type="float">
            <text:p>0.3658118711</text:p>
          </table:table-cell>
          <table:table-cell table:style-name="ce5" office:value-type="float" office:value="0.944932395367793" calcext:value-type="float">
            <text:p>0.9449323954</text:p>
          </table:table-cell>
          <table:table-cell table:style-name="ce5" office:value-type="float" office:value="0.95515729950724" calcext:value-type="float">
            <text:p>0.9551572995</text:p>
          </table:table-cell>
          <table:table-cell table:style-name="ce11" office:value-type="float" office:value="90.9" calcext:value-type="float">
            <text:p>90.9</text:p>
          </table:table-cell>
          <table:table-cell office:value-type="float" office:value="0" calcext:value-type="float">
            <text:p>0</text:p>
          </table:table-cell>
          <table:table-cell office:value-type="float" office:value="3.65952571344522" calcext:value-type="float">
            <text:p>3.66</text:p>
          </table:table-cell>
          <table:table-cell table:formula="of:=[.J44]*[.L44]/100" office:value-type="float" office:value="3.32650887352171" calcext:value-type="float">
            <text:p>3.33</text:p>
          </table:table-cell>
          <table:table-cell table:formula="of:=[.N43]" office:value-type="float" office:value="97.5423779626582" calcext:value-type="float">
            <text:p>97.54</text:p>
          </table:table-cell>
          <table:table-cell table:formula="of:=[.N44]/[.M44]" office:value-type="float" office:value="29.3227469612586" calcext:value-type="float">
            <text:p>29.32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5" office:value-type="float" office:value="0.000217548522282926" calcext:value-type="float">
            <text:p>0.0002175485</text:p>
          </table:table-cell>
          <table:table-cell table:style-name="ce5" office:value-type="float" office:value="0.00250183535861459" calcext:value-type="float">
            <text:p>0.0025018354</text:p>
          </table:table-cell>
          <table:table-cell table:style-name="ce5" office:value-type="float" office:value="0.107905252321305" calcext:value-type="float">
            <text:p>0.1079052523</text:p>
          </table:table-cell>
          <table:table-cell table:style-name="ce5" office:value-type="float" office:value="1.01541891892338" calcext:value-type="float">
            <text:p>1.0154189189</text:p>
          </table:table-cell>
          <table:table-cell table:style-name="ce5" office:value-type="float" office:value="0.965382203646687" calcext:value-type="float">
            <text:p>0.9653822036</text:p>
          </table:table-cell>
          <table:table-cell table:style-name="ce5" office:value-type="float" office:value="0.961248698653178" calcext:value-type="float">
            <text:p>0.9612486987</text:p>
          </table:table-cell>
          <table:table-cell table:style-name="ce5" office:value-type="float" office:value="0.9368830372342" calcext:value-type="float">
            <text:p>0.9368830372</text:p>
          </table:table-cell>
          <table:table-cell table:style-name="ce5" office:value-type="float" office:value="0.942865707706264" calcext:value-type="float">
            <text:p>0.9428657077</text:p>
          </table:table-cell>
          <table:table-cell table:style-name="ce11" office:value-type="float" office:value="94.8" calcext:value-type="float">
            <text:p>94.8</text:p>
          </table:table-cell>
          <table:table-cell office:value-type="float" office:value="0" calcext:value-type="float">
            <text:p>0</text:p>
          </table:table-cell>
          <table:table-cell office:value-type="float" office:value="28.6991034509478" calcext:value-type="float">
            <text:p>28.70</text:p>
          </table:table-cell>
          <table:table-cell table:formula="of:=[.J45]*[.L45]/100" office:value-type="float" office:value="27.2067500714985" calcext:value-type="float">
            <text:p>27.21</text:p>
          </table:table-cell>
          <table:table-cell table:formula="of:=[.N44]" office:value-type="float" office:value="97.5423779626582" calcext:value-type="float">
            <text:p>97.54</text:p>
          </table:table-cell>
          <table:table-cell table:formula="of:=[.N45]/[.M45]" office:value-type="float" office:value="3.58522711115145" calcext:value-type="float">
            <text:p>3.5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5" office:value-type="float" office:value="0.0017404064131707" calcext:value-type="float">
            <text:p>0.0017404064</text:p>
          </table:table-cell>
          <table:table-cell table:style-name="ce5" office:value-type="float" office:value="0.00141407856449428" calcext:value-type="float">
            <text:p>0.0014140786</text:p>
          </table:table-cell>
          <table:table-cell table:style-name="ce5" office:value-type="float" office:value="-0.000652653671252019" calcext:value-type="float">
            <text:p>-0.0006526537</text:p>
          </table:table-cell>
          <table:table-cell table:style-name="ce5" office:value-type="float" office:value="0.00315448700376579" calcext:value-type="float">
            <text:p>0.003154487</text:p>
          </table:table-cell>
          <table:table-cell table:style-name="ce5" office:value-type="float" office:value="-0.000217552574484546" calcext:value-type="float">
            <text:p>-0.0002175526</text:p>
          </table:table-cell>
          <table:table-cell table:style-name="ce5" office:value-type="float" office:value="0.971582396301724" calcext:value-type="float">
            <text:p>0.9715823963</text:p>
          </table:table-cell>
          <table:table-cell table:style-name="ce5" office:value-type="float" office:value="0.943192023398336" calcext:value-type="float">
            <text:p>0.9431920234</text:p>
          </table:table-cell>
          <table:table-cell table:style-name="ce5" office:value-type="float" office:value="0.948848313343104" calcext:value-type="float">
            <text:p>0.9488483133</text:p>
          </table:table-cell>
          <table:table-cell table:style-name="ce11" office:value-type="float" office:value="93.51" calcext:value-type="float">
            <text:p>93.51</text:p>
          </table:table-cell>
          <table:table-cell office:value-type="float" office:value="0" calcext:value-type="float">
            <text:p>0</text:p>
          </table:table-cell>
          <table:table-cell office:value-type="float" office:value="5.73277011908066" calcext:value-type="float">
            <text:p>5.73</text:p>
          </table:table-cell>
          <table:table-cell table:formula="of:=[.J46]*[.L46]/100" office:value-type="float" office:value="5.36071333835233" calcext:value-type="float">
            <text:p>5.36</text:p>
          </table:table-cell>
          <table:table-cell table:formula="of:=[.N45]" office:value-type="float" office:value="97.5423779626582" calcext:value-type="float">
            <text:p>97.54</text:p>
          </table:table-cell>
          <table:table-cell table:formula="of:=[.N46]/[.M46]" office:value-type="float" office:value="18.1957832486225" calcext:value-type="float">
            <text:p>18.2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5" office:value-type="float" office:value="0.0324150864138986" calcext:value-type="float">
            <text:p>0.0324150864</text:p>
          </table:table-cell>
          <table:table-cell table:style-name="ce5" office:value-type="float" office:value="0.0115301972992453" calcext:value-type="float">
            <text:p>0.0115301973</text:p>
          </table:table-cell>
          <table:table-cell table:style-name="ce5" office:value-type="float" office:value="0.00598264818495598" calcext:value-type="float">
            <text:p>0.0059826482</text:p>
          </table:table-cell>
          <table:table-cell table:style-name="ce5" office:value-type="float" office:value="0.00467734489465357" calcext:value-type="float">
            <text:p>0.0046773449</text:p>
          </table:table-cell>
          <table:table-cell table:style-name="ce5" office:value-type="float" office:value="0.942648120688066" calcext:value-type="float">
            <text:p>0.9426481207</text:p>
          </table:table-cell>
          <table:table-cell table:style-name="ce5" office:value-type="float" office:value="0.961248698653178" calcext:value-type="float">
            <text:p>0.9612486987</text:p>
          </table:table-cell>
          <table:table-cell table:style-name="ce5" office:value-type="float" office:value="0.972452614704066" calcext:value-type="float">
            <text:p>0.9724526147</text:p>
          </table:table-cell>
          <table:table-cell table:style-name="ce5" office:value-type="float" office:value="0.950479956638687" calcext:value-type="float">
            <text:p>0.9504799566</text:p>
          </table:table-cell>
          <table:table-cell table:style-name="ce11" office:value-type="float" office:value="89.93" calcext:value-type="float">
            <text:p>89.93</text:p>
          </table:table-cell>
          <table:table-cell office:value-type="float" office:value="0" calcext:value-type="float">
            <text:p>0</text:p>
          </table:table-cell>
          <table:table-cell office:value-type="float" office:value="9.70839822472838" calcext:value-type="float">
            <text:p>9.71</text:p>
          </table:table-cell>
          <table:table-cell table:formula="of:=[.J47]*[.L47]/100" office:value-type="float" office:value="8.73076252349823" calcext:value-type="float">
            <text:p>8.73</text:p>
          </table:table-cell>
          <table:table-cell table:formula="of:=[.N46]" office:value-type="float" office:value="97.5423779626582" calcext:value-type="float">
            <text:p>97.54</text:p>
          </table:table-cell>
          <table:table-cell table:formula="of:=[.N47]/[.M47]" office:value-type="float" office:value="11.1722633275306" calcext:value-type="float">
            <text:p>11.17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5" office:value-type="float" office:value="1.04250396422326" calcext:value-type="float">
            <text:p>1.0425039642</text:p>
          </table:table-cell>
          <table:table-cell table:style-name="ce5" office:value-type="float" office:value="0.977891382465861" calcext:value-type="float">
            <text:p>0.9778913825</text:p>
          </table:table-cell>
          <table:table-cell table:style-name="ce5" office:value-type="float" office:value="0.981807300441171" calcext:value-type="float">
            <text:p>0.9818073004</text:p>
          </table:table-cell>
          <table:table-cell table:style-name="ce5" office:value-type="float" office:value="0.983982781611799" calcext:value-type="float">
            <text:p>0.9839827816</text:p>
          </table:table-cell>
          <table:table-cell table:style-name="ce5" office:value-type="float" office:value="0.978544013850004" calcext:value-type="float">
            <text:p>0.9785440139</text:p>
          </table:table-cell>
          <table:table-cell table:style-name="ce5" office:value-type="float" office:value="0.997144643683296" calcext:value-type="float">
            <text:p>0.9971446437</text:p>
          </table:table-cell>
          <table:table-cell table:style-name="ce5" office:value-type="float" office:value="0.999537660003942" calcext:value-type="float">
            <text:p>0.99953766</text:p>
          </table:table-cell>
          <table:table-cell table:style-name="ce5" office:value-type="float" office:value="0.965490997155786" calcext:value-type="float">
            <text:p>0.9654909972</text:p>
          </table:table-cell>
          <table:table-cell table:style-name="ce11" office:value-type="float" office:value="92.28" calcext:value-type="float">
            <text:p>92.28</text:p>
          </table:table-cell>
          <table:table-cell office:value-type="float" office:value="0" calcext:value-type="float">
            <text:p>0</text:p>
          </table:table-cell>
          <table:table-cell office:value-type="float" office:value="1385.88480865441" calcext:value-type="float">
            <text:p>1385.88</text:p>
          </table:table-cell>
          <table:table-cell table:formula="of:=[.J48]*[.L48]/100" office:value-type="float" office:value="1278.89450142629" calcext:value-type="float">
            <text:p>1278.89</text:p>
          </table:table-cell>
          <table:table-cell table:formula="of:=[.N47]" office:value-type="float" office:value="97.5423779626582" calcext:value-type="float">
            <text:p>97.54</text:p>
          </table:table-cell>
          <table:table-cell table:formula="of:=[.N48]/[.M48]" office:value-type="float" office:value="0.0762708556912817" calcext:value-type="float">
            <text:p>0.08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5" office:value-type="float" office:value="0.569988150779932" calcext:value-type="float">
            <text:p>0.5699881508</text:p>
          </table:table-cell>
          <table:table-cell table:style-name="ce5" office:value-type="float" office:value="0.989752470369693" calcext:value-type="float">
            <text:p>0.9897524704</text:p>
          </table:table-cell>
          <table:table-cell table:style-name="ce5" office:value-type="float" office:value="0.999835623137192" calcext:value-type="float">
            <text:p>0.9998356231</text:p>
          </table:table-cell>
          <table:table-cell table:style-name="ce5" office:value-type="float" office:value="0.992821295758312" calcext:value-type="float">
            <text:p>0.9928212958</text:p>
          </table:table-cell>
          <table:table-cell table:style-name="ce5" office:value-type="float" office:value="0.999287602271979" calcext:value-type="float">
            <text:p>0.9992876023</text:p>
          </table:table-cell>
          <table:table-cell table:style-name="ce5" office:value-type="float" office:value="1.01156270784808" calcext:value-type="float">
            <text:p>1.0115627078</text:p>
          </table:table-cell>
          <table:table-cell table:style-name="ce5" office:value-type="float" office:value="1.01923467333044" calcext:value-type="float">
            <text:p>1.0192346733</text:p>
          </table:table-cell>
          <table:table-cell table:style-name="ce5" office:value-type="float" office:value="1.0388528926741" calcext:value-type="float">
            <text:p>1.0388528927</text:p>
          </table:table-cell>
          <table:table-cell table:style-name="ce11" office:value-type="float" office:value="90.54" calcext:value-type="float">
            <text:p>90.54</text:p>
          </table:table-cell>
          <table:table-cell office:value-type="float" office:value="0" calcext:value-type="float">
            <text:p>0</text:p>
          </table:table-cell>
          <table:table-cell office:value-type="float" office:value="134.555199274638" calcext:value-type="float">
            <text:p>134.56</text:p>
          </table:table-cell>
          <table:table-cell table:formula="of:=[.J49]*[.L49]/100" office:value-type="float" office:value="121.826277423257" calcext:value-type="float">
            <text:p>121.83</text:p>
          </table:table-cell>
          <table:table-cell table:formula="of:=[.N48]" office:value-type="float" office:value="97.5423779626582" calcext:value-type="float">
            <text:p>97.54</text:p>
          </table:table-cell>
          <table:table-cell table:formula="of:=[.N49]/[.M49]" office:value-type="float" office:value="0.800667803578778" calcext:value-type="float">
            <text:p>0.8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5" office:value-type="float" office:value="0.0218344389657078" calcext:value-type="float">
            <text:p>0.021834439</text:p>
          </table:table-cell>
          <table:table-cell table:style-name="ce5" office:value-type="float" office:value="0.017822863104566" calcext:value-type="float">
            <text:p>0.0178228631</text:p>
          </table:table-cell>
          <table:table-cell table:style-name="ce5" office:value-type="float" office:value="0.00441273173933763" calcext:value-type="float">
            <text:p>0.0044127317</text:p>
          </table:table-cell>
          <table:table-cell table:style-name="ce5" office:value-type="float" office:value="0.000515774283278013" calcext:value-type="float">
            <text:p>0.0005157743</text:p>
          </table:table-cell>
          <table:table-cell table:style-name="ce5" office:value-type="float" office:value="-0.00234963887602162" calcext:value-type="float">
            <text:p>-0.0023496389</text:p>
          </table:table-cell>
          <table:table-cell table:style-name="ce5" office:value-type="float" office:value="0.78002236211744" calcext:value-type="float">
            <text:p>0.7800223621</text:p>
          </table:table-cell>
          <table:table-cell table:style-name="ce5" office:value-type="float" office:value="0.990343565893867" calcext:value-type="float">
            <text:p>0.9903435659</text:p>
          </table:table-cell>
          <table:table-cell table:style-name="ce5" office:value-type="float" office:value="0.994698962811887" calcext:value-type="float">
            <text:p>0.9946989628</text:p>
          </table:table-cell>
          <table:table-cell table:style-name="ce11" office:value-type="float" office:value="91.01" calcext:value-type="float">
            <text:p>91.01</text:p>
          </table:table-cell>
          <table:table-cell office:value-type="float" office:value="0" calcext:value-type="float">
            <text:p>0</text:p>
          </table:table-cell>
          <table:table-cell office:value-type="float" office:value="4.30703125958188" calcext:value-type="float">
            <text:p>4.31</text:p>
          </table:table-cell>
          <table:table-cell table:formula="of:=[.J50]*[.L50]/100" office:value-type="float" office:value="3.91982914934547" calcext:value-type="float">
            <text:p>3.92</text:p>
          </table:table-cell>
          <table:table-cell table:formula="of:=[.N49]" office:value-type="float" office:value="97.5423779626582" calcext:value-type="float">
            <text:p>97.54</text:p>
          </table:table-cell>
          <table:table-cell table:formula="of:=[.N50]/[.M50]" office:value-type="float" office:value="24.8843442523371" calcext:value-type="float">
            <text:p>24.88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5" office:value-type="float" office:value="0.0379953608153575" calcext:value-type="float">
            <text:p>0.0379953608</text:p>
          </table:table-cell>
          <table:table-cell table:style-name="ce5" office:value-type="float" office:value="0.0296283538778271" calcext:value-type="float">
            <text:p>0.0296283539</text:p>
          </table:table-cell>
          <table:table-cell table:style-name="ce5" office:value-type="float" office:value="0.012206655191049" calcext:value-type="float">
            <text:p>0.0122066552</text:p>
          </table:table-cell>
          <table:table-cell table:style-name="ce5" office:value-type="float" office:value="0.0078512283844564" calcext:value-type="float">
            <text:p>0.0078512284</text:p>
          </table:table-cell>
          <table:table-cell table:style-name="ce5" office:value-type="float" office:value="0.812114969006575" calcext:value-type="float">
            <text:p>0.812114969</text:p>
          </table:table-cell>
          <table:table-cell table:style-name="ce5" office:value-type="float" office:value="0.943006967316556" calcext:value-type="float">
            <text:p>0.9430069673</text:p>
          </table:table-cell>
          <table:table-cell table:style-name="ce5" office:value-type="float" office:value="0.9902289304096" calcext:value-type="float">
            <text:p>0.9902289304</text:p>
          </table:table-cell>
          <table:table-cell table:style-name="ce5" office:value-type="float" office:value="1.00421213672106" calcext:value-type="float">
            <text:p>1.0042121367</text:p>
          </table:table-cell>
          <table:table-cell table:style-name="ce11" office:value-type="float" office:value="92.5" calcext:value-type="float">
            <text:p>92.5</text:p>
          </table:table-cell>
          <table:table-cell office:value-type="float" office:value="0" calcext:value-type="float">
            <text:p>0</text:p>
          </table:table-cell>
          <table:table-cell office:value-type="float" office:value="8.88855897304716" calcext:value-type="float">
            <text:p>8.89</text:p>
          </table:table-cell>
          <table:table-cell table:formula="of:=[.J51]*[.L51]/100" office:value-type="float" office:value="8.22191705006862" calcext:value-type="float">
            <text:p>8.22</text:p>
          </table:table-cell>
          <table:table-cell table:formula="of:=[.N50]" office:value-type="float" office:value="97.5423779626582" calcext:value-type="float">
            <text:p>97.54</text:p>
          </table:table-cell>
          <table:table-cell table:formula="of:=[.N51]/[.M51]" office:value-type="float" office:value="11.8637025122802" calcext:value-type="float">
            <text:p>11.8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5" office:value-type="float" office:value="-0.000859625228728704" calcext:value-type="float">
            <text:p>-0.0008596252</text:p>
          </table:table-cell>
          <table:table-cell table:style-name="ce5" office:value-type="float" office:value="0.000401155878195767" calcext:value-type="float">
            <text:p>0.0004011559</text:p>
          </table:table-cell>
          <table:table-cell table:style-name="ce5" office:value-type="float" office:value="-0.00143270444475179" calcext:value-type="float">
            <text:p>-0.0014327044</text:p>
          </table:table-cell>
          <table:table-cell table:style-name="ce5" office:value-type="float" office:value="0.846270673028822" calcext:value-type="float">
            <text:p>0.846270673</text:p>
          </table:table-cell>
          <table:table-cell table:style-name="ce5" office:value-type="float" office:value="0.995386707400749" calcext:value-type="float">
            <text:p>0.9953867074</text:p>
          </table:table-cell>
          <table:table-cell table:style-name="ce5" office:value-type="float" office:value="0.98117423012076" calcext:value-type="float">
            <text:p>0.9811742301</text:p>
          </table:table-cell>
          <table:table-cell table:style-name="ce5" office:value-type="float" office:value="0.978767294851586" calcext:value-type="float">
            <text:p>0.9787672949</text:p>
          </table:table-cell>
          <table:table-cell table:style-name="ce5" office:value-type="float" office:value="1.00203447242041" calcext:value-type="float">
            <text:p>1.0020344724</text:p>
          </table:table-cell>
          <table:table-cell table:style-name="ce11" office:value-type="float" office:value="85.16" calcext:value-type="float">
            <text:p>85.16</text:p>
          </table:table-cell>
          <table:table-cell office:value-type="float" office:value="0" calcext:value-type="float">
            <text:p>0</text:p>
          </table:table-cell>
          <table:table-cell office:value-type="float" office:value="18.3372348093665" calcext:value-type="float">
            <text:p>18.34</text:p>
          </table:table-cell>
          <table:table-cell table:formula="of:=[.J52]*[.L52]/100" office:value-type="float" office:value="15.6159891636565" calcext:value-type="float">
            <text:p>15.62</text:p>
          </table:table-cell>
          <table:table-cell table:formula="of:=[.N51]" office:value-type="float" office:value="97.5423779626582" calcext:value-type="float">
            <text:p>97.54</text:p>
          </table:table-cell>
          <table:table-cell table:formula="of:=[.N52]/[.M52]" office:value-type="float" office:value="6.2463143986851" calcext:value-type="float">
            <text:p>6.25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5" office:value-type="float" office:value="0.00200578793057093" calcext:value-type="float">
            <text:p>0.0020057879</text:p>
          </table:table-cell>
          <table:table-cell table:style-name="ce5" office:value-type="float" office:value="0.00108885776909715" calcext:value-type="float">
            <text:p>0.0010888578</text:p>
          </table:table-cell>
          <table:table-cell table:style-name="ce5" office:value-type="float" office:value="-0.000974239364014904" calcext:value-type="float">
            <text:p>-0.0009742394</text:p>
          </table:table-cell>
          <table:table-cell table:style-name="ce5" office:value-type="float" office:value="0.716868662747358" calcext:value-type="float">
            <text:p>0.7168686627</text:p>
          </table:table-cell>
          <table:table-cell table:style-name="ce5" office:value-type="float" office:value="0.979454971123711" calcext:value-type="float">
            <text:p>0.9794549711</text:p>
          </table:table-cell>
          <table:table-cell table:style-name="ce5" office:value-type="float" office:value="0.992750501163041" calcext:value-type="float">
            <text:p>0.9927505012</text:p>
          </table:table-cell>
          <table:table-cell table:style-name="ce5" office:value-type="float" office:value="0.9871343188683" calcext:value-type="float">
            <text:p>0.9871343189</text:p>
          </table:table-cell>
          <table:table-cell table:style-name="ce5" office:value-type="float" office:value="0.999971375287302" calcext:value-type="float">
            <text:p>0.9999713753</text:p>
          </table:table-cell>
          <table:table-cell table:style-name="ce11" office:value-type="float" office:value="91.04" calcext:value-type="float">
            <text:p>91.04</text:p>
          </table:table-cell>
          <table:table-cell office:value-type="float" office:value="0" calcext:value-type="float">
            <text:p>0</text:p>
          </table:table-cell>
          <table:table-cell office:value-type="float" office:value="17.3873929141461" calcext:value-type="float">
            <text:p>17.39</text:p>
          </table:table-cell>
          <table:table-cell table:formula="of:=[.J53]*[.L53]/100" office:value-type="float" office:value="15.8294825090386" calcext:value-type="float">
            <text:p>15.83</text:p>
          </table:table-cell>
          <table:table-cell table:formula="of:=[.N52]" office:value-type="float" office:value="97.5423779626582" calcext:value-type="float">
            <text:p>97.54</text:p>
          </table:table-cell>
          <table:table-cell table:formula="of:=[.N53]/[.M53]" office:value-type="float" office:value="6.16206991649674" calcext:value-type="float">
            <text:p>6.1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5" office:value-type="float" office:value="0.719963342605395" calcext:value-type="float">
            <text:p>0.7199633426</text:p>
          </table:table-cell>
          <table:table-cell table:style-name="ce5" office:value-type="float" office:value="0.866099332603551" calcext:value-type="float">
            <text:p>0.8660993326</text:p>
          </table:table-cell>
          <table:table-cell table:style-name="ce5" office:value-type="float" office:value="0.910914360427421" calcext:value-type="float">
            <text:p>0.9109143604</text:p>
          </table:table-cell>
          <table:table-cell table:style-name="ce5" office:value-type="float" office:value="0.934181524332901" calcext:value-type="float">
            <text:p>0.9341815243</text:p>
          </table:table-cell>
          <table:table-cell table:style-name="ce5" office:value-type="float" office:value="0.976933468687007" calcext:value-type="float">
            <text:p>0.9769334687</text:p>
          </table:table-cell>
          <table:table-cell table:style-name="ce5" office:value-type="float" office:value="0.982435015497481" calcext:value-type="float">
            <text:p>0.9824350155</text:p>
          </table:table-cell>
          <table:table-cell table:style-name="ce5" office:value-type="float" office:value="0.986790480732238" calcext:value-type="float">
            <text:p>0.9867904807</text:p>
          </table:table-cell>
          <table:table-cell table:style-name="ce5" office:value-type="float" office:value="0.995615910052545" calcext:value-type="float">
            <text:p>0.9956159101</text:p>
          </table:table-cell>
          <table:table-cell table:style-name="ce11" office:value-type="float" office:value="85.19" calcext:value-type="float">
            <text:p>85.19</text:p>
          </table:table-cell>
          <table:table-cell office:value-type="float" office:value="0" calcext:value-type="float">
            <text:p>0</text:p>
          </table:table-cell>
          <table:table-cell office:value-type="float" office:value="316.122787108666" calcext:value-type="float">
            <text:p>316.12</text:p>
          </table:table-cell>
          <table:table-cell table:formula="of:=[.J54]*[.L54]/100" office:value-type="float" office:value="269.305002337873" calcext:value-type="float">
            <text:p>269.31</text:p>
          </table:table-cell>
          <table:table-cell table:formula="of:=[.N53]" office:value-type="float" office:value="97.5423779626582" calcext:value-type="float">
            <text:p>97.54</text:p>
          </table:table-cell>
          <table:table-cell table:formula="of:=[.N54]/[.M54]" office:value-type="float" office:value="0.362200394036055" calcext:value-type="float">
            <text:p>0.3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5" office:value-type="float" office:value="0.984727383599126" calcext:value-type="float">
            <text:p>0.9847273836</text:p>
          </table:table-cell>
          <table:table-cell table:style-name="ce5" office:value-type="float" office:value="0.982549650981747" calcext:value-type="float">
            <text:p>0.982549651</text:p>
          </table:table-cell>
          <table:table-cell table:style-name="ce5" office:value-type="float" office:value="0.97074417728767" calcext:value-type="float">
            <text:p>0.9707441773</text:p>
          </table:table-cell>
          <table:table-cell table:style-name="ce5" office:value-type="float" office:value="0.974182626965033" calcext:value-type="float">
            <text:p>0.974182627</text:p>
          </table:table-cell>
          <table:table-cell table:style-name="ce5" office:value-type="float" office:value="0.982435015497481" calcext:value-type="float">
            <text:p>0.9824350155</text:p>
          </table:table-cell>
          <table:table-cell table:style-name="ce5" office:value-type="float" office:value="0.970514906319138" calcext:value-type="float">
            <text:p>0.9705149063</text:p>
          </table:table-cell>
          <table:table-cell table:style-name="ce5" office:value-type="float" office:value="0.994584395644357" calcext:value-type="float">
            <text:p>0.9945843956</text:p>
          </table:table-cell>
          <table:table-cell table:style-name="ce5" office:value-type="float" office:value="1.01338147249416" calcext:value-type="float">
            <text:p>1.0133814725</text:p>
          </table:table-cell>
          <table:table-cell table:style-name="ce11" office:value-type="float" office:value="78.54" calcext:value-type="float">
            <text:p>78.54</text:p>
          </table:table-cell>
          <table:table-cell office:value-type="float" office:value="0" calcext:value-type="float">
            <text:p>0</text:p>
          </table:table-cell>
          <table:table-cell office:value-type="float" office:value="576.029390698087" calcext:value-type="float">
            <text:p>576.03</text:p>
          </table:table-cell>
          <table:table-cell table:formula="of:=[.J55]*[.L55]/100" office:value-type="float" office:value="452.413483454278" calcext:value-type="float">
            <text:p>452.41</text:p>
          </table:table-cell>
          <table:table-cell table:formula="of:=[.N54]" office:value-type="float" office:value="97.5423779626582" calcext:value-type="float">
            <text:p>97.54</text:p>
          </table:table-cell>
          <table:table-cell table:formula="of:=[.N55]/[.M55]" office:value-type="float" office:value="0.21560448910121" calcext:value-type="float">
            <text:p>0.22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5" office:value-type="float" office:value="0.988624306896817" calcext:value-type="float">
            <text:p>0.9886243069</text:p>
          </table:table-cell>
          <table:table-cell table:style-name="ce5" office:value-type="float" office:value="0.976933468687007" calcext:value-type="float">
            <text:p>0.9769334687</text:p>
          </table:table-cell>
          <table:table-cell table:style-name="ce5" office:value-type="float" office:value="0.979569606607977" calcext:value-type="float">
            <text:p>0.9795696066</text:p>
          </table:table-cell>
          <table:table-cell table:style-name="ce5" office:value-type="float" office:value="0.96948339191095" calcext:value-type="float">
            <text:p>0.9694833919</text:p>
          </table:table-cell>
          <table:table-cell table:style-name="ce5" office:value-type="float" office:value="0.971890327180125" calcext:value-type="float">
            <text:p>0.9718903272</text:p>
          </table:table-cell>
          <table:table-cell table:style-name="ce5" office:value-type="float" office:value="0.977048035854536" calcext:value-type="float">
            <text:p>0.9770480359</text:p>
          </table:table-cell>
          <table:table-cell table:style-name="ce5" office:value-type="float" office:value="0.984956586250922" calcext:value-type="float">
            <text:p>0.9849565863</text:p>
          </table:table-cell>
          <table:table-cell table:style-name="ce5" office:value-type="float" office:value="1.00604603120237" calcext:value-type="float">
            <text:p>1.0060460312</text:p>
          </table:table-cell>
          <table:table-cell table:style-name="ce11" office:value-type="float" office:value="82.33" calcext:value-type="float">
            <text:p>82.33</text:p>
          </table:table-cell>
          <table:table-cell office:value-type="float" office:value="0" calcext:value-type="float">
            <text:p>0</text:p>
          </table:table-cell>
          <table:table-cell office:value-type="float" office:value="822.98714656225" calcext:value-type="float">
            <text:p>822.99</text:p>
          </table:table-cell>
          <table:table-cell table:formula="of:=[.J56]*[.L56]/100" office:value-type="float" office:value="677.565317764701" calcext:value-type="float">
            <text:p>677.57</text:p>
          </table:table-cell>
          <table:table-cell table:formula="of:=[.N55]" office:value-type="float" office:value="97.5423779626582" calcext:value-type="float">
            <text:p>97.54</text:p>
          </table:table-cell>
          <table:table-cell table:formula="of:=[.N56]/[.M56]" office:value-type="float" office:value="0.143960110420722" calcext:value-type="float">
            <text:p>0.14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5" office:value-type="float" office:value="-0.00131809030946559" calcext:value-type="float">
            <text:p>-0.0013180903</text:p>
          </table:table-cell>
          <table:table-cell table:style-name="ce5" office:value-type="float" office:value="0.820138086570491" calcext:value-type="float">
            <text:p>0.8201380866</text:p>
          </table:table-cell>
          <table:table-cell table:style-name="ce5" office:value-type="float" office:value="0.889710279991705" calcext:value-type="float">
            <text:p>0.88971028</text:p>
          </table:table-cell>
          <table:table-cell table:style-name="ce5" office:value-type="float" office:value="0.978423456715523" calcext:value-type="float">
            <text:p>0.9784234567</text:p>
          </table:table-cell>
          <table:table-cell table:style-name="ce5" office:value-type="float" office:value="0.978881930335852" calcext:value-type="float">
            <text:p>0.9788819303</text:p>
          </table:table-cell>
          <table:table-cell table:style-name="ce5" office:value-type="float" office:value="0.974182626965033" calcext:value-type="float">
            <text:p>0.974182627</text:p>
          </table:table-cell>
          <table:table-cell table:style-name="ce5" office:value-type="float" office:value="0.980371918364369" calcext:value-type="float">
            <text:p>0.9803719184</text:p>
          </table:table-cell>
          <table:table-cell table:style-name="ce5" office:value-type="float" office:value="1.00593139571811" calcext:value-type="float">
            <text:p>1.0059313957</text:p>
          </table:table-cell>
          <table:table-cell table:style-name="ce11" office:value-type="float" office:value="86.9" calcext:value-type="float">
            <text:p>86.9</text:p>
          </table:table-cell>
          <table:table-cell office:value-type="float" office:value="0" calcext:value-type="float">
            <text:p>0</text:p>
          </table:table-cell>
          <table:table-cell office:value-type="float" office:value="75.9588788198365" calcext:value-type="float">
            <text:p>75.96</text:p>
          </table:table-cell>
          <table:table-cell table:formula="of:=[.J57]*[.L57]/100" office:value-type="float" office:value="66.0082656944379" calcext:value-type="float">
            <text:p>66.01</text:p>
          </table:table-cell>
          <table:table-cell table:formula="of:=[.N56]" office:value-type="float" office:value="97.5423779626582" calcext:value-type="float">
            <text:p>97.54</text:p>
          </table:table-cell>
          <table:table-cell table:formula="of:=[.N57]/[.M57]" office:value-type="float" office:value="1.47772975000126" calcext:value-type="float">
            <text:p>1.48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5" office:value-type="float" office:value="0.0363499045158143" calcext:value-type="float">
            <text:p>0.0363499045</text:p>
          </table:table-cell>
          <table:table-cell table:style-name="ce5" office:value-type="float" office:value="0.0147010695254715" calcext:value-type="float">
            <text:p>0.0147010695</text:p>
          </table:table-cell>
          <table:table-cell table:style-name="ce5" office:value-type="float" office:value="0.00654499710477654" calcext:value-type="float">
            <text:p>0.0065449971</text:p>
          </table:table-cell>
          <table:table-cell table:style-name="ce5" office:value-type="float" office:value="0.00503461387888177" calcext:value-type="float">
            <text:p>0.0050346139</text:p>
          </table:table-cell>
          <table:table-cell table:style-name="ce5" office:value-type="float" office:value="0.000906228810213153" calcext:value-type="float">
            <text:p>0.0009062288</text:p>
          </table:table-cell>
          <table:table-cell table:style-name="ce5" office:value-type="float" office:value="0.778552558567402" calcext:value-type="float">
            <text:p>0.7785525586</text:p>
          </table:table-cell>
          <table:table-cell table:style-name="ce5" office:value-type="float" office:value="1.01034619618033" calcext:value-type="float">
            <text:p>1.0103461962</text:p>
          </table:table-cell>
          <table:table-cell table:style-name="ce5" office:value-type="float" office:value="1.02534931196724" calcext:value-type="float">
            <text:p>1.025349312</text:p>
          </table:table-cell>
          <table:table-cell table:style-name="ce11" office:value-type="float" office:value="93.19" calcext:value-type="float">
            <text:p>93.19</text:p>
          </table:table-cell>
          <table:table-cell office:value-type="float" office:value="0" calcext:value-type="float">
            <text:p>0</text:p>
          </table:table-cell>
          <table:table-cell office:value-type="float" office:value="4.30688871437024" calcext:value-type="float">
            <text:p>4.31</text:p>
          </table:table-cell>
          <table:table-cell table:formula="of:=[.J58]*[.L58]/100" office:value-type="float" office:value="4.01358959292163" calcext:value-type="float">
            <text:p>4.01</text:p>
          </table:table-cell>
          <table:table-cell table:formula="of:=[.N57]" office:value-type="float" office:value="97.5423779626582" calcext:value-type="float">
            <text:p>97.54</text:p>
          </table:table-cell>
          <table:table-cell table:formula="of:=[.N58]/[.M58]" office:value-type="float" office:value="24.3030274282862" calcext:value-type="float">
            <text:p>24.3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5" office:value-type="float" office:value="1.01383994611449" calcext:value-type="float">
            <text:p>1.0138399461</text:p>
          </table:table-cell>
          <table:table-cell table:style-name="ce5" office:value-type="float" office:value="0.981288865605027" calcext:value-type="float">
            <text:p>0.9812888656</text:p>
          </table:table-cell>
          <table:table-cell table:style-name="ce5" office:value-type="float" office:value="0.970973379939467" calcext:value-type="float">
            <text:p>0.9709733799</text:p>
          </table:table-cell>
          <table:table-cell table:style-name="ce5" office:value-type="float" office:value="0.918135179898292" calcext:value-type="float">
            <text:p>0.9181351799</text:p>
          </table:table-cell>
          <table:table-cell table:style-name="ce5" office:value-type="float" office:value="0.976589562234207" calcext:value-type="float">
            <text:p>0.9765895622</text:p>
          </table:table-cell>
          <table:table-cell table:style-name="ce5" office:value-type="float" office:value="0.973265679724375" calcext:value-type="float">
            <text:p>0.9732656797</text:p>
          </table:table-cell>
          <table:table-cell table:style-name="ce5" office:value-type="float" office:value="0.976589562234207" calcext:value-type="float">
            <text:p>0.9765895622</text:p>
          </table:table-cell>
          <table:table-cell table:style-name="ce5" office:value-type="float" office:value="0.98896814503288" calcext:value-type="float">
            <text:p>0.988968145</text:p>
          </table:table-cell>
          <table:table-cell table:style-name="ce11" office:value-type="float" office:value="89.52" calcext:value-type="float">
            <text:p>89.52</text:p>
          </table:table-cell>
          <table:table-cell office:value-type="float" office:value="0" calcext:value-type="float">
            <text:p>0</text:p>
          </table:table-cell>
          <table:table-cell office:value-type="float" office:value="1077.00550347854" calcext:value-type="float">
            <text:p>1077.01</text:p>
          </table:table-cell>
          <table:table-cell table:formula="of:=[.J59]*[.L59]/100" office:value-type="float" office:value="964.135326713989" calcext:value-type="float">
            <text:p>964.14</text:p>
          </table:table-cell>
          <table:table-cell table:formula="of:=[.N58]" office:value-type="float" office:value="97.5423779626582" calcext:value-type="float">
            <text:p>97.54</text:p>
          </table:table-cell>
          <table:table-cell table:formula="of:=[.N59]/[.M59]" office:value-type="float" office:value="0.101170836976907" calcext:value-type="float">
            <text:p>0.1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5" office:value-type="float" office:value="1.04960027364952" calcext:value-type="float">
            <text:p>1.0496002736</text:p>
          </table:table-cell>
          <table:table-cell table:style-name="ce5" office:value-type="float" office:value="1.04593255300363" calcext:value-type="float">
            <text:p>1.045932553</text:p>
          </table:table-cell>
          <table:table-cell table:style-name="ce5" office:value-type="float" office:value="1.02174849651088" calcext:value-type="float">
            <text:p>1.0217484965</text:p>
          </table:table-cell>
          <table:table-cell table:style-name="ce5" office:value-type="float" office:value="0.929596842783001" calcext:value-type="float">
            <text:p>0.9295968428</text:p>
          </table:table-cell>
          <table:table-cell table:style-name="ce5" office:value-type="float" office:value="0.976131156930615" calcext:value-type="float">
            <text:p>0.9761311569</text:p>
          </table:table-cell>
          <table:table-cell table:style-name="ce5" office:value-type="float" office:value="0.969139485458151" calcext:value-type="float">
            <text:p>0.9691394855</text:p>
          </table:table-cell>
          <table:table-cell table:style-name="ce5" office:value-type="float" office:value="0.979340403956181" calcext:value-type="float">
            <text:p>0.979340404</text:p>
          </table:table-cell>
          <table:table-cell table:style-name="ce5" office:value-type="float" office:value="0.995959748188607" calcext:value-type="float">
            <text:p>0.9959597482</text:p>
          </table:table-cell>
          <table:table-cell table:style-name="ce11" office:value-type="float" office:value="89.42" calcext:value-type="float">
            <text:p>89.42</text:p>
          </table:table-cell>
          <table:table-cell office:value-type="float" office:value="0" calcext:value-type="float">
            <text:p>0</text:p>
          </table:table-cell>
          <table:table-cell office:value-type="float" office:value="1276.08381517007" calcext:value-type="float">
            <text:p>1276.08</text:p>
          </table:table-cell>
          <table:table-cell table:formula="of:=[.J60]*[.L60]/100" office:value-type="float" office:value="1141.07414752508" calcext:value-type="float">
            <text:p>1141.07</text:p>
          </table:table-cell>
          <table:table-cell table:formula="of:=[.N59]" office:value-type="float" office:value="97.5423779626582" calcext:value-type="float">
            <text:p>97.54</text:p>
          </table:table-cell>
          <table:table-cell table:formula="of:=[.N60]/[.M60]" office:value-type="float" office:value="0.085482944446881" calcext:value-type="float">
            <text:p>0.0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" office:value-type="float" office:value="1.03348249723861" calcext:value-type="float">
            <text:p>1.0334824972</text:p>
          </table:table-cell>
          <table:table-cell table:style-name="ce5" office:value-type="float" office:value="0.986245306680253" calcext:value-type="float">
            <text:p>0.9862453067</text:p>
          </table:table-cell>
          <table:table-cell table:style-name="ce5" office:value-type="float" office:value="0.98306692937949" calcext:value-type="float">
            <text:p>0.9830669294</text:p>
          </table:table-cell>
          <table:table-cell table:style-name="ce5" office:value-type="float" office:value="0.985368564752486" calcext:value-type="float">
            <text:p>0.9853685648</text:p>
          </table:table-cell>
          <table:table-cell table:style-name="ce5" office:value-type="float" office:value="0.99808200862941" calcext:value-type="float">
            <text:p>0.9980820086</text:p>
          </table:table-cell>
          <table:table-cell table:style-name="ce5" office:value-type="float" office:value="0.992492509369635" calcext:value-type="float">
            <text:p>0.9924925094</text:p>
          </table:table-cell>
          <table:table-cell table:style-name="ce5" office:value-type="float" office:value="1.00323316958836" calcext:value-type="float">
            <text:p>1.0032331696</text:p>
          </table:table-cell>
          <table:table-cell table:style-name="ce5" office:value-type="float" office:value="1.03468809088118" calcext:value-type="float">
            <text:p>1.0346880909</text:p>
          </table:table-cell>
          <table:table-cell table:style-name="ce11" office:value-type="float" office:value="85.39" calcext:value-type="float">
            <text:p>85.39</text:p>
          </table:table-cell>
          <table:table-cell office:value-type="float" office:value="0" calcext:value-type="float">
            <text:p>0</text:p>
          </table:table-cell>
          <table:table-cell office:value-type="float" office:value="1117.36650222488" calcext:value-type="float">
            <text:p>1117.37</text:p>
          </table:table-cell>
          <table:table-cell table:formula="of:=[.J61]*[.L61]/100" office:value-type="float" office:value="954.119256249825" calcext:value-type="float">
            <text:p>954.12</text:p>
          </table:table-cell>
          <table:table-cell table:formula="of:=[.N60]" office:value-type="float" office:value="97.5423779626582" calcext:value-type="float">
            <text:p>97.54</text:p>
          </table:table-cell>
          <table:table-cell table:formula="of:=[.N61]/[.M61]" office:value-type="float" office:value="0.102232899423967" calcext:value-type="float">
            <text:p>0.1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" office:value-type="float" office:value="0.0933261923270016" calcext:value-type="float">
            <text:p>0.0933261923</text:p>
          </table:table-cell>
          <table:table-cell table:style-name="ce5" office:value-type="float" office:value="0.0365973994129204" calcext:value-type="float">
            <text:p>0.0365973994</text:p>
          </table:table-cell>
          <table:table-cell table:style-name="ce5" office:value-type="float" office:value="0.0231764725128544" calcext:value-type="float">
            <text:p>0.0231764725</text:p>
          </table:table-cell>
          <table:table-cell table:style-name="ce5" office:value-type="float" office:value="0.0221614440749153" calcext:value-type="float">
            <text:p>0.0221614441</text:p>
          </table:table-cell>
          <table:table-cell table:style-name="ce5" office:value-type="float" office:value="0.00716158731693414" calcext:value-type="float">
            <text:p>0.0071615873</text:p>
          </table:table-cell>
          <table:table-cell table:style-name="ce5" office:value-type="float" office:value="0.692531117457641" calcext:value-type="float">
            <text:p>0.6925311175</text:p>
          </table:table-cell>
          <table:table-cell table:style-name="ce5" office:value-type="float" office:value="1.00989651886707" calcext:value-type="float">
            <text:p>1.0098965189</text:p>
          </table:table-cell>
          <table:table-cell table:style-name="ce5" office:value-type="float" office:value="1.00538527389594" calcext:value-type="float">
            <text:p>1.0053852739</text:p>
          </table:table-cell>
          <table:table-cell table:style-name="ce11" office:value-type="float" office:value="93.14" calcext:value-type="float">
            <text:p>93.14</text:p>
          </table:table-cell>
          <table:table-cell office:value-type="float" office:value="0" calcext:value-type="float">
            <text:p>0</text:p>
          </table:table-cell>
          <table:table-cell office:value-type="float" office:value="4.19133588045506" calcext:value-type="float">
            <text:p>4.19</text:p>
          </table:table-cell>
          <table:table-cell table:formula="of:=[.J62]*[.L62]/100" office:value-type="float" office:value="3.90381023905584" calcext:value-type="float">
            <text:p>3.90</text:p>
          </table:table-cell>
          <table:table-cell table:formula="of:=[.N61]" office:value-type="float" office:value="97.5423779626582" calcext:value-type="float">
            <text:p>97.54</text:p>
          </table:table-cell>
          <table:table-cell table:formula="of:=[.N62]/[.M62]" office:value-type="float" office:value="24.9864547684186" calcext:value-type="float">
            <text:p>24.9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5" office:value-type="float" office:value="0.927679289338926" calcext:value-type="float">
            <text:p>0.9276792893</text:p>
          </table:table-cell>
          <table:table-cell table:style-name="ce5" office:value-type="float" office:value="0.907491479857061" calcext:value-type="float">
            <text:p>0.9074914799</text:p>
          </table:table-cell>
          <table:table-cell table:style-name="ce5" office:value-type="float" office:value="0.916062825135421" calcext:value-type="float">
            <text:p>0.9160628251</text:p>
          </table:table-cell>
          <table:table-cell table:style-name="ce5" office:value-type="float" office:value="0.976062255528479" calcext:value-type="float">
            <text:p>0.9760622555</text:p>
          </table:table-cell>
          <table:table-cell table:style-name="ce5" office:value-type="float" office:value="0.995798920346435" calcext:value-type="float">
            <text:p>0.9957989203</text:p>
          </table:table-cell>
          <table:table-cell table:style-name="ce5" office:value-type="float" office:value="1.00910705603882" calcext:value-type="float">
            <text:p>1.009107056</text:p>
          </table:table-cell>
          <table:table-cell table:style-name="ce5" office:value-type="float" office:value="1.01181377613245" calcext:value-type="float">
            <text:p>1.0118137761</text:p>
          </table:table-cell>
          <table:table-cell table:style-name="ce5" office:value-type="float" office:value="1.01373110062047" calcext:value-type="float">
            <text:p>1.0137311006</text:p>
          </table:table-cell>
          <table:table-cell table:style-name="ce11" office:value-type="float" office:value="84.66" calcext:value-type="float">
            <text:p>84.66</text:p>
          </table:table-cell>
          <table:table-cell office:value-type="float" office:value="0" calcext:value-type="float">
            <text:p>0</text:p>
          </table:table-cell>
          <table:table-cell office:value-type="float" office:value="589.815727570236" calcext:value-type="float">
            <text:p>589.82</text:p>
          </table:table-cell>
          <table:table-cell table:formula="of:=[.J63]*[.L63]/100" office:value-type="float" office:value="499.337994960962" calcext:value-type="float">
            <text:p>499.34</text:p>
          </table:table-cell>
          <table:table-cell table:formula="of:=[.N62]" office:value-type="float" office:value="97.5423779626582" calcext:value-type="float">
            <text:p>97.54</text:p>
          </table:table-cell>
          <table:table-cell table:formula="of:=[.N63]/[.M63]" office:value-type="float" office:value="0.195343392545733" calcext:value-type="float">
            <text:p>0.2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5" office:value-type="float" office:value="1.02467084782811" calcext:value-type="float">
            <text:p>1.0246708478</text:p>
          </table:table-cell>
          <table:table-cell table:style-name="ce5" office:value-type="float" office:value="1.0341444017671" calcext:value-type="float">
            <text:p>1.0341444018</text:p>
          </table:table-cell>
          <table:table-cell table:style-name="ce5" office:value-type="float" office:value="1.01384383300832" calcext:value-type="float">
            <text:p>1.013843833</text:p>
          </table:table-cell>
          <table:table-cell table:style-name="ce5" office:value-type="float" office:value="1.00267855380232" calcext:value-type="float">
            <text:p>1.0026785538</text:p>
          </table:table-cell>
          <table:table-cell table:style-name="ce5" office:value-type="float" office:value="0.987114762013036" calcext:value-type="float">
            <text:p>0.987114762</text:p>
          </table:table-cell>
          <table:table-cell table:style-name="ce5" office:value-type="float" office:value="1.00008456609655" calcext:value-type="float">
            <text:p>1.0000845661</text:p>
          </table:table-cell>
          <table:table-cell table:style-name="ce5" office:value-type="float" office:value="0.997152314004571" calcext:value-type="float">
            <text:p>0.997152314</text:p>
          </table:table-cell>
          <table:table-cell table:style-name="ce5" office:value-type="float" office:value="1.00335521702006" calcext:value-type="float">
            <text:p>1.003355217</text:p>
          </table:table-cell>
          <table:table-cell table:style-name="ce11" office:value-type="float" office:value="95.65" calcext:value-type="float">
            <text:p>95.65</text:p>
          </table:table-cell>
          <table:table-cell office:value-type="float" office:value="0" calcext:value-type="float">
            <text:p>0</text:p>
          </table:table-cell>
          <table:table-cell office:value-type="float" office:value="1191.693508645" calcext:value-type="float">
            <text:p>1191.69</text:p>
          </table:table-cell>
          <table:table-cell table:formula="of:=[.J64]*[.L64]/100" office:value-type="float" office:value="1139.85484101894" calcext:value-type="float">
            <text:p>1139.85</text:p>
          </table:table-cell>
          <table:table-cell table:formula="of:=[.N63]" office:value-type="float" office:value="97.5423779626582" calcext:value-type="float">
            <text:p>97.54</text:p>
          </table:table-cell>
          <table:table-cell table:formula="of:=[.N64]/[.M64]" office:value-type="float" office:value="0.0855743858362375" calcext:value-type="float">
            <text:p>0.0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5" office:value-type="float" office:value="1.02782869914111" calcext:value-type="float">
            <text:p>1.0278286991</text:p>
          </table:table-cell>
          <table:table-cell table:style-name="ce5" office:value-type="float" office:value="0.991964392371163" calcext:value-type="float">
            <text:p>0.9919643924</text:p>
          </table:table-cell>
          <table:table-cell table:style-name="ce5" office:value-type="float" office:value="0.981137390995908" calcext:value-type="float">
            <text:p>0.981137391</text:p>
          </table:table-cell>
          <table:table-cell table:style-name="ce5" office:value-type="float" office:value="0.995460588737564" calcext:value-type="float">
            <text:p>0.9954605887</text:p>
          </table:table-cell>
          <table:table-cell table:style-name="ce5" office:value-type="float" office:value="0.985535836356536" calcext:value-type="float">
            <text:p>0.9855358364</text:p>
          </table:table-cell>
          <table:table-cell table:style-name="ce5" office:value-type="float" office:value="0.988242623672809" calcext:value-type="float">
            <text:p>0.9882426237</text:p>
          </table:table-cell>
          <table:table-cell table:style-name="ce5" office:value-type="float" office:value="0.9983929080522" calcext:value-type="float">
            <text:p>0.9983929081</text:p>
          </table:table-cell>
          <table:table-cell table:style-name="ce5" office:value-type="float" office:value="0.985197504747666" calcext:value-type="float">
            <text:p>0.9851975047</text:p>
          </table:table-cell>
          <table:table-cell table:style-name="ce11" office:value-type="float" office:value="90.24" calcext:value-type="float">
            <text:p>90.24</text:p>
          </table:table-cell>
          <table:table-cell office:value-type="float" office:value="0" calcext:value-type="float">
            <text:p>0</text:p>
          </table:table-cell>
          <table:table-cell office:value-type="float" office:value="1416.91352954623" calcext:value-type="float">
            <text:p>1416.91</text:p>
          </table:table-cell>
          <table:table-cell table:formula="of:=[.J65]*[.L65]/100" office:value-type="float" office:value="1278.62276906252" calcext:value-type="float">
            <text:p>1278.62</text:p>
          </table:table-cell>
          <table:table-cell table:formula="of:=[.N64]" office:value-type="float" office:value="97.5423779626582" calcext:value-type="float">
            <text:p>97.54</text:p>
          </table:table-cell>
          <table:table-cell table:formula="of:=[.N65]/[.M65]" office:value-type="float" office:value="0.0762870647408977" calcext:value-type="float">
            <text:p>0.08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5" office:value-type="float" office:value="0.0115600436012425" calcext:value-type="float">
            <text:p>0.0115600436</text:p>
          </table:table-cell>
          <table:table-cell table:style-name="ce5" office:value-type="float" office:value="0.0124622909149032" calcext:value-type="float">
            <text:p>0.0124622909</text:p>
          </table:table-cell>
          <table:table-cell table:style-name="ce5" office:value-type="float" office:value="0.000733076677597087" calcext:value-type="float">
            <text:p>0.0007330767</text:p>
          </table:table-cell>
          <table:table-cell table:style-name="ce5" office:value-type="float" office:value="0.00231201073692806" calcext:value-type="float">
            <text:p>0.0023120107</text:p>
          </table:table-cell>
          <table:table-cell table:style-name="ce5" office:value-type="float" office:value="-0.000845857381733888" calcext:value-type="float">
            <text:p>-0.0008458574</text:p>
          </table:table-cell>
          <table:table-cell table:style-name="ce5" office:value-type="float" office:value="0.00152254370726258" calcext:value-type="float">
            <text:p>0.0015225437</text:p>
          </table:table-cell>
          <table:table-cell table:number-columns-repeated="2" table:style-name="ce5" office:value-type="float" office:value="0.982716316652408" calcext:value-type="float">
            <text:p>0.9827163167</text:p>
          </table:table-cell>
          <table:table-cell table:style-name="ce11" office:value-type="float" office:value="92.91" calcext:value-type="float">
            <text:p>92.91</text:p>
          </table:table-cell>
          <table:table-cell office:value-type="float" office:value="0" calcext:value-type="float">
            <text:p>0</text:p>
          </table:table-cell>
          <table:table-cell office:value-type="float" office:value="2.43038611328772" calcext:value-type="float">
            <text:p>2.43</text:p>
          </table:table-cell>
          <table:table-cell table:formula="of:=[.J66]*[.L66]/100" office:value-type="float" office:value="2.25807173785562" calcext:value-type="float">
            <text:p>2.26</text:p>
          </table:table-cell>
          <table:table-cell table:formula="of:=[.N65]" office:value-type="float" office:value="97.5423779626582" calcext:value-type="float">
            <text:p>97.54</text:p>
          </table:table-cell>
          <table:table-cell table:formula="of:=[.N66]/[.M66]" office:value-type="float" office:value="43.1972006590408" calcext:value-type="float">
            <text:p>43.2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5" office:value-type="float" office:value="0.608283790720023" calcext:value-type="float">
            <text:p>0.6082837907</text:p>
          </table:table-cell>
          <table:table-cell table:style-name="ce5" office:value-type="float" office:value="0.994445526688299" calcext:value-type="float">
            <text:p>0.9944455267</text:p>
          </table:table-cell>
          <table:table-cell table:style-name="ce5" office:value-type="float" office:value="0.982377985043538" calcext:value-type="float">
            <text:p>0.982377985</text:p>
          </table:table-cell>
          <table:table-cell table:style-name="ce5" office:value-type="float" office:value="0.991174875764792" calcext:value-type="float">
            <text:p>0.9911748758</text:p>
          </table:table-cell>
          <table:table-cell table:style-name="ce5" office:value-type="float" office:value="0.986550898405802" calcext:value-type="float">
            <text:p>0.9865508984</text:p>
          </table:table-cell>
          <table:table-cell table:style-name="ce5" office:value-type="float" office:value="0.984859173138795" calcext:value-type="float">
            <text:p>0.9848591731</text:p>
          </table:table-cell>
          <table:table-cell table:style-name="ce5" office:value-type="float" office:value="0.999859034098191" calcext:value-type="float">
            <text:p>0.9998590341</text:p>
          </table:table-cell>
          <table:table-cell table:style-name="ce5" office:value-type="float" office:value="0.995911719956943" calcext:value-type="float">
            <text:p>0.99591172</text:p>
          </table:table-cell>
          <table:table-cell table:style-name="ce11" office:value-type="float" office:value="94.44" calcext:value-type="float">
            <text:p>94.44</text:p>
          </table:table-cell>
          <table:table-cell office:value-type="float" office:value="0" calcext:value-type="float">
            <text:p>0</text:p>
          </table:table-cell>
          <table:table-cell office:value-type="float" office:value="133.818624561705" calcext:value-type="float">
            <text:p>133.82</text:p>
          </table:table-cell>
          <table:table-cell table:formula="of:=[.J67]*[.L67]/100" office:value-type="float" office:value="126.378309036074" calcext:value-type="float">
            <text:p>126.38</text:p>
          </table:table-cell>
          <table:table-cell table:formula="of:=[.N66]" office:value-type="float" office:value="97.5423779626582" calcext:value-type="float">
            <text:p>97.54</text:p>
          </table:table-cell>
          <table:table-cell table:formula="of:=[.N67]/[.M67]" office:value-type="float" office:value="0.771828478372939" calcext:value-type="float">
            <text:p>0.77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5" office:value-type="float" office:value="1.03876844634875" calcext:value-type="float">
            <text:p>1.0387684463</text:p>
          </table:table-cell>
          <table:table-cell table:style-name="ce5" office:value-type="float" office:value="1.00188909097407" calcext:value-type="float">
            <text:p>1.001889091</text:p>
          </table:table-cell>
          <table:table-cell table:style-name="ce5" office:value-type="float" office:value="0.992753801421292" calcext:value-type="float">
            <text:p>0.9927538014</text:p>
          </table:table-cell>
          <table:table-cell table:style-name="ce5" office:value-type="float" office:value="0.982716316652408" calcext:value-type="float">
            <text:p>0.9827163167</text:p>
          </table:table-cell>
          <table:table-cell table:style-name="ce5" office:value-type="float" office:value="0.978881802121668" calcext:value-type="float">
            <text:p>0.9788818021</text:p>
          </table:table-cell>
          <table:table-cell table:style-name="ce5" office:value-type="float" office:value="0.990159880938179" calcext:value-type="float">
            <text:p>0.9901598809</text:p>
          </table:table-cell>
          <table:table-cell table:style-name="ce5" office:value-type="float" office:value="0.988468155671172" calcext:value-type="float">
            <text:p>0.9884681557</text:p>
          </table:table-cell>
          <table:table-cell table:style-name="ce5" office:value-type="float" office:value="0.995573388348072" calcext:value-type="float">
            <text:p>0.9955733883</text:p>
          </table:table-cell>
          <table:table-cell table:style-name="ce11" office:value-type="float" office:value="77.4" calcext:value-type="float">
            <text:p>77.4</text:p>
          </table:table-cell>
          <table:table-cell office:value-type="float" office:value="0" calcext:value-type="float">
            <text:p>0</text:p>
          </table:table-cell>
          <table:table-cell office:value-type="float" office:value="1470.39827688867" calcext:value-type="float">
            <text:p>1470.40</text:p>
          </table:table-cell>
          <table:table-cell table:formula="of:=[.J68]*[.L68]/100" office:value-type="float" office:value="1138.08826631183" calcext:value-type="float">
            <text:p>1138.09</text:p>
          </table:table-cell>
          <table:table-cell table:formula="of:=[.N67]" office:value-type="float" office:value="97.5423779626582" calcext:value-type="float">
            <text:p>97.54</text:p>
          </table:table-cell>
          <table:table-cell table:formula="of:=[.N68]/[.M68]" office:value-type="float" office:value="0.0857072169619681" calcext:value-type="float">
            <text:p>0.0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0.0387402390936433" calcext:value-type="float">
            <text:p>0.0387402391</text:p>
          </table:table-cell>
          <table:table-cell table:style-name="ce5" office:value-type="float" office:value="0.00456762481966408" calcext:value-type="float">
            <text:p>0.0045676248</text:p>
          </table:table-cell>
          <table:table-cell table:style-name="ce5" office:value-type="float" office:value="0.000733076677597087" calcext:value-type="float">
            <text:p>0.0007330767</text:p>
          </table:table-cell>
          <table:table-cell table:style-name="ce5" office:value-type="float" office:value="0.00208644512723869" calcext:value-type="float">
            <text:p>0.0020864451</text:p>
          </table:table-cell>
          <table:table-cell table:style-name="ce5" office:value-type="float" office:value="-0.000169168955497318" calcext:value-type="float">
            <text:p>-0.000169169</text:p>
          </table:table-cell>
          <table:table-cell table:style-name="ce5" office:value-type="float" office:value="0.00276313355347527" calcext:value-type="float">
            <text:p>0.0027631336</text:p>
          </table:table-cell>
          <table:table-cell table:style-name="ce5" office:value-type="float" office:value="0.972340500274654" calcext:value-type="float">
            <text:p>0.9723405003</text:p>
          </table:table-cell>
          <table:table-cell table:style-name="ce5" office:value-type="float" office:value="0.988919286890551" calcext:value-type="float">
            <text:p>0.9889192869</text:p>
          </table:table-cell>
          <table:table-cell table:style-name="ce11" office:value-type="float" office:value="92.82" calcext:value-type="float">
            <text:p>92.82</text:p>
          </table:table-cell>
          <table:table-cell office:value-type="float" office:value="0" calcext:value-type="float">
            <text:p>0</text:p>
          </table:table-cell>
          <table:table-cell office:value-type="float" office:value="2.3876662040142" calcext:value-type="float">
            <text:p>2.39</text:p>
          </table:table-cell>
          <table:table-cell table:formula="of:=[.J69]*[.L69]/100" office:value-type="float" office:value="2.21623177056598" calcext:value-type="float">
            <text:p>2.22</text:p>
          </table:table-cell>
          <table:table-cell table:formula="of:=[.N68]" office:value-type="float" office:value="97.5423779626582" calcext:value-type="float">
            <text:p>97.54</text:p>
          </table:table-cell>
          <table:table-cell table:formula="of:=[.N69]/[.M69]" office:value-type="float" office:value="44.0127153026725" calcext:value-type="float">
            <text:p>44.0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5" office:value-type="float" office:value="0.0371613050343123" calcext:value-type="float">
            <text:p>0.037161305</text:p>
          </table:table-cell>
          <table:table-cell table:style-name="ce5" office:value-type="float" office:value="0.0118983852935113" calcext:value-type="float">
            <text:p>0.0118983853</text:p>
          </table:table-cell>
          <table:table-cell table:style-name="ce5" office:value-type="float" office:value="0.00186088371896509" calcext:value-type="float">
            <text:p>0.0018608837</text:p>
          </table:table-cell>
          <table:table-cell table:style-name="ce5" office:value-type="float" office:value="0.00208644512723869" calcext:value-type="float">
            <text:p>0.0020864451</text:p>
          </table:table-cell>
          <table:table-cell table:style-name="ce5" office:value-type="float" office:value="-0.000281951760342002" calcext:value-type="float">
            <text:p>-0.0002819518</text:p>
          </table:table-cell>
          <table:table-cell table:style-name="ce5" office:value-type="float" office:value="0.00242478934035698" calcext:value-type="float">
            <text:p>0.0024247893</text:p>
          </table:table-cell>
          <table:table-cell table:style-name="ce5" office:value-type="float" office:value="0.972227700664147" calcext:value-type="float">
            <text:p>0.9722277007</text:p>
          </table:table-cell>
          <table:table-cell table:style-name="ce5" office:value-type="float" office:value="0.993656063860049" calcext:value-type="float">
            <text:p>0.9936560639</text:p>
          </table:table-cell>
          <table:table-cell table:style-name="ce11" office:value-type="float" office:value="93.67" calcext:value-type="float">
            <text:p>93.67</text:p>
          </table:table-cell>
          <table:table-cell office:value-type="float" office:value="0" calcext:value-type="float">
            <text:p>0</text:p>
          </table:table-cell>
          <table:table-cell office:value-type="float" office:value="2.34079894843098" calcext:value-type="float">
            <text:p>2.34</text:p>
          </table:table-cell>
          <table:table-cell table:formula="of:=[.J70]*[.L70]/100" office:value-type="float" office:value="2.1926263749953" calcext:value-type="float">
            <text:p>2.19</text:p>
          </table:table-cell>
          <table:table-cell table:formula="of:=[.N69]" office:value-type="float" office:value="97.5423779626582" calcext:value-type="float">
            <text:p>97.54</text:p>
          </table:table-cell>
          <table:table-cell table:formula="of:=[.N70]/[.M70]" office:value-type="float" office:value="44.4865477652878" calcext:value-type="float">
            <text:p>44.4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5" office:value-type="float" office:value="1.02761672821493" calcext:value-type="float">
            <text:p>1.0276167282</text:p>
          </table:table-cell>
          <table:table-cell table:style-name="ce5" office:value-type="float" office:value="1.02880354275841" calcext:value-type="float">
            <text:p>1.0288035428</text:p>
          </table:table-cell>
          <table:table-cell table:style-name="ce5" office:value-type="float" office:value="1.00534074706976" calcext:value-type="float">
            <text:p>1.0053407471</text:p>
          </table:table-cell>
          <table:table-cell table:style-name="ce5" office:value-type="float" office:value="1.02779934855459" calcext:value-type="float">
            <text:p>1.0277993486</text:p>
          </table:table-cell>
          <table:table-cell table:style-name="ce5" office:value-type="float" office:value="1.01930891757844" calcext:value-type="float">
            <text:p>1.0193089176</text:p>
          </table:table-cell>
          <table:table-cell table:style-name="ce5" office:value-type="float" office:value="1.02515178895815" calcext:value-type="float">
            <text:p>1.025151789</text:p>
          </table:table-cell>
          <table:table-cell table:style-name="ce5" office:value-type="float" office:value="1.01866985522179" calcext:value-type="float">
            <text:p>1.0186698552</text:p>
          </table:table-cell>
          <table:table-cell table:style-name="ce5" office:value-type="float" office:value="1.02588216148463" calcext:value-type="float">
            <text:p>1.0258821615</text:p>
          </table:table-cell>
          <table:table-cell table:style-name="ce11" office:value-type="float" office:value="78.01" calcext:value-type="float">
            <text:p>78.01</text:p>
          </table:table-cell>
          <table:table-cell office:value-type="float" office:value="0" calcext:value-type="float">
            <text:p>0</text:p>
          </table:table-cell>
          <table:table-cell office:value-type="float" office:value="1139.65957981053" calcext:value-type="float">
            <text:p>1139.66</text:p>
          </table:table-cell>
          <table:table-cell table:formula="of:=[.J71]*[.L71]/100" office:value-type="float" office:value="889.048438210195" calcext:value-type="float">
            <text:p>889.05</text:p>
          </table:table-cell>
          <table:table-cell table:formula="of:=[.N70]" office:value-type="float" office:value="97.5423779626582" calcext:value-type="float">
            <text:p>97.54</text:p>
          </table:table-cell>
          <table:table-cell table:formula="of:=[.N71]/[.M71]" office:value-type="float" office:value="0.109715482048456" calcext:value-type="float">
            <text:p>0.1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5" office:value-type="float" office:value="0.00311275100537906" calcext:value-type="float">
            <text:p>0.003112751</text:p>
          </table:table-cell>
          <table:table-cell table:style-name="ce5" office:value-type="float" office:value="0.0206501796984911" calcext:value-type="float">
            <text:p>0.0206501797</text:p>
          </table:table-cell>
          <table:table-cell table:style-name="ce5" office:value-type="float" office:value="0.0000563924527762837" calcext:value-type="float">
            <text:p>5.63924527762837E-005</text:p>
          </table:table-cell>
          <table:table-cell table:style-name="ce5" office:value-type="float" office:value="0.00186088371896509" calcext:value-type="float">
            <text:p>0.0018608837</text:p>
          </table:table-cell>
          <table:table-cell table:style-name="ce5" office:value-type="float" office:value="0.00118419949414429" calcext:value-type="float">
            <text:p>0.0011841995</text:p>
          </table:table-cell>
          <table:table-cell table:style-name="ce5" office:value-type="float" office:value="0.00332703497345138" calcext:value-type="float">
            <text:p>0.003327035</text:p>
          </table:table-cell>
          <table:table-cell table:style-name="ce5" office:value-type="float" office:value="0.976287814415903" calcext:value-type="float">
            <text:p>0.9762878144</text:p>
          </table:table-cell>
          <table:table-cell table:style-name="ce5" office:value-type="float" office:value="0.982603584264553" calcext:value-type="float">
            <text:p>0.9826035843</text:p>
          </table:table-cell>
          <table:table-cell table:style-name="ce11" office:value-type="float" office:value="92.37" calcext:value-type="float">
            <text:p>92.37</text:p>
          </table:table-cell>
          <table:table-cell office:value-type="float" office:value="0" calcext:value-type="float">
            <text:p>0</text:p>
          </table:table-cell>
          <table:table-cell office:value-type="float" office:value="2.40512049216581" calcext:value-type="float">
            <text:p>2.41</text:p>
          </table:table-cell>
          <table:table-cell table:formula="of:=[.J72]*[.L72]/100" office:value-type="float" office:value="2.22160979861356" calcext:value-type="float">
            <text:p>2.22</text:p>
          </table:table-cell>
          <table:table-cell table:formula="of:=[.N71]" office:value-type="float" office:value="97.5423779626582" calcext:value-type="float">
            <text:p>97.54</text:p>
          </table:table-cell>
          <table:table-cell table:formula="of:=[.N72]/[.M72]" office:value-type="float" office:value="43.9061702120379" calcext:value-type="float">
            <text:p>43.9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5" office:value-type="float" office:value="0.00849043777815434" calcext:value-type="float">
            <text:p>0.0084904378</text:p>
          </table:table-cell>
          <table:table-cell table:style-name="ce5" office:value-type="float" office:value="0.00748619255926527" calcext:value-type="float">
            <text:p>0.0074861926</text:p>
          </table:table-cell>
          <table:table-cell table:style-name="ce5" office:value-type="float" office:value="0.01113799397359" calcext:value-type="float">
            <text:p>0.011137994</text:p>
          </table:table-cell>
          <table:table-cell table:style-name="ce5" office:value-type="float" office:value="0.315972064488828" calcext:value-type="float">
            <text:p>0.3159720645</text:p>
          </table:table-cell>
          <table:table-cell table:style-name="ce5" office:value-type="float" office:value="0.825215710838432" calcext:value-type="float">
            <text:p>0.8252157108</text:p>
          </table:table-cell>
          <table:table-cell table:style-name="ce5" office:value-type="float" office:value="1.0116401692986" calcext:value-type="float">
            <text:p>1.0116401693</text:p>
          </table:table-cell>
          <table:table-cell table:style-name="ce5" office:value-type="float" office:value="1.01346604619874" calcext:value-type="float">
            <text:p>1.0134660462</text:p>
          </table:table-cell>
          <table:table-cell table:style-name="ce5" office:value-type="float" office:value="1.05308802114337" calcext:value-type="float">
            <text:p>1.0530880211</text:p>
          </table:table-cell>
          <table:table-cell table:style-name="ce11" office:value-type="float" office:value="92.86" calcext:value-type="float">
            <text:p>92.86</text:p>
          </table:table-cell>
          <table:table-cell office:value-type="float" office:value="0" calcext:value-type="float">
            <text:p>0</text:p>
          </table:table-cell>
          <table:table-cell office:value-type="float" office:value="12.4197478928833" calcext:value-type="float">
            <text:p>12.42</text:p>
          </table:table-cell>
          <table:table-cell table:formula="of:=[.J73]*[.L73]/100" office:value-type="float" office:value="11.5329778933314" calcext:value-type="float">
            <text:p>11.53</text:p>
          </table:table-cell>
          <table:table-cell table:formula="of:=[.N72]" office:value-type="float" office:value="97.5423779626582" calcext:value-type="float">
            <text:p>97.54</text:p>
          </table:table-cell>
          <table:table-cell table:formula="of:=[.N73]/[.M73]" office:value-type="float" office:value="8.45769226862551" calcext:value-type="float">
            <text:p>8.46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5" office:value-type="float" office:value="-0.000372220007570227" calcext:value-type="float">
            <text:p>-0.00037222</text:p>
          </table:table-cell>
          <table:table-cell table:style-name="ce5" office:value-type="float" office:value="0.001967458798955" calcext:value-type="float">
            <text:p>0.0019674588</text:p>
          </table:table-cell>
          <table:table-cell table:style-name="ce5" office:value-type="float" office:value="0.00058492168253649" calcext:value-type="float">
            <text:p>0.0005849217</text:p>
          </table:table-cell>
          <table:table-cell table:style-name="ce5" office:value-type="float" office:value="0.0017547610857991" calcext:value-type="float">
            <text:p>0.0017547611</text:p>
          </table:table-cell>
          <table:table-cell table:style-name="ce5" office:value-type="float" office:value="0.922631088975684" calcext:value-type="float">
            <text:p>0.922631089</text:p>
          </table:table-cell>
          <table:table-cell table:style-name="ce5" office:value-type="float" office:value="0.960704023210504" calcext:value-type="float">
            <text:p>0.9607040232</text:p>
          </table:table-cell>
          <table:table-cell table:style-name="ce5" office:value-type="float" office:value="0.95474850308938" calcext:value-type="float">
            <text:p>0.9547485031</text:p>
          </table:table-cell>
          <table:table-cell table:style-name="ce5" office:value-type="float" office:value="0.964957993320863" calcext:value-type="float">
            <text:p>0.9649579933</text:p>
          </table:table-cell>
          <table:table-cell table:style-name="ce11" office:value-type="float" office:value="82.95" calcext:value-type="float">
            <text:p>82.95</text:p>
          </table:table-cell>
          <table:table-cell office:value-type="float" office:value="0" calcext:value-type="float">
            <text:p>0</text:p>
          </table:table-cell>
          <table:table-cell office:value-type="float" office:value="9.95699088464935" calcext:value-type="float">
            <text:p>9.96</text:p>
          </table:table-cell>
          <table:table-cell table:formula="of:=[.J74]*[.L74]/100" office:value-type="float" office:value="8.25932393881664" calcext:value-type="float">
            <text:p>8.26</text:p>
          </table:table-cell>
          <table:table-cell table:formula="of:=[.N73]" office:value-type="float" office:value="97.5423779626582" calcext:value-type="float">
            <text:p>97.54</text:p>
          </table:table-cell>
          <table:table-cell table:formula="of:=[.N74]/[.M74]" office:value-type="float" office:value="11.8099712137739" calcext:value-type="float">
            <text:p>11.8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5" office:value-type="float" office:value="0.00186110796147187" calcext:value-type="float">
            <text:p>0.001861108</text:p>
          </table:table-cell>
          <table:table-cell table:style-name="ce5" office:value-type="float" office:value="0.00462618219430889" calcext:value-type="float">
            <text:p>0.0046261822</text:p>
          </table:table-cell>
          <table:table-cell table:style-name="ce5" office:value-type="float" office:value="-0.000265873131897462" calcext:value-type="float">
            <text:p>-0.0002658731</text:p>
          </table:table-cell>
          <table:table-cell table:style-name="ce5" office:value-type="float" office:value="0.000691268558209255" calcext:value-type="float">
            <text:p>0.0006912686</text:p>
          </table:table-cell>
          <table:table-cell table:style-name="ce5" office:value-type="float" office:value="-0.000797619395692387" calcext:value-type="float">
            <text:p>-0.0007976194</text:p>
          </table:table-cell>
          <table:table-cell table:style-name="ce5" office:value-type="float" office:value="0.683664766503179" calcext:value-type="float">
            <text:p>0.6836647665</text:p>
          </table:table-cell>
          <table:table-cell table:style-name="ce5" office:value-type="float" office:value="0.934435825922173" calcext:value-type="float">
            <text:p>0.9344358259</text:p>
          </table:table-cell>
          <table:table-cell table:style-name="ce5" office:value-type="float" office:value="0.976018290252211" calcext:value-type="float">
            <text:p>0.9760182903</text:p>
          </table:table-cell>
          <table:table-cell table:style-name="ce11" office:value-type="float" office:value="94.83" calcext:value-type="float">
            <text:p>94.83</text:p>
          </table:table-cell>
          <table:table-cell office:value-type="float" office:value="0" calcext:value-type="float">
            <text:p>0</text:p>
          </table:table-cell>
          <table:table-cell office:value-type="float" office:value="4.4163810101719" calcext:value-type="float">
            <text:p>4.42</text:p>
          </table:table-cell>
          <table:table-cell table:formula="of:=[.J75]*[.L75]/100" office:value-type="float" office:value="4.18805411194601" calcext:value-type="float">
            <text:p>4.19</text:p>
          </table:table-cell>
          <table:table-cell table:formula="of:=[.N74]" office:value-type="float" office:value="97.5423779626582" calcext:value-type="float">
            <text:p>97.54</text:p>
          </table:table-cell>
          <table:table-cell table:formula="of:=[.N75]/[.M75]" office:value-type="float" office:value="23.2906202631022" calcext:value-type="float">
            <text:p>23.2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5" office:value-type="float" office:value="0.0182388596071485" calcext:value-type="float">
            <text:p>0.0182388596</text:p>
          </table:table-cell>
          <table:table-cell table:style-name="ce5" office:value-type="float" office:value="0.00632776786136643" calcext:value-type="float">
            <text:p>0.0063277679</text:p>
          </table:table-cell>
          <table:table-cell table:style-name="ce5" office:value-type="float" office:value="0.00058492168253649" calcext:value-type="float">
            <text:p>0.0005849217</text:p>
          </table:table-cell>
          <table:table-cell table:style-name="ce5" office:value-type="float" office:value="0.00122301482200418" calcext:value-type="float">
            <text:p>0.0012230148</text:p>
          </table:table-cell>
          <table:table-cell table:style-name="ce5" office:value-type="float" office:value="-0.000372220007570227" calcext:value-type="float">
            <text:p>-0.00037222</text:p>
          </table:table-cell>
          <table:table-cell table:style-name="ce5" office:value-type="float" office:value="0.863607340854276" calcext:value-type="float">
            <text:p>0.8636073409</text:p>
          </table:table-cell>
          <table:table-cell table:style-name="ce5" office:value-type="float" office:value="0.938158025997875" calcext:value-type="float">
            <text:p>0.938158026</text:p>
          </table:table-cell>
          <table:table-cell table:style-name="ce5" office:value-type="float" office:value="0.962937343255925" calcext:value-type="float">
            <text:p>0.9629373433</text:p>
          </table:table-cell>
          <table:table-cell table:style-name="ce11" office:value-type="float" office:value="85.52" calcext:value-type="float">
            <text:p>85.52</text:p>
          </table:table-cell>
          <table:table-cell office:value-type="float" office:value="0" calcext:value-type="float">
            <text:p>0</text:p>
          </table:table-cell>
          <table:table-cell office:value-type="float" office:value="4.49033534444529" calcext:value-type="float">
            <text:p>4.49</text:p>
          </table:table-cell>
          <table:table-cell table:formula="of:=[.J76]*[.L76]/100" office:value-type="float" office:value="3.84013478656961" calcext:value-type="float">
            <text:p>3.84</text:p>
          </table:table-cell>
          <table:table-cell table:formula="of:=[.N75]" office:value-type="float" office:value="97.5423779626582" calcext:value-type="float">
            <text:p>97.54</text:p>
          </table:table-cell>
          <table:table-cell table:formula="of:=[.N76]/[.M76]" office:value-type="float" office:value="25.4007693437742" calcext:value-type="float">
            <text:p>25.4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5" office:value-type="float" office:value="0.0422737447736788" calcext:value-type="float">
            <text:p>0.0422737448</text:p>
          </table:table-cell>
          <table:table-cell table:style-name="ce5" office:value-type="float" office:value="0.0180261658558029" calcext:value-type="float">
            <text:p>0.0180261659</text:p>
          </table:table-cell>
          <table:table-cell table:style-name="ce5" office:value-type="float" office:value="0.847335963816944" calcext:value-type="float">
            <text:p>0.8473359638</text:p>
          </table:table-cell>
          <table:table-cell table:style-name="ce5" office:value-type="float" office:value="1.01143250109168" calcext:value-type="float">
            <text:p>1.0114325011</text:p>
          </table:table-cell>
          <table:table-cell table:style-name="ce5" office:value-type="float" office:value="0.966978643385801" calcext:value-type="float">
            <text:p>0.9669786434</text:p>
          </table:table-cell>
          <table:table-cell table:style-name="ce5" office:value-type="float" office:value="0.949431056298672" calcext:value-type="float">
            <text:p>0.9494310563</text:p>
          </table:table-cell>
          <table:table-cell table:style-name="ce5" office:value-type="float" office:value="0.942199326127751" calcext:value-type="float">
            <text:p>0.9421993261</text:p>
          </table:table-cell>
          <table:table-cell table:style-name="ce5" office:value-type="float" office:value="0.961980233260301" calcext:value-type="float">
            <text:p>0.9619802333</text:p>
          </table:table-cell>
          <table:table-cell table:style-name="ce11" office:value-type="float" office:value="91.49" calcext:value-type="float">
            <text:p>91.49</text:p>
          </table:table-cell>
          <table:table-cell office:value-type="float" office:value="0" calcext:value-type="float">
            <text:p>0</text:p>
          </table:table-cell>
          <table:table-cell office:value-type="float" office:value="36.5933709285984" calcext:value-type="float">
            <text:p>36.59</text:p>
          </table:table-cell>
          <table:table-cell table:formula="of:=[.J77]*[.L77]/100" office:value-type="float" office:value="33.4792750625747" calcext:value-type="float">
            <text:p>33.48</text:p>
          </table:table-cell>
          <table:table-cell table:formula="of:=[.N76]" office:value-type="float" office:value="97.5423779626582" calcext:value-type="float">
            <text:p>97.54</text:p>
          </table:table-cell>
          <table:table-cell table:formula="of:=[.N77]/[.M77]" office:value-type="float" office:value="2.91351523533129" calcext:value-type="float">
            <text:p>2.9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5" office:value-type="float" office:value="0.992076997309059" calcext:value-type="float">
            <text:p>0.9920769973</text:p>
          </table:table-cell>
          <table:table-cell table:style-name="ce5" office:value-type="float" office:value="0.97708176693256" calcext:value-type="float">
            <text:p>0.9770817669</text:p>
          </table:table-cell>
          <table:table-cell table:style-name="ce5" office:value-type="float" office:value="0.966446873351143" calcext:value-type="float">
            <text:p>0.9664468734</text:p>
          </table:table-cell>
          <table:table-cell table:style-name="ce5" office:value-type="float" office:value="0.966872276701077" calcext:value-type="float">
            <text:p>0.9668722767</text:p>
          </table:table-cell>
          <table:table-cell table:style-name="ce5" office:value-type="float" office:value="0.959853216510639" calcext:value-type="float">
            <text:p>0.9598532165</text:p>
          </table:table-cell>
          <table:table-cell table:style-name="ce5" office:value-type="float" office:value="0.955280209735071" calcext:value-type="float">
            <text:p>0.9552802097</text:p>
          </table:table-cell>
          <table:table-cell table:style-name="ce5" office:value-type="float" office:value="0.936775512652319" calcext:value-type="float">
            <text:p>0.9367755127</text:p>
          </table:table-cell>
          <table:table-cell table:style-name="ce5" office:value-type="float" office:value="0.957726263149942" calcext:value-type="float">
            <text:p>0.9577262631</text:p>
          </table:table-cell>
          <table:table-cell table:style-name="ce11" office:value-type="float" office:value="79.68" calcext:value-type="float">
            <text:p>79.68</text:p>
          </table:table-cell>
          <table:table-cell office:value-type="float" office:value="0" calcext:value-type="float">
            <text:p>0</text:p>
          </table:table-cell>
          <table:table-cell office:value-type="float" office:value="1163.21190617452" calcext:value-type="float">
            <text:p>1163.21</text:p>
          </table:table-cell>
          <table:table-cell table:formula="of:=[.J78]*[.L78]/100" office:value-type="float" office:value="926.847246839858" calcext:value-type="float">
            <text:p>926.85</text:p>
          </table:table-cell>
          <table:table-cell table:formula="of:=[.N77]" office:value-type="float" office:value="97.5423779626582" calcext:value-type="float">
            <text:p>97.54</text:p>
          </table:table-cell>
          <table:table-cell table:formula="of:=[.N78]/[.M78]" office:value-type="float" office:value="0.105241050556319" calcext:value-type="float">
            <text:p>0.1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5" office:value-type="float" office:value="0.99026908061357" calcext:value-type="float">
            <text:p>0.9902690806</text:p>
          </table:table-cell>
          <table:table-cell table:style-name="ce5" office:value-type="float" office:value="0.983356387107857" calcext:value-type="float">
            <text:p>0.9833563871</text:p>
          </table:table-cell>
          <table:table-cell table:style-name="ce5" office:value-type="float" office:value="0.966446873351144" calcext:value-type="float">
            <text:p>0.9664468734</text:p>
          </table:table-cell>
          <table:table-cell table:style-name="ce5" office:value-type="float" office:value="0.964638956655655" calcext:value-type="float">
            <text:p>0.9646389567</text:p>
          </table:table-cell>
          <table:table-cell table:style-name="ce5" office:value-type="float" office:value="0.960916756579953" calcext:value-type="float">
            <text:p>0.9609167566</text:p>
          </table:table-cell>
          <table:table-cell table:style-name="ce5" office:value-type="float" office:value="0.967829386696701" calcext:value-type="float">
            <text:p>0.9678293867</text:p>
          </table:table-cell>
          <table:table-cell table:style-name="ce5" office:value-type="float" office:value="0.957938933130425" calcext:value-type="float">
            <text:p>0.9579389331</text:p>
          </table:table-cell>
          <table:table-cell table:style-name="ce5" office:value-type="float" office:value="0.975273850237071" calcext:value-type="float">
            <text:p>0.9752738502</text:p>
          </table:table-cell>
          <table:table-cell table:style-name="ce11" office:value-type="float" office:value="89.32" calcext:value-type="float">
            <text:p>89.32</text:p>
          </table:table-cell>
          <table:table-cell office:value-type="float" office:value="0" calcext:value-type="float">
            <text:p>0</text:p>
          </table:table-cell>
          <table:table-cell office:value-type="float" office:value="1167.36333972345" calcext:value-type="float">
            <text:p>1167.36</text:p>
          </table:table-cell>
          <table:table-cell table:formula="of:=[.J79]*[.L79]/100" office:value-type="float" office:value="1042.68893504099" calcext:value-type="float">
            <text:p>1042.69</text:p>
          </table:table-cell>
          <table:table-cell table:formula="of:=[.N78]" office:value-type="float" office:value="97.5423779626582" calcext:value-type="float">
            <text:p>97.54</text:p>
          </table:table-cell>
          <table:table-cell table:formula="of:=[.N79]/[.M79]" office:value-type="float" office:value="0.0935488760689918" calcext:value-type="float">
            <text:p>0.0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5" office:value-type="float" office:value="0.0364245453802797" calcext:value-type="float">
            <text:p>0.0364245454</text:p>
          </table:table-cell>
          <table:table-cell table:style-name="ce5" office:value-type="float" office:value="0.0246197989254461" calcext:value-type="float">
            <text:p>0.0246197989</text:p>
          </table:table-cell>
          <table:table-cell table:style-name="ce5" office:value-type="float" office:value="0.00824205124157987" calcext:value-type="float">
            <text:p>0.0082420512</text:p>
          </table:table-cell>
          <table:table-cell table:style-name="ce5" office:value-type="float" office:value="0.001967458798955" calcext:value-type="float">
            <text:p>0.0019674588</text:p>
          </table:table-cell>
          <table:table-cell table:style-name="ce5" office:value-type="float" office:value="-0.000478570845053359" calcext:value-type="float">
            <text:p>-0.0004785708</text:p>
          </table:table-cell>
          <table:table-cell table:style-name="ce5" office:value-type="float" office:value="0.00792300269094084" calcext:value-type="float">
            <text:p>0.0079230027</text:p>
          </table:table-cell>
          <table:table-cell table:style-name="ce5" office:value-type="float" office:value="0.933691385907032" calcext:value-type="float">
            <text:p>0.9336913859</text:p>
          </table:table-cell>
          <table:table-cell table:style-name="ce5" office:value-type="float" office:value="0.959215143180223" calcext:value-type="float">
            <text:p>0.9592151432</text:p>
          </table:table-cell>
          <table:table-cell table:style-name="ce11" office:value-type="float" office:value="91.71" calcext:value-type="float">
            <text:p>91.71</text:p>
          </table:table-cell>
          <table:table-cell office:value-type="float" office:value="0" calcext:value-type="float">
            <text:p>0</text:p>
          </table:table-cell>
          <table:table-cell office:value-type="float" office:value="2.33179592405887" calcext:value-type="float">
            <text:p>2.33</text:p>
          </table:table-cell>
          <table:table-cell table:formula="of:=[.J80]*[.L80]/100" office:value-type="float" office:value="2.13849004195439" calcext:value-type="float">
            <text:p>2.14</text:p>
          </table:table-cell>
          <table:table-cell table:formula="of:=[.N79]" office:value-type="float" office:value="97.5423779626582" calcext:value-type="float">
            <text:p>97.54</text:p>
          </table:table-cell>
          <table:table-cell table:formula="of:=[.N80]/[.M80]" office:value-type="float" office:value="45.6127342419201" calcext:value-type="float">
            <text:p>45.6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5" office:value-type="float" office:value="0.00132936169767695" calcext:value-type="float">
            <text:p>0.0013293617</text:p>
          </table:table-cell>
          <table:table-cell table:style-name="ce5" office:value-type="float" office:value="0.00568967472189874" calcext:value-type="float">
            <text:p>0.0056896747</text:p>
          </table:table-cell>
          <table:table-cell table:style-name="ce5" office:value-type="float" office:value="0.990375383909329" calcext:value-type="float">
            <text:p>0.9903753839</text:p>
          </table:table-cell>
          <table:table-cell table:style-name="ce5" office:value-type="float" office:value="0.989843677263638" calcext:value-type="float">
            <text:p>0.9898436773</text:p>
          </table:table-cell>
          <table:table-cell table:style-name="ce5" office:value-type="float" office:value="0.965915103316487" calcext:value-type="float">
            <text:p>0.9659151033</text:p>
          </table:table-cell>
          <table:table-cell table:style-name="ce5" office:value-type="float" office:value="0.95400406307424" calcext:value-type="float">
            <text:p>0.9540040631</text:p>
          </table:table-cell>
          <table:table-cell table:style-name="ce5" office:value-type="float" office:value="0.942624666088718" calcext:value-type="float">
            <text:p>0.9426246661</text:p>
          </table:table-cell>
          <table:table-cell table:style-name="ce5" office:value-type="float" office:value="0.962937343255925" calcext:value-type="float">
            <text:p>0.9629373433</text:p>
          </table:table-cell>
          <table:table-cell table:style-name="ce11" office:value-type="float" office:value="88.34" calcext:value-type="float">
            <text:p>88.34</text:p>
          </table:table-cell>
          <table:table-cell office:value-type="float" office:value="0" calcext:value-type="float">
            <text:p>0</text:p>
          </table:table-cell>
          <table:table-cell office:value-type="float" office:value="50.2958329253188" calcext:value-type="float">
            <text:p>50.30</text:p>
          </table:table-cell>
          <table:table-cell table:formula="of:=[.J81]*[.L81]/100" office:value-type="float" office:value="44.4313388062266" calcext:value-type="float">
            <text:p>44.43</text:p>
          </table:table-cell>
          <table:table-cell table:formula="of:=[.N80]" office:value-type="float" office:value="97.5423779626582" calcext:value-type="float">
            <text:p>97.54</text:p>
          </table:table-cell>
          <table:table-cell table:formula="of:=[.N81]/[.M81]" office:value-type="float" office:value="2.19535086232847" calcext:value-type="float">
            <text:p>2.2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5" office:value-type="float" office:value="1.01334684786086" calcext:value-type="float">
            <text:p>1.0133468479</text:p>
          </table:table-cell>
          <table:table-cell table:style-name="ce5" office:value-type="float" office:value="0.988886503879048" calcext:value-type="float">
            <text:p>0.9888865039</text:p>
          </table:table-cell>
          <table:table-cell table:style-name="ce5" office:value-type="float" office:value="0.970807210146228" calcext:value-type="float">
            <text:p>0.9708072101</text:p>
          </table:table-cell>
          <table:table-cell table:style-name="ce5" office:value-type="float" office:value="0.946559599533869" calcext:value-type="float">
            <text:p>0.9465595995</text:p>
          </table:table-cell>
          <table:table-cell table:style-name="ce5" office:value-type="float" office:value="0.956450053100144" calcext:value-type="float">
            <text:p>0.9564500531</text:p>
          </table:table-cell>
          <table:table-cell table:style-name="ce5" office:value-type="float" office:value="0.956131016434936" calcext:value-type="float">
            <text:p>0.9561310164</text:p>
          </table:table-cell>
          <table:table-cell table:style-name="ce5" office:value-type="float" office:value="0.949431056298672" calcext:value-type="float">
            <text:p>0.9494310563</text:p>
          </table:table-cell>
          <table:table-cell table:style-name="ce5" office:value-type="float" office:value="0.963256379921133" calcext:value-type="float">
            <text:p>0.9632563799</text:p>
          </table:table-cell>
          <table:table-cell table:style-name="ce11" office:value-type="float" office:value="92.28" calcext:value-type="float">
            <text:p>92.28</text:p>
          </table:table-cell>
          <table:table-cell office:value-type="float" office:value="0" calcext:value-type="float">
            <text:p>0</text:p>
          </table:table-cell>
          <table:table-cell office:value-type="float" office:value="1125.18490324732" calcext:value-type="float">
            <text:p>1125.18</text:p>
          </table:table-cell>
          <table:table-cell table:formula="of:=[.J82]*[.L82]/100" office:value-type="float" office:value="1038.32062871663" calcext:value-type="float">
            <text:p>1038.32</text:p>
          </table:table-cell>
          <table:table-cell table:formula="of:=[.N81]" office:value-type="float" office:value="97.5423779626582" calcext:value-type="float">
            <text:p>97.54</text:p>
          </table:table-cell>
          <table:table-cell table:formula="of:=[.N82]/[.M82]" office:value-type="float" office:value="0.0939424444289635" calcext:value-type="float">
            <text:p>0.0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5" office:value-type="float" office:value="-0.0000531754187415658" calcext:value-type="float">
            <text:p>-5.31754187415658E-005</text:p>
          </table:table-cell>
          <table:table-cell table:style-name="ce5" office:value-type="float" office:value="0.00271189881409546" calcext:value-type="float">
            <text:p>0.0027118988</text:p>
          </table:table-cell>
          <table:table-cell table:style-name="ce5" office:value-type="float" office:value="-0.000372220007570227" calcext:value-type="float">
            <text:p>-0.00037222</text:p>
          </table:table-cell>
          <table:table-cell table:style-name="ce5" office:value-type="float" office:value="0.0017547610857991" calcext:value-type="float">
            <text:p>0.0017547611</text:p>
          </table:table-cell>
          <table:table-cell table:style-name="ce5" office:value-type="float" office:value="0.62059978164086" calcext:value-type="float">
            <text:p>0.6205997816</text:p>
          </table:table-cell>
          <table:table-cell table:style-name="ce5" office:value-type="float" office:value="0.967935753381425" calcext:value-type="float">
            <text:p>0.9679357534</text:p>
          </table:table-cell>
          <table:table-cell table:style-name="ce5" office:value-type="float" office:value="0.949856396259639" calcext:value-type="float">
            <text:p>0.9498563963</text:p>
          </table:table-cell>
          <table:table-cell table:style-name="ce5" office:value-type="float" office:value="0.96878656008129" calcext:value-type="float">
            <text:p>0.9687865601</text:p>
          </table:table-cell>
          <table:table-cell table:style-name="ce11" office:value-type="float" office:value="93.26" calcext:value-type="float">
            <text:p>93.26</text:p>
          </table:table-cell>
          <table:table-cell office:value-type="float" office:value="0" calcext:value-type="float">
            <text:p>0</text:p>
          </table:table-cell>
          <table:table-cell office:value-type="float" office:value="8.5006006775055" calcext:value-type="float">
            <text:p>8.50</text:p>
          </table:table-cell>
          <table:table-cell table:formula="of:=[.J83]*[.L83]/100" office:value-type="float" office:value="7.92766019184163" calcext:value-type="float">
            <text:p>7.93</text:p>
          </table:table-cell>
          <table:table-cell table:formula="of:=[.N82]" office:value-type="float" office:value="97.5423779626582" calcext:value-type="float">
            <text:p>97.54</text:p>
          </table:table-cell>
          <table:table-cell table:formula="of:=[.N83]/[.M83]" office:value-type="float" office:value="12.3040563800955" calcext:value-type="float">
            <text:p>12.3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5" office:value-type="float" office:value="-0.00451983531863613" calcext:value-type="float">
            <text:p>-0.0045198353</text:p>
          </table:table-cell>
          <table:table-cell table:number-columns-repeated="2" table:style-name="ce5" office:value-type="float" office:value="0.000903966271365152" calcext:value-type="float">
            <text:p>0.0009039663</text:p>
          </table:table-cell>
          <table:table-cell table:style-name="ce5" office:value-type="float" office:value="0.00356269362852941" calcext:value-type="float">
            <text:p>0.0035626936</text:p>
          </table:table-cell>
          <table:table-cell table:style-name="ce5" office:value-type="float" office:value="-0.00281824965157859" calcext:value-type="float">
            <text:p>-0.0028182497</text:p>
          </table:table-cell>
          <table:table-cell table:style-name="ce5" office:value-type="float" office:value="0.965596066651279" calcext:value-type="float">
            <text:p>0.9655960667</text:p>
          </table:table-cell>
          <table:table-cell table:style-name="ce5" office:value-type="float" office:value="0.999202360795256" calcext:value-type="float">
            <text:p>0.9992023608</text:p>
          </table:table-cell>
          <table:table-cell table:style-name="ce5" office:value-type="float" office:value="0.970913513441987" calcext:value-type="float">
            <text:p>0.9709135134</text:p>
          </table:table-cell>
          <table:table-cell table:style-name="ce11" office:value-type="float" office:value="93.98" calcext:value-type="float">
            <text:p>93.98</text:p>
          </table:table-cell>
          <table:table-cell office:value-type="float" office:value="0" calcext:value-type="float">
            <text:p>0</text:p>
          </table:table-cell>
          <table:table-cell office:value-type="float" office:value="4.77783179882624" calcext:value-type="float">
            <text:p>4.78</text:p>
          </table:table-cell>
          <table:table-cell table:formula="of:=[.J84]*[.L84]/100" office:value-type="float" office:value="4.4902063245369" calcext:value-type="float">
            <text:p>4.49</text:p>
          </table:table-cell>
          <table:table-cell table:formula="of:=[.N83]" office:value-type="float" office:value="97.5423779626582" calcext:value-type="float">
            <text:p>97.54</text:p>
          </table:table-cell>
          <table:table-cell table:formula="of:=[.N84]/[.M84]" office:value-type="float" office:value="21.7233621158195" calcext:value-type="float">
            <text:p>21.72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5" office:value-type="float" office:value="0.00392699901308173" calcext:value-type="float">
            <text:p>0.003926999</text:p>
          </table:table-cell>
          <table:table-cell table:style-name="ce5" office:value-type="float" office:value="0.00845814869076604" calcext:value-type="float">
            <text:p>0.0084581487</text:p>
          </table:table-cell>
          <table:table-cell table:style-name="ce5" office:value-type="float" office:value="0.00312145854181323" calcext:value-type="float">
            <text:p>0.0031214585</text:p>
          </table:table-cell>
          <table:table-cell table:style-name="ce5" office:value-type="float" office:value="0.00332284272186059" calcext:value-type="float">
            <text:p>0.0033228427</text:p>
          </table:table-cell>
          <table:table-cell table:style-name="ce5" office:value-type="float" office:value="0.687023289315015" calcext:value-type="float">
            <text:p>0.6870232893</text:p>
          </table:table-cell>
          <table:table-cell table:style-name="ce5" office:value-type="float" office:value="1.04770298221005" calcext:value-type="float">
            <text:p>1.0477029822</text:p>
          </table:table-cell>
          <table:table-cell table:style-name="ce5" office:value-type="float" office:value="0.989100084537131" calcext:value-type="float">
            <text:p>0.9891000845</text:p>
          </table:table-cell>
          <table:table-cell table:style-name="ce5" office:value-type="float" office:value="1.01135304581006" calcext:value-type="float">
            <text:p>1.0113530458</text:p>
          </table:table-cell>
          <table:table-cell table:style-name="ce11" office:value-type="float" office:value="85.68" calcext:value-type="float">
            <text:p>85.68</text:p>
          </table:table-cell>
          <table:table-cell office:value-type="float" office:value="0" calcext:value-type="float">
            <text:p>0</text:p>
          </table:table-cell>
          <table:table-cell office:value-type="float" office:value="8.41735125878053" calcext:value-type="float">
            <text:p>8.42</text:p>
          </table:table-cell>
          <table:table-cell table:formula="of:=[.J85]*[.L85]/100" office:value-type="float" office:value="7.21198655852316" calcext:value-type="float">
            <text:p>7.21</text:p>
          </table:table-cell>
          <table:table-cell table:formula="of:=[.N84]" office:value-type="float" office:value="97.5423779626582" calcext:value-type="float">
            <text:p>97.54</text:p>
          </table:table-cell>
          <table:table-cell table:formula="of:=[.N85]/[.M85]" office:value-type="float" office:value="13.5250360176257" calcext:value-type="float">
            <text:p>13.53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5" office:value-type="float" office:value="0.997539258671186" calcext:value-type="float">
            <text:p>0.9975392587</text:p>
          </table:table-cell>
          <table:table-cell table:style-name="ce5" office:value-type="float" office:value="1.00450677763741" calcext:value-type="float">
            <text:p>1.0045067776</text:p>
          </table:table-cell>
          <table:table-cell table:style-name="ce5" office:value-type="float" office:value="1.00218427131534" calcext:value-type="float">
            <text:p>1.0021842713</text:p>
          </table:table-cell>
          <table:table-cell table:style-name="ce5" office:value-type="float" office:value="0.985594883940199" calcext:value-type="float">
            <text:p>0.9855948839</text:p>
          </table:table-cell>
          <table:table-cell table:style-name="ce5" office:value-type="float" office:value="0.991898848505937" calcext:value-type="float">
            <text:p>0.9918988485</text:p>
          </table:table-cell>
          <table:table-cell table:style-name="ce5" office:value-type="float" office:value="0.976083629904824" calcext:value-type="float">
            <text:p>0.9760836299</text:p>
          </table:table-cell>
          <table:table-cell table:style-name="ce5" office:value-type="float" office:value="0.975641238331043" calcext:value-type="float">
            <text:p>0.9756412383</text:p>
          </table:table-cell>
          <table:table-cell table:style-name="ce5" office:value-type="float" office:value="0.995769692376063" calcext:value-type="float">
            <text:p>0.9957696924</text:p>
          </table:table-cell>
          <table:table-cell table:style-name="ce11" office:value-type="float" office:value="89.77" calcext:value-type="float">
            <text:p>89.77</text:p>
          </table:table-cell>
          <table:table-cell office:value-type="float" office:value="0" calcext:value-type="float">
            <text:p>0</text:p>
          </table:table-cell>
          <table:table-cell office:value-type="float" office:value="1189.74623964391" calcext:value-type="float">
            <text:p>1189.75</text:p>
          </table:table-cell>
          <table:table-cell table:formula="of:=[.J86]*[.L86]/100" office:value-type="float" office:value="1068.03519932834" calcext:value-type="float">
            <text:p>1068.04</text:p>
          </table:table-cell>
          <table:table-cell table:formula="of:=[.N85]" office:value-type="float" office:value="97.5423779626582" calcext:value-type="float">
            <text:p>97.54</text:p>
          </table:table-cell>
          <table:table-cell table:formula="of:=[.N86]/[.M86]" office:value-type="float" office:value="0.0913288045412738" calcext:value-type="float">
            <text:p>0.0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5" office:value-type="float" office:value="0.00195386041066759" calcext:value-type="float">
            <text:p>0.0019538604</text:p>
          </table:table-cell>
          <table:table-cell table:style-name="ce5" office:value-type="float" office:value="0.592426047179445" calcext:value-type="float">
            <text:p>0.5924260472</text:p>
          </table:table-cell>
          <table:table-cell table:style-name="ce5" office:value-type="float" office:value="0.974867069557018" calcext:value-type="float">
            <text:p>0.9748670696</text:p>
          </table:table-cell>
          <table:table-cell table:style-name="ce5" office:value-type="float" office:value="0.986147823967151" calcext:value-type="float">
            <text:p>0.986147824</text:p>
          </table:table-cell>
          <table:table-cell table:style-name="ce5" office:value-type="float" office:value="0.984046546392149" calcext:value-type="float">
            <text:p>0.9840465464</text:p>
          </table:table-cell>
          <table:table-cell table:style-name="ce5" office:value-type="float" office:value="0.979290919374461" calcext:value-type="float">
            <text:p>0.9792909194</text:p>
          </table:table-cell>
          <table:table-cell table:style-name="ce5" office:value-type="float" office:value="0.974535292356774" calcext:value-type="float">
            <text:p>0.9745352924</text:p>
          </table:table-cell>
          <table:table-cell table:style-name="ce5" office:value-type="float" office:value="1.00008292781997" calcext:value-type="float">
            <text:p>1.0000829278</text:p>
          </table:table-cell>
          <table:table-cell table:style-name="ce11" office:value-type="float" office:value="91.92" calcext:value-type="float">
            <text:p>91.92</text:p>
          </table:table-cell>
          <table:table-cell office:value-type="float" office:value="0" calcext:value-type="float">
            <text:p>0</text:p>
          </table:table-cell>
          <table:table-cell office:value-type="float" office:value="67.4425395785515" calcext:value-type="float">
            <text:p>67.44</text:p>
          </table:table-cell>
          <table:table-cell table:formula="of:=[.J87]*[.L87]/100" office:value-type="float" office:value="61.9931823806045" calcext:value-type="float">
            <text:p>61.99</text:p>
          </table:table-cell>
          <table:table-cell table:formula="of:=[.N86]" office:value-type="float" office:value="97.5423779626582" calcext:value-type="float">
            <text:p>97.54</text:p>
          </table:table-cell>
          <table:table-cell table:formula="of:=[.N87]/[.M87]" office:value-type="float" office:value="1.57343717836263" calcext:value-type="float">
            <text:p>1.57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5" office:value-type="float" office:value="0.00239624786442564" calcext:value-type="float">
            <text:p>0.0023962479</text:p>
          </table:table-cell>
          <table:table-cell table:style-name="ce5" office:value-type="float" office:value="0.0010690937431972" calcext:value-type="float">
            <text:p>0.0010690937</text:p>
          </table:table-cell>
          <table:table-cell table:style-name="ce5" office:value-type="float" office:value="0.00018432707572681" calcext:value-type="float">
            <text:p>0.0001843271</text:p>
          </table:table-cell>
          <table:table-cell table:style-name="ce5" office:value-type="float" office:value="0.000958499969774828" calcext:value-type="float">
            <text:p>0.0009585</text:p>
          </table:table-cell>
          <table:table-cell table:style-name="ce5" office:value-type="float" office:value="0.602490241241772" calcext:value-type="float">
            <text:p>0.6024902412</text:p>
          </table:table-cell>
          <table:table-cell table:style-name="ce5" office:value-type="float" office:value="0.977189575879093" calcext:value-type="float">
            <text:p>0.9771895759</text:p>
          </table:table-cell>
          <table:table-cell table:style-name="ce5" office:value-type="float" office:value="0.977963744653118" calcext:value-type="float">
            <text:p>0.9779637447</text:p>
          </table:table-cell>
          <table:table-cell table:style-name="ce5" office:value-type="float" office:value="0.996212083949844" calcext:value-type="float">
            <text:p>0.9962120839</text:p>
          </table:table-cell>
          <table:table-cell table:style-name="ce11" office:value-type="float" office:value="90.85" calcext:value-type="float">
            <text:p>90.85</text:p>
          </table:table-cell>
          <table:table-cell office:value-type="float" office:value="0" calcext:value-type="float">
            <text:p>0</text:p>
          </table:table-cell>
          <table:table-cell office:value-type="float" office:value="8.44397702211765" calcext:value-type="float">
            <text:p>8.44</text:p>
          </table:table-cell>
          <table:table-cell table:formula="of:=[.J88]*[.L88]/100" office:value-type="float" office:value="7.67135312459389" calcext:value-type="float">
            <text:p>7.67</text:p>
          </table:table-cell>
          <table:table-cell table:formula="of:=[.N87]" office:value-type="float" office:value="97.5423779626582" calcext:value-type="float">
            <text:p>97.54</text:p>
          </table:table-cell>
          <table:table-cell table:formula="of:=[.N88]/[.M88]" office:value-type="float" office:value="12.715146386619" calcext:value-type="float">
            <text:p>12.72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5" office:value-type="float" office:value="0.00120830695582372" calcext:value-type="float">
            <text:p>0.001208307</text:p>
          </table:table-cell>
          <table:table-cell table:style-name="ce5" office:value-type="float" office:value="0.00211453764157639" calcext:value-type="float">
            <text:p>0.0021145376</text:p>
          </table:table-cell>
          <table:table-cell table:style-name="ce5" office:value-type="float" office:value="0.00151038510143429" calcext:value-type="float">
            <text:p>0.0015103851</text:p>
          </table:table-cell>
          <table:table-cell table:style-name="ce5" office:value-type="float" office:value="0.00130899717030789" calcext:value-type="float">
            <text:p>0.0013089972</text:p>
          </table:table-cell>
          <table:table-cell table:style-name="ce5" office:value-type="float" office:value="0.842693549324715" calcext:value-type="float">
            <text:p>0.8426935493</text:p>
          </table:table-cell>
          <table:table-cell table:style-name="ce5" office:value-type="float" office:value="0.994436819699032" calcext:value-type="float">
            <text:p>0.9944368197</text:p>
          </table:table-cell>
          <table:table-cell table:style-name="ce5" office:value-type="float" office:value="1.01427312579845" calcext:value-type="float">
            <text:p>1.0142731258</text:p>
          </table:table-cell>
          <table:table-cell table:style-name="ce5" office:value-type="float" office:value="1.02434234230297" calcext:value-type="float">
            <text:p>1.0243423423</text:p>
          </table:table-cell>
          <table:table-cell table:style-name="ce11" office:value-type="float" office:value="92.37" calcext:value-type="float">
            <text:p>92.37</text:p>
          </table:table-cell>
          <table:table-cell office:value-type="float" office:value="0" calcext:value-type="float">
            <text:p>0</text:p>
          </table:table-cell>
          <table:table-cell office:value-type="float" office:value="9.14123931585781" calcext:value-type="float">
            <text:p>9.14</text:p>
          </table:table-cell>
          <table:table-cell table:formula="of:=[.J89]*[.L89]/100" office:value-type="float" office:value="8.44376275605786" calcext:value-type="float">
            <text:p>8.44</text:p>
          </table:table-cell>
          <table:table-cell table:formula="of:=[.N88]" office:value-type="float" office:value="97.5423779626582" calcext:value-type="float">
            <text:p>97.54</text:p>
          </table:table-cell>
          <table:table-cell table:formula="of:=[.N89]/[.M89]" office:value-type="float" office:value="11.5520036245308" calcext:value-type="float">
            <text:p>11.55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5" office:value-type="float" office:value="0.924656449937456" calcext:value-type="float">
            <text:p>0.9246564499</text:p>
          </table:table-cell>
          <table:table-cell table:style-name="ce5" office:value-type="float" office:value="0.920232652856302" calcext:value-type="float">
            <text:p>0.9202326529</text:p>
          </table:table-cell>
          <table:table-cell table:style-name="ce5" office:value-type="float" office:value="0.959051850955905" calcext:value-type="float">
            <text:p>0.959051851</text:p>
          </table:table-cell>
          <table:table-cell table:style-name="ce5" office:value-type="float" office:value="0.943457847917782" calcext:value-type="float">
            <text:p>0.9434578479</text:p>
          </table:table-cell>
          <table:table-cell table:style-name="ce5" office:value-type="float" office:value="0.96745715901701" calcext:value-type="float">
            <text:p>0.967457159</text:p>
          </table:table-cell>
          <table:table-cell table:style-name="ce5" office:value-type="float" office:value="0.985926621588216" calcext:value-type="float">
            <text:p>0.9859266216</text:p>
          </table:table-cell>
          <table:table-cell table:style-name="ce5" office:value-type="float" office:value="1.04056113057745" calcext:value-type="float">
            <text:p>1.0405611306</text:p>
          </table:table-cell>
          <table:table-cell table:style-name="ce5" office:value-type="float" office:value="0.967567707470181" calcext:value-type="float">
            <text:p>0.9675677075</text:p>
          </table:table-cell>
          <table:table-cell table:style-name="ce11" office:value-type="float" office:value="96.78" calcext:value-type="float">
            <text:p>96.78</text:p>
          </table:table-cell>
          <table:table-cell office:value-type="float" office:value="0" calcext:value-type="float">
            <text:p>0</text:p>
          </table:table-cell>
          <table:table-cell office:value-type="float" office:value="509.590650607719" calcext:value-type="float">
            <text:p>509.59</text:p>
          </table:table-cell>
          <table:table-cell table:formula="of:=[.J90]*[.L90]/100" office:value-type="float" office:value="493.181831658151" calcext:value-type="float">
            <text:p>493.18</text:p>
          </table:table-cell>
          <table:table-cell table:formula="of:=[.N89]" office:value-type="float" office:value="97.5423779626582" calcext:value-type="float">
            <text:p>97.54</text:p>
          </table:table-cell>
          <table:table-cell table:formula="of:=[.N90]/[.M90]" office:value-type="float" office:value="0.197781774796339" calcext:value-type="float">
            <text:p>0.2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5" office:value-type="float" office:value="0.979843859401413" calcext:value-type="float">
            <text:p>0.9798438594</text:p>
          </table:table-cell>
          <table:table-cell table:style-name="ce5" office:value-type="float" office:value="0.977963744653118" calcext:value-type="float">
            <text:p>0.9779637447</text:p>
          </table:table-cell>
          <table:table-cell table:style-name="ce5" office:value-type="float" office:value="0.961706134478224" calcext:value-type="float">
            <text:p>0.9617061345</text:p>
          </table:table-cell>
          <table:table-cell table:style-name="ce5" office:value-type="float" office:value="0.969337273765305" calcext:value-type="float">
            <text:p>0.9693372738</text:p>
          </table:table-cell>
          <table:table-cell table:style-name="ce5" office:value-type="float" office:value="0.9640286408003" calcext:value-type="float">
            <text:p>0.9640286408</text:p>
          </table:table-cell>
          <table:table-cell table:style-name="ce5" office:value-type="float" office:value="0.949872374120774" calcext:value-type="float">
            <text:p>0.9498723741</text:p>
          </table:table-cell>
          <table:table-cell table:style-name="ce5" office:value-type="float" office:value="0.967346544643474" calcext:value-type="float">
            <text:p>0.9673465446</text:p>
          </table:table-cell>
          <table:table-cell table:style-name="ce5" office:value-type="float" office:value="0.991235294105448" calcext:value-type="float">
            <text:p>0.9912352941</text:p>
          </table:table-cell>
          <table:table-cell table:style-name="ce11" office:value-type="float" office:value="39.53" calcext:value-type="float">
            <text:p>39.53</text:p>
          </table:table-cell>
          <table:table-cell office:value-type="float" office:value="0" calcext:value-type="float">
            <text:p>0</text:p>
          </table:table-cell>
          <table:table-cell office:value-type="float" office:value="874.065202699303" calcext:value-type="float">
            <text:p>874.07</text:p>
          </table:table-cell>
          <table:table-cell table:formula="of:=[.J91]*[.L91]/100" office:value-type="float" office:value="345.517974627034" calcext:value-type="float">
            <text:p>345.52</text:p>
          </table:table-cell>
          <table:table-cell table:formula="of:=[.N90]" office:value-type="float" office:value="97.5423779626582" calcext:value-type="float">
            <text:p>97.54</text:p>
          </table:table-cell>
          <table:table-cell table:formula="of:=[.N91]/[.M91]" office:value-type="float" office:value="0.282307680426609" calcext:value-type="float">
            <text:p>0.28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5" office:value-type="float" office:value="0.907956448188781" calcext:value-type="float">
            <text:p>0.9079564482</text:p>
          </table:table-cell>
          <table:table-cell table:style-name="ce5" office:value-type="float" office:value="0.974092900782992" calcext:value-type="float">
            <text:p>0.9740929008</text:p>
          </table:table-cell>
          <table:table-cell table:style-name="ce5" office:value-type="float" office:value="0.964360418000544" calcext:value-type="float">
            <text:p>0.964360418</text:p>
          </table:table-cell>
          <table:table-cell table:style-name="ce5" office:value-type="float" office:value="0.960157796930174" calcext:value-type="float">
            <text:p>0.9601577969</text:p>
          </table:table-cell>
          <table:table-cell table:style-name="ce5" office:value-type="float" office:value="0.958830622208831" calcext:value-type="float">
            <text:p>0.9588306222</text:p>
          </table:table-cell>
          <table:table-cell table:style-name="ce5" office:value-type="float" office:value="0.951641874495532" calcext:value-type="float">
            <text:p>0.9516418745</text:p>
          </table:table-cell>
          <table:table-cell table:style-name="ce5" office:value-type="float" office:value="0.960047182556637" calcext:value-type="float">
            <text:p>0.9600471826</text:p>
          </table:table-cell>
          <table:table-cell table:style-name="ce5" office:value-type="float" office:value="0.971549165713844" calcext:value-type="float">
            <text:p>0.9715491657</text:p>
          </table:table-cell>
          <table:table-cell table:style-name="ce11" office:value-type="float" office:value="84.45" calcext:value-type="float">
            <text:p>84.45</text:p>
          </table:table-cell>
          <table:table-cell office:value-type="float" office:value="0" calcext:value-type="float">
            <text:p>0</text:p>
          </table:table-cell>
          <table:table-cell office:value-type="float" office:value="171.876369931952" calcext:value-type="float">
            <text:p>171.88</text:p>
          </table:table-cell>
          <table:table-cell table:formula="of:=[.J92]*[.L92]/100" office:value-type="float" office:value="145.149594407533" calcext:value-type="float">
            <text:p>145.15</text:p>
          </table:table-cell>
          <table:table-cell table:formula="of:=[.N91]" office:value-type="float" office:value="97.5423779626582" calcext:value-type="float">
            <text:p>97.54</text:p>
          </table:table-cell>
          <table:table-cell table:formula="of:=[.N92]/[.M92]" office:value-type="float" office:value="0.672012749059364" calcext:value-type="float">
            <text:p>0.67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5" office:value-type="float" office:value="0.982166431643854" calcext:value-type="float">
            <text:p>0.9821664316</text:p>
          </table:table-cell>
          <table:table-cell table:style-name="ce5" office:value-type="float" office:value="0.964471032374081" calcext:value-type="float">
            <text:p>0.9644710324</text:p>
          </table:table-cell>
          <table:table-cell table:style-name="ce5" office:value-type="float" office:value="0.958609459382124" calcext:value-type="float">
            <text:p>0.9586094594</text:p>
          </table:table-cell>
          <table:table-cell table:style-name="ce5" office:value-type="float" office:value="0.959273013782612" calcext:value-type="float">
            <text:p>0.9592730138</text:p>
          </table:table-cell>
          <table:table-cell table:style-name="ce5" office:value-type="float" office:value="0.960600188503955" calcext:value-type="float">
            <text:p>0.9606001885</text:p>
          </table:table-cell>
          <table:table-cell table:style-name="ce5" office:value-type="float" office:value="0.954406772391388" calcext:value-type="float">
            <text:p>0.9544067724</text:p>
          </table:table-cell>
          <table:table-cell table:style-name="ce5" office:value-type="float" office:value="0.958941236582368" calcext:value-type="float">
            <text:p>0.9589412366</text:p>
          </table:table-cell>
          <table:table-cell table:style-name="ce5" office:value-type="float" office:value="0.990792902531668" calcext:value-type="float">
            <text:p>0.9907929025</text:p>
          </table:table-cell>
          <table:table-cell table:style-name="ce11" office:value-type="float" office:value="94.86" calcext:value-type="float">
            <text:p>94.86</text:p>
          </table:table-cell>
          <table:table-cell office:value-type="float" office:value="0" calcext:value-type="float">
            <text:p>0</text:p>
          </table:table-cell>
          <table:table-cell office:value-type="float" office:value="900.16392153428" calcext:value-type="float">
            <text:p>900.16</text:p>
          </table:table-cell>
          <table:table-cell table:formula="of:=[.J93]*[.L93]/100" office:value-type="float" office:value="853.895495967418" calcext:value-type="float">
            <text:p>853.90</text:p>
          </table:table-cell>
          <table:table-cell table:formula="of:=[.N92]" office:value-type="float" office:value="97.5423779626582" calcext:value-type="float">
            <text:p>97.54</text:p>
          </table:table-cell>
          <table:table-cell table:formula="of:=[.N93]/[.M93]" office:value-type="float" office:value="0.11423221977784" calcext:value-type="float">
            <text:p>0.1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5" office:value-type="float" office:value="0.984931329539711" calcext:value-type="float">
            <text:p>0.9849313295</text:p>
          </table:table-cell>
          <table:table-cell table:style-name="ce5" office:value-type="float" office:value="0.963586249226519" calcext:value-type="float">
            <text:p>0.9635862492</text:p>
          </table:table-cell>
          <table:table-cell table:style-name="ce5" office:value-type="float" office:value="0.960821351330663" calcext:value-type="float">
            <text:p>0.9608213513</text:p>
          </table:table-cell>
          <table:table-cell table:style-name="ce5" office:value-type="float" office:value="0.960600188503955" calcext:value-type="float">
            <text:p>0.9606001885</text:p>
          </table:table-cell>
          <table:table-cell table:style-name="ce5" office:value-type="float" office:value="0.957061106013177" calcext:value-type="float">
            <text:p>0.957061106</text:p>
          </table:table-cell>
          <table:table-cell table:style-name="ce5" office:value-type="float" office:value="0.953853832364436" calcext:value-type="float">
            <text:p>0.9538538324</text:p>
          </table:table-cell>
          <table:table-cell table:style-name="ce5" office:value-type="float" office:value="0.959604790982856" calcext:value-type="float">
            <text:p>0.959604791</text:p>
          </table:table-cell>
          <table:table-cell table:style-name="ce5" office:value-type="float" office:value="0.985041877992882" calcext:value-type="float">
            <text:p>0.985041878</text:p>
          </table:table-cell>
          <table:table-cell table:style-name="ce11" office:value-type="float" office:value="91.22" calcext:value-type="float">
            <text:p>91.22</text:p>
          </table:table-cell>
          <table:table-cell office:value-type="float" office:value="0" calcext:value-type="float">
            <text:p>0</text:p>
          </table:table-cell>
          <table:table-cell office:value-type="float" office:value="953.080579027584" calcext:value-type="float">
            <text:p>953.08</text:p>
          </table:table-cell>
          <table:table-cell table:formula="of:=[.J94]*[.L94]/100" office:value-type="float" office:value="869.400104188962" calcext:value-type="float">
            <text:p>869.40</text:p>
          </table:table-cell>
          <table:table-cell table:formula="of:=[.N93]" office:value-type="float" office:value="97.5423779626582" calcext:value-type="float">
            <text:p>97.54</text:p>
          </table:table-cell>
          <table:table-cell table:formula="of:=[.N94]/[.M94]" office:value-type="float" office:value="0.112195038271421" calcext:value-type="float">
            <text:p>0.11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5" office:value-type="float" office:value="0.0157783622500182" calcext:value-type="float">
            <text:p>0.0157783623</text:p>
          </table:table-cell>
          <table:table-cell table:style-name="ce5" office:value-type="float" office:value="0.0093637956708121" calcext:value-type="float">
            <text:p>0.0093637957</text:p>
          </table:table-cell>
          <table:table-cell table:style-name="ce5" office:value-type="float" office:value="0.960157796930174" calcext:value-type="float">
            <text:p>0.9601577969</text:p>
          </table:table-cell>
          <table:table-cell table:style-name="ce5" office:value-type="float" office:value="0.969669050965549" calcext:value-type="float">
            <text:p>0.969669051</text:p>
          </table:table-cell>
          <table:table-cell table:style-name="ce5" office:value-type="float" office:value="0.971880942914088" calcext:value-type="float">
            <text:p>0.9718809429</text:p>
          </table:table-cell>
          <table:table-cell table:style-name="ce5" office:value-type="float" office:value="0.963475700773348" calcext:value-type="float">
            <text:p>0.9634757008</text:p>
          </table:table-cell>
          <table:table-cell table:style-name="ce5" office:value-type="float" office:value="0.965687592721887" calcext:value-type="float">
            <text:p>0.9656875927</text:p>
          </table:table-cell>
          <table:table-cell table:style-name="ce5" office:value-type="float" office:value="0.981060419749219" calcext:value-type="float">
            <text:p>0.9810604197</text:p>
          </table:table-cell>
          <table:table-cell table:style-name="ce11" office:value-type="float" office:value="94.28" calcext:value-type="float">
            <text:p>94.28</text:p>
          </table:table-cell>
          <table:table-cell office:value-type="float" office:value="0" calcext:value-type="float">
            <text:p>0</text:p>
          </table:table-cell>
          <table:table-cell office:value-type="float" office:value="43.2893700864924" calcext:value-type="float">
            <text:p>43.29</text:p>
          </table:table-cell>
          <table:table-cell table:formula="of:=[.J95]*[.L95]/100" office:value-type="float" office:value="40.813218117545" calcext:value-type="float">
            <text:p>40.81</text:p>
          </table:table-cell>
          <table:table-cell table:formula="of:=[.N94]" office:value-type="float" office:value="97.5423779626582" calcext:value-type="float">
            <text:p>97.54</text:p>
          </table:table-cell>
          <table:table-cell table:formula="of:=[.N95]/[.M95]" office:value-type="float" office:value="2.38997027094823" calcext:value-type="float">
            <text:p>2.39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5" office:value-type="float" office:value="-0.000368654151453611" calcext:value-type="float">
            <text:p>-0.0003686542</text:p>
          </table:table-cell>
          <table:table-cell table:style-name="ce5" office:value-type="float" office:value="1.06522404881345" calcext:value-type="float">
            <text:p>1.0652240488</text:p>
          </table:table-cell>
          <table:table-cell table:style-name="ce5" office:value-type="float" office:value="1.0626803137443" calcext:value-type="float">
            <text:p>1.0626803137</text:p>
          </table:table-cell>
          <table:table-cell table:style-name="ce5" office:value-type="float" office:value="1.00859885025461" calcext:value-type="float">
            <text:p>1.0085988503</text:p>
          </table:table-cell>
          <table:table-cell table:style-name="ce5" office:value-type="float" office:value="0.980507479722267" calcext:value-type="float">
            <text:p>0.9805074797</text:p>
          </table:table-cell>
          <table:table-cell table:style-name="ce5" office:value-type="float" office:value="0.980065088148487" calcext:value-type="float">
            <text:p>0.9800650881</text:p>
          </table:table-cell>
          <table:table-cell table:style-name="ce5" office:value-type="float" office:value="1.03469949166513" calcext:value-type="float">
            <text:p>1.0346994917</text:p>
          </table:table-cell>
          <table:table-cell table:style-name="ce5" office:value-type="float" office:value="0.995659143922892" calcext:value-type="float">
            <text:p>0.9956591439</text:p>
          </table:table-cell>
          <table:table-cell table:style-name="ce11" office:value-type="float" office:value="90.3" calcext:value-type="float">
            <text:p>90.3</text:p>
          </table:table-cell>
          <table:table-cell office:value-type="float" office:value="0" calcext:value-type="float">
            <text:p>0</text:p>
          </table:table-cell>
          <table:table-cell office:value-type="float" office:value="98.2766602178984" calcext:value-type="float">
            <text:p>98.28</text:p>
          </table:table-cell>
          <table:table-cell table:formula="of:=[.J96]*[.L96]/100" office:value-type="float" office:value="88.7438241767623" calcext:value-type="float">
            <text:p>88.74</text:p>
          </table:table-cell>
          <table:table-cell table:formula="of:=[.N95]" office:value-type="float" office:value="97.5423779626582" calcext:value-type="float">
            <text:p>97.54</text:p>
          </table:table-cell>
          <table:table-cell table:formula="of:=[.N96]/[.M96]" office:value-type="float" office:value="1.0991455334218" calcext:value-type="float">
            <text:p>1.10</text:p>
          </table:table-cell>
          <table:table-cell table:style-name="ce19"/>
          <table:table-cell table:number-columns-repeated="1008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5" office:value-type="float" office:value="0.00886091705086078" calcext:value-type="float">
            <text:p>0.0088609171</text:p>
          </table:table-cell>
          <table:table-cell table:style-name="ce5" office:value-type="float" office:value="0.00362492086747116" calcext:value-type="float">
            <text:p>0.0036249209</text:p>
          </table:table-cell>
          <table:table-cell table:style-name="ce5" office:value-type="float" office:value="0.000704844630165786" calcext:value-type="float">
            <text:p>0.0007048446</text:p>
          </table:table-cell>
          <table:table-cell table:style-name="ce5" office:value-type="float" office:value="0.00261799996723432" calcext:value-type="float">
            <text:p>0.002618</text:p>
          </table:table-cell>
          <table:table-cell table:style-name="ce5" office:value-type="float" office:value="-0.000100692090023684" calcext:value-type="float">
            <text:p>-0.0001006921</text:p>
          </table:table-cell>
          <table:table-cell table:style-name="ce5" office:value-type="float" office:value="0.978628032153087" calcext:value-type="float">
            <text:p>0.9786280322</text:p>
          </table:table-cell>
          <table:table-cell table:style-name="ce5" office:value-type="float" office:value="1.0043046182638" calcext:value-type="float">
            <text:p>1.0043046183</text:p>
          </table:table-cell>
          <table:table-cell table:style-name="ce5" office:value-type="float" office:value="1.00752670512729" calcext:value-type="float">
            <text:p>1.0075267051</text:p>
          </table:table-cell>
          <table:table-cell table:style-name="ce11" office:value-type="float" office:value="89.09" calcext:value-type="float">
            <text:p>89.09</text:p>
          </table:table-cell>
          <table:table-cell office:value-type="float" office:value="0" calcext:value-type="float">
            <text:p>0</text:p>
          </table:table-cell>
          <table:table-cell office:value-type="float" office:value="4.79108594405071" calcext:value-type="float">
            <text:p>4.79</text:p>
          </table:table-cell>
          <table:table-cell table:formula="of:=[.J97]*[.L97]/100" office:value-type="float" office:value="4.26837846755478" calcext:value-type="float">
            <text:p>4.27</text:p>
          </table:table-cell>
          <table:table-cell table:formula="of:=[.N96]" office:value-type="float" office:value="97.5423779626582" calcext:value-type="float">
            <text:p>97.54</text:p>
          </table:table-cell>
          <table:table-cell table:formula="of:=[.N97]/[.M97]" office:value-type="float" office:value="22.8523264054739" calcext:value-type="float">
            <text:p>22.85</text:p>
          </table:table-cell>
          <table:table-cell table:style-name="ce19"/>
          <table:table-cell table:number-columns-repeated="1008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R2:Sheet1.AMJ2 Sheet1.A2:Sheet1.O2">
            <calcext:condition calcext:apply-style-name="Default" calcext:value="&gt;[$Sheet1.$O$2]" calcext:base-cell-address="Sheet1.A2"/>
          </calcext:conditional-format>
          <calcext:conditional-format calcext:target-range-address="Sheet1.O11:Sheet1.O11">
            <calcext:condition calcext:apply-style-name="Default" calcext:value="&gt;25" calcext:base-cell-address="Sheet1.O11"/>
          </calcext:conditional-format>
          <calcext:conditional-format calcext:target-range-address="Sheet1.Q2:Sheet1.Q2">
            <calcext:condition calcext:apply-style-name="Default" calcext:value="&gt;[$Sheet1.$O$2]" calcext:base-cell-address="Sheet1.Q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5P2" style:volatile="true" number:language="en" number:country="GB">
      <number:text> £</number:text>
      <loext:fill-character> </loext:fill-character>
      <number:text>- </number:text>
    </number:number-style>
    <number:text-style style:name="N10125" number:language="en" number:country="GB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Hinkley</meta:initial-creator>
    <meta:creation-date>2014-10-28T13:18:46.267373005</meta:creation-date>
    <dc:date>2014-10-28T16:17:50.781498187</dc:date>
    <dc:creator>Trevor Hinkley</dc:creator>
    <meta:editing-duration>PT20M9S</meta:editing-duration>
    <meta:editing-cycles>3</meta:editing-cycles>
    <meta:generator>LibreOffice/4.2.6.3$Linux_X86_64 LibreOffice_project/420m0$Build-3</meta:generator>
    <meta:document-statistic meta:table-count="1" meta:cell-count="1454" meta:object-count="0"/>
  </office:meta>
</office:document-meta>
</file>